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8838bc" officeooo:paragraph-rsid="02fbcc86"/>
    </style:style>
    <style:style style:name="P30" style:family="paragraph" style:parent-style-name="Text_20_body">
      <style:text-properties officeooo:rsid="02fbb596" officeooo:paragraph-rsid="02fbb596"/>
    </style:style>
    <style:style style:name="P31" style:family="paragraph" style:parent-style-name="Text_20_body">
      <style:text-properties fo:font-weight="normal" officeooo:rsid="02fbcc86" officeooo:paragraph-rsid="02fbcc86" style:font-weight-asian="normal" style:font-weight-complex="normal"/>
    </style:style>
    <style:style style:name="P32" style:family="paragraph" style:parent-style-name="Table_20_Contents">
      <style:text-properties style:font-name="Linux Libertine G" fo:font-size="8pt" style:font-size-asian="8pt" style:font-size-complex="8pt"/>
    </style:style>
    <style:style style:name="P33" style:family="paragraph" style:parent-style-name="Table_20_Contents">
      <style:text-properties style:font-name="Linux Libertine G" fo:font-size="8pt" officeooo:rsid="02033d40" officeooo:paragraph-rsid="02033d40" style:font-size-asian="8pt" style:font-size-complex="8pt"/>
    </style:style>
    <style:style style:name="P34" style:family="paragraph" style:parent-style-name="Table_20_Contents">
      <style:text-properties style:font-name="Linux Libertine G" fo:font-size="8pt" officeooo:rsid="02033d40" officeooo:paragraph-rsid="020a6f8c" style:font-size-asian="8pt" style:font-size-complex="8pt"/>
    </style:style>
    <style:style style:name="P35" style:family="paragraph" style:parent-style-name="Table_20_Contents">
      <style:text-properties style:font-name="Linux Libertine G" fo:font-size="8pt" officeooo:rsid="02041133" officeooo:paragraph-rsid="02041133"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38" style:family="paragraph" style:parent-style-name="Table_20_Contents">
      <style:text-properties style:font-name="Linux Libertine G" fo:font-size="8pt" officeooo:rsid="02073bc9" officeooo:paragraph-rsid="02073bc9"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0" style:family="paragraph" style:parent-style-name="Table_20_Contents">
      <style:text-properties style:font-name="Linux Libertine G" fo:font-size="8pt" officeooo:rsid="02073bc9" officeooo:paragraph-rsid="020a6f8c"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3" style:family="paragraph" style:parent-style-name="Table_20_Contents">
      <style:text-properties style:font-name="Linux Libertine G" fo:font-size="8pt" officeooo:rsid="020a66c6" officeooo:paragraph-rsid="020a66c6"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5" style:family="paragraph" style:parent-style-name="Table_20_Contents">
      <style:text-properties style:font-name="Linux Libertine G" fo:font-size="8pt" officeooo:rsid="020a6f8c" officeooo:paragraph-rsid="020a6f8c" style:font-size-asian="8pt" style:font-size-complex="8pt"/>
    </style:style>
    <style:style style:name="P46" style:family="paragraph" style:parent-style-name="Table_20_Contents">
      <style:text-properties style:font-name="Linux Libertine G" fo:font-size="8pt" officeooo:rsid="020a6f8c" officeooo:paragraph-rsid="020ee91f"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48" style:family="paragraph" style:parent-style-name="Table_20_Contents">
      <style:text-properties style:font-name="Linux Libertine G" fo:font-size="8pt" officeooo:rsid="020ee91f" officeooo:paragraph-rsid="020ee91f"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2" style:family="paragraph" style:parent-style-name="Table_20_Contents">
      <style:text-properties style:font-name="Linux Libertine G" fo:font-size="8pt" officeooo:rsid="02158889" officeooo:paragraph-rsid="02158889"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5" style:family="paragraph" style:parent-style-name="Table_20_Contents">
      <style:text-properties style:font-name="Linux Libertine G" fo:font-size="8pt" officeooo:rsid="02158889" officeooo:paragraph-rsid="028bdce6" style:font-size-asian="8pt" style:font-size-complex="8pt"/>
    </style:style>
    <style:style style:name="P56" style:family="paragraph" style:parent-style-name="Table_20_Contents">
      <style:text-properties style:font-name="Linux Libertine G" fo:font-size="8pt" officeooo:rsid="023ba391" officeooo:paragraph-rsid="023ba391"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58" style:family="paragraph" style:parent-style-name="Table_20_Contents">
      <style:text-properties style:font-name="Linux Libertine G" fo:font-size="8pt" officeooo:rsid="02cde534" officeooo:paragraph-rsid="02cde534" style:font-size-asian="8pt" style:font-size-complex="8pt"/>
    </style:style>
    <style:style style:name="P5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6"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67"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68"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69"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0"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1"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2"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6"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78"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79"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0"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1" style:family="paragraph" style:parent-style-name="Table_20_Contents">
      <style:text-properties style:font-name="Linux Libertine G" fo:font-size="6pt" officeooo:rsid="02a3888c" officeooo:paragraph-rsid="02a3888c" style:font-size-asian="6pt" style:font-size-complex="6pt"/>
    </style:style>
    <style:style style:name="P82"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3"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6"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7"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88"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89"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0"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99" style:family="paragraph" style:parent-style-name="Table_20_Contents">
      <style:text-properties fo:color="#0000ff" style:font-name="Linux Libertine G" fo:font-size="8pt" officeooo:rsid="02033d40"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3"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4" style:family="paragraph" style:parent-style-name="Table_20_Contents">
      <style:text-properties fo:color="#0000ff" style:font-name="Linux Libertine G" fo:font-size="8pt" officeooo:rsid="02073bc9" officeooo:paragraph-rsid="020a6f8c"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08" style:family="paragraph" style:parent-style-name="Table_20_Contents">
      <style:text-properties fo:color="#0000ff" style:font-name="Linux Libertine G" fo:font-size="8pt" officeooo:rsid="020a6f8c" officeooo:paragraph-rsid="020ee91f" style:font-size-asian="8pt" style:font-size-complex="8pt"/>
    </style:style>
    <style:style style:name="P109" style:family="paragraph" style:parent-style-name="Table_20_Contents">
      <style:text-properties fo:color="#0000ff" style:font-name="Linux Libertine G" fo:font-size="8pt" officeooo:rsid="020a6f8c" officeooo:paragraph-rsid="020a6f8c"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1" style:family="paragraph" style:parent-style-name="Table_20_Contents">
      <style:text-properties fo:color="#0000ff" style:font-name="Linux Libertine G" fo:font-size="8pt" officeooo:rsid="02158889" officeooo:paragraph-rsid="02158889"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18" style:family="paragraph" style:parent-style-name="Table_20_Contents">
      <style:text-properties fo:color="#0000ff" style:font-name="Linux Libertine G" fo:font-size="8pt" officeooo:rsid="02088cde" officeooo:paragraph-rsid="02088cde" style:font-size-asian="8pt" style:font-size-complex="8pt"/>
    </style:style>
    <style:style style:name="P119" style:family="paragraph" style:parent-style-name="Table_20_Contents">
      <style:text-properties fo:color="#0000ff" style:font-name="Linux Libertine G" fo:font-size="8pt" officeooo:rsid="029931fc" officeooo:paragraph-rsid="029931fc" style:font-size-asian="8pt" style:font-size-complex="8pt"/>
    </style:style>
    <style:style style:name="P120"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4"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5"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6"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7"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38"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39" style:family="paragraph" style:parent-style-name="Table_20_Contents">
      <style:text-properties officeooo:rsid="02415c4c" officeooo:paragraph-rsid="02415c4c" fo:background-color="transparent"/>
    </style:style>
    <style:style style:name="P140" style:family="paragraph" style:parent-style-name="Table_20_Contents">
      <style:text-properties officeooo:paragraph-rsid="0250fac9" fo:background-color="transparent"/>
    </style:style>
    <style:style style:name="P141" style:family="paragraph" style:parent-style-name="Table_20_Contents">
      <style:text-properties officeooo:paragraph-rsid="02415c4c"/>
    </style:style>
    <style:style style:name="P142"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3"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4"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6"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48"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5"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5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5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4"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5"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6"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67"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68"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69"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3"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4"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5"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88"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89"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0"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3"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4"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5"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6"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4"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6" style:family="paragraph" style:parent-style-name="Footnote">
      <style:text-properties officeooo:rsid="020394fb" officeooo:paragraph-rsid="020394fb"/>
    </style:style>
    <style:style style:name="P207" style:family="paragraph" style:parent-style-name="Footnote">
      <style:text-properties officeooo:rsid="02041133" officeooo:paragraph-rsid="02041133"/>
    </style:style>
    <style:style style:name="P208" style:family="paragraph" style:parent-style-name="Footnote">
      <style:text-properties officeooo:rsid="02041133" officeooo:paragraph-rsid="0205caee"/>
    </style:style>
    <style:style style:name="P209" style:family="paragraph" style:parent-style-name="Footnote">
      <style:text-properties officeooo:rsid="02041133" officeooo:paragraph-rsid="029931fc"/>
    </style:style>
    <style:style style:name="P210" style:family="paragraph" style:parent-style-name="Footnote">
      <style:text-properties officeooo:rsid="0205caee" officeooo:paragraph-rsid="0205caee"/>
    </style:style>
    <style:style style:name="P211" style:family="paragraph" style:parent-style-name="Footnote">
      <style:text-properties officeooo:rsid="0206ec09" officeooo:paragraph-rsid="0206ec09"/>
    </style:style>
    <style:style style:name="P212" style:family="paragraph" style:parent-style-name="Footnote">
      <style:text-properties officeooo:rsid="02073bc9" officeooo:paragraph-rsid="02073bc9"/>
    </style:style>
    <style:style style:name="P213" style:family="paragraph" style:parent-style-name="Footnote">
      <style:text-properties officeooo:rsid="02088cde" officeooo:paragraph-rsid="02088cde"/>
    </style:style>
    <style:style style:name="P214" style:family="paragraph" style:parent-style-name="Footnote">
      <style:text-properties officeooo:rsid="020a66c6" officeooo:paragraph-rsid="020a6f8c"/>
    </style:style>
    <style:style style:name="P215" style:family="paragraph" style:parent-style-name="Footnote">
      <style:text-properties officeooo:rsid="020a6f8c" officeooo:paragraph-rsid="020a6f8c"/>
    </style:style>
    <style:style style:name="P216" style:family="paragraph" style:parent-style-name="Footnote">
      <style:text-properties officeooo:rsid="020ee91f" officeooo:paragraph-rsid="020ee91f"/>
    </style:style>
    <style:style style:name="P217" style:family="paragraph" style:parent-style-name="Footnote">
      <style:text-properties officeooo:rsid="02158889" officeooo:paragraph-rsid="02158889"/>
    </style:style>
    <style:style style:name="P218" style:family="paragraph" style:parent-style-name="Footnote">
      <style:text-properties officeooo:rsid="021adb2d" officeooo:paragraph-rsid="021b974d"/>
    </style:style>
    <style:style style:name="P219" style:family="paragraph" style:parent-style-name="Footnote">
      <style:text-properties officeooo:rsid="023ba391" officeooo:paragraph-rsid="023ba391"/>
    </style:style>
    <style:style style:name="P220" style:family="paragraph" style:parent-style-name="Footnote">
      <style:text-properties officeooo:rsid="023d70e8" officeooo:paragraph-rsid="023d70e8"/>
    </style:style>
    <style:style style:name="P221" style:family="paragraph" style:parent-style-name="Footnote">
      <style:text-properties officeooo:rsid="023d8207" officeooo:paragraph-rsid="023d8207"/>
    </style:style>
    <style:style style:name="P222" style:family="paragraph" style:parent-style-name="Footnote">
      <style:text-properties officeooo:rsid="024a360c" officeooo:paragraph-rsid="024a360c"/>
    </style:style>
    <style:style style:name="P223" style:family="paragraph" style:parent-style-name="Footnote">
      <style:text-properties officeooo:rsid="0250fac9" officeooo:paragraph-rsid="0250fac9"/>
    </style:style>
    <style:style style:name="P224" style:family="paragraph" style:parent-style-name="Footnote">
      <style:text-properties officeooo:rsid="023e91e8" officeooo:paragraph-rsid="025b201b"/>
    </style:style>
    <style:style style:name="P225" style:family="paragraph" style:parent-style-name="Footnote">
      <style:text-properties officeooo:rsid="025fde96" officeooo:paragraph-rsid="025fde96"/>
    </style:style>
    <style:style style:name="P226" style:family="paragraph" style:parent-style-name="Footnote">
      <style:text-properties officeooo:rsid="0265403f" officeooo:paragraph-rsid="0265403f"/>
    </style:style>
    <style:style style:name="P227" style:family="paragraph" style:parent-style-name="Footnote">
      <style:text-properties officeooo:rsid="026b936d" officeooo:paragraph-rsid="026b936d"/>
    </style:style>
    <style:style style:name="P228" style:family="paragraph" style:parent-style-name="Footnote">
      <style:text-properties officeooo:rsid="026b936d" officeooo:paragraph-rsid="026d7e11"/>
    </style:style>
    <style:style style:name="P229" style:family="paragraph" style:parent-style-name="Footnote">
      <style:text-properties officeooo:rsid="026bc08a" officeooo:paragraph-rsid="026bc08a"/>
    </style:style>
    <style:style style:name="P230" style:family="paragraph" style:parent-style-name="Footnote">
      <style:text-properties officeooo:rsid="026dd964" officeooo:paragraph-rsid="026dd964"/>
    </style:style>
    <style:style style:name="P231" style:family="paragraph" style:parent-style-name="Footnote">
      <style:text-properties officeooo:rsid="026dd964" officeooo:paragraph-rsid="028e2aef"/>
    </style:style>
    <style:style style:name="P232" style:family="paragraph" style:parent-style-name="Footnote">
      <style:text-properties officeooo:rsid="026ed200" officeooo:paragraph-rsid="026ed200"/>
    </style:style>
    <style:style style:name="P233" style:family="paragraph" style:parent-style-name="Footnote">
      <style:text-properties officeooo:rsid="026fa809" officeooo:paragraph-rsid="026fa809"/>
    </style:style>
    <style:style style:name="P234" style:family="paragraph" style:parent-style-name="Footnote">
      <style:text-properties officeooo:rsid="02701875" officeooo:paragraph-rsid="02701875"/>
    </style:style>
    <style:style style:name="P235" style:family="paragraph" style:parent-style-name="Footnote">
      <style:text-properties officeooo:rsid="02772362" officeooo:paragraph-rsid="02772362"/>
    </style:style>
    <style:style style:name="P236" style:family="paragraph" style:parent-style-name="Footnote">
      <style:text-properties officeooo:rsid="027bd3f0" officeooo:paragraph-rsid="027bd3f0"/>
    </style:style>
    <style:style style:name="P237" style:family="paragraph" style:parent-style-name="Footnote">
      <style:text-properties officeooo:rsid="027e9c5b" officeooo:paragraph-rsid="027e9c5b"/>
    </style:style>
    <style:style style:name="P238" style:family="paragraph" style:parent-style-name="Footnote">
      <style:text-properties officeooo:rsid="02033d40" officeooo:paragraph-rsid="02033d40"/>
    </style:style>
    <style:style style:name="P239" style:family="paragraph" style:parent-style-name="Footnote">
      <style:text-properties officeooo:rsid="02907d04" officeooo:paragraph-rsid="02907d04"/>
    </style:style>
    <style:style style:name="P240" style:family="paragraph" style:parent-style-name="Footnote">
      <style:text-properties officeooo:rsid="0290a0a4" officeooo:paragraph-rsid="0290a0a4"/>
    </style:style>
    <style:style style:name="P241" style:family="paragraph" style:parent-style-name="Footnote">
      <style:text-properties officeooo:rsid="02939678" officeooo:paragraph-rsid="02939678"/>
    </style:style>
    <style:style style:name="P242" style:family="paragraph" style:parent-style-name="Footnote">
      <style:text-properties officeooo:rsid="02982b17" officeooo:paragraph-rsid="02982b17"/>
    </style:style>
    <style:style style:name="P243" style:family="paragraph" style:parent-style-name="Footnote">
      <style:text-properties officeooo:rsid="0266b130" officeooo:paragraph-rsid="0266b130" fo:background-color="transparent"/>
    </style:style>
    <style:style style:name="P244" style:family="paragraph" style:parent-style-name="Footnote">
      <style:text-properties officeooo:rsid="0258d416" officeooo:paragraph-rsid="0258d416" fo:background-color="transparent"/>
    </style:style>
    <style:style style:name="P245" style:family="paragraph" style:parent-style-name="Footnote">
      <style:text-properties officeooo:rsid="02ebfda8" officeooo:paragraph-rsid="02ebfda8"/>
    </style:style>
    <style:style style:name="P246" style:family="paragraph" style:parent-style-name="Footnote">
      <style:text-properties officeooo:rsid="02eef664" officeooo:paragraph-rsid="02eef664"/>
    </style:style>
    <style:style style:name="P247" style:family="paragraph" style:parent-style-name="Footnote">
      <style:text-properties officeooo:rsid="02f40f21" officeooo:paragraph-rsid="02f40f21"/>
    </style:style>
    <style:style style:name="P248" style:family="paragraph" style:parent-style-name="Footnote">
      <style:text-properties officeooo:rsid="02f933d3" officeooo:paragraph-rsid="02f933d3"/>
    </style:style>
    <style:style style:name="P249" style:family="paragraph" style:parent-style-name="Footnote">
      <style:text-properties officeooo:rsid="02fbcc86" officeooo:paragraph-rsid="02fbcc86"/>
    </style:style>
    <style:style style:name="P250" style:family="paragraph" style:parent-style-name="Code_5f_paragraph">
      <style:text-properties fo:font-size="7pt" style:font-size-asian="7pt" style:font-size-complex="7pt"/>
    </style:style>
    <style:style style:name="P251" style:family="paragraph" style:parent-style-name="Code_5f_paragraph">
      <style:text-properties fo:font-size="7pt" style:font-size-asian="7pt" style:font-size-complex="7pt"/>
    </style:style>
    <style:style style:name="P252" style:family="paragraph" style:parent-style-name="Code_5f_paragraph">
      <style:text-properties fo:font-size="7pt" officeooo:rsid="03000eed" officeooo:paragraph-rsid="03000eed" style:font-size-asian="7pt" style:font-size-complex="7pt"/>
    </style:style>
    <style:style style:name="P253" style:family="paragraph" style:parent-style-name="Text_20_body" style:list-style-name="L1">
      <style:text-properties officeooo:rsid="02fbb596" officeooo:paragraph-rsid="02fbb596"/>
    </style:style>
    <style:style style:name="P254" style:family="paragraph" style:parent-style-name="Text_20_body" style:list-style-name="L10">
      <style:text-properties officeooo:rsid="02fbb596" officeooo:paragraph-rsid="02fbb596"/>
    </style:style>
    <style:style style:name="P255" style:family="paragraph" style:parent-style-name="Text_20_body" style:list-style-name="L9">
      <style:text-properties officeooo:paragraph-rsid="02939678"/>
    </style:style>
    <style:style style:name="P256" style:family="paragraph" style:parent-style-name="Text_20_body" style:list-style-name="L9">
      <style:text-properties officeooo:rsid="02939678" officeooo:paragraph-rsid="02939678"/>
    </style:style>
    <style:style style:name="P257" style:family="paragraph" style:parent-style-name="Text_20_body" style:list-style-name="L10">
      <style:text-properties officeooo:rsid="02f9d4dc" officeooo:paragraph-rsid="02f9d4dc"/>
    </style:style>
    <style:style style:name="P258"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59"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60"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61"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62"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63"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64"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65" style:family="paragraph" style:parent-style-name="Text_20_body" style:list-style-name="L14">
      <style:text-properties officeooo:rsid="02dfa066" officeooo:paragraph-rsid="02dfa066"/>
    </style:style>
    <style:style style:name="P266" style:family="paragraph" style:parent-style-name="Text_20_body" style:list-style-name="L15">
      <style:text-properties officeooo:paragraph-rsid="02f40f21"/>
    </style:style>
    <style:style style:name="P267" style:family="paragraph" style:parent-style-name="Text_20_body" style:list-style-name="L15">
      <style:text-properties officeooo:rsid="02f40f21" officeooo:paragraph-rsid="02f40f21"/>
    </style:style>
    <style:style style:name="P268" style:family="paragraph" style:parent-style-name="Text_20_body" style:list-style-name="L15">
      <style:text-properties officeooo:rsid="02f933d3" officeooo:paragraph-rsid="02f933d3"/>
    </style:style>
    <style:style style:name="P269" style:family="paragraph" style:parent-style-name="Text_20_body" style:list-style-name="List_20_1">
      <style:paragraph-properties>
        <style:tab-stops/>
      </style:paragraph-properties>
      <style:text-properties officeooo:rsid="01facd8b" officeooo:paragraph-rsid="01facd8b"/>
    </style:style>
    <style:style style:name="P270" style:family="paragraph" style:parent-style-name="Text_20_body" style:list-style-name="List_20_1">
      <style:text-properties officeooo:rsid="01facd8b" officeooo:paragraph-rsid="01facd8b"/>
    </style:style>
    <style:style style:name="P271" style:family="paragraph" style:parent-style-name="Text_20_body" style:list-style-name="List_20_1">
      <style:text-properties style:font-name="Linux Libertine G" fo:font-size="11pt" officeooo:rsid="01facd8b" officeooo:paragraph-rsid="01facd8b" style:font-size-asian="10.5pt"/>
    </style:style>
    <style:style style:name="P272" style:family="paragraph" style:parent-style-name="Text_20_body" style:list-style-name="List_20_1">
      <style:text-properties officeooo:rsid="01fcc402" officeooo:paragraph-rsid="01fcc402"/>
    </style:style>
    <style:style style:name="P273" style:family="paragraph" style:parent-style-name="Text_20_body" style:list-style-name="List_20_1">
      <style:text-properties officeooo:rsid="028838bc" officeooo:paragraph-rsid="028838bc"/>
    </style:style>
    <style:style style:name="P274" style:family="paragraph" style:parent-style-name="Text_20_body" style:list-style-name="List_20_1">
      <style:paragraph-properties fo:text-align="start" style:justify-single-word="false"/>
      <style:text-properties officeooo:rsid="028911e1" officeooo:paragraph-rsid="028911e1"/>
    </style:style>
    <style:style style:name="P275" style:family="paragraph" style:parent-style-name="Text_20_body" style:list-style-name="List_20_1">
      <style:paragraph-properties fo:text-align="start" style:justify-single-word="false"/>
      <style:text-properties officeooo:rsid="02982474" officeooo:paragraph-rsid="02982474"/>
    </style:style>
    <style:style style:name="P276" style:family="paragraph" style:parent-style-name="Text_20_body" style:list-style-name="List_20_1">
      <style:text-properties officeooo:rsid="029444ce" officeooo:paragraph-rsid="029444ce"/>
    </style:style>
    <style:style style:name="P277" style:family="paragraph" style:parent-style-name="Text_20_body" style:list-style-name="List_20_1">
      <style:text-properties officeooo:rsid="02d3878f" officeooo:paragraph-rsid="02d3878f"/>
    </style:style>
    <style:style style:name="P278" style:family="paragraph" style:parent-style-name="Text_20_body" style:list-style-name="List_20_1">
      <style:text-properties officeooo:rsid="02fbcc86" officeooo:paragraph-rsid="02fbcc86"/>
    </style:style>
    <style:style style:name="P279" style:family="paragraph" style:parent-style-name="List" style:list-style-name="List_20_1"/>
    <style:style style:name="P280" style:family="paragraph" style:parent-style-name="Heading_20_1">
      <style:text-properties officeooo:rsid="01facd8b" officeooo:paragraph-rsid="01facd8b"/>
    </style:style>
    <style:style style:name="P281" style:family="paragraph" style:parent-style-name="Heading_20_1">
      <style:text-properties officeooo:rsid="02fbb596" officeooo:paragraph-rsid="02fbb596"/>
    </style:style>
    <style:style style:name="P282" style:family="paragraph" style:parent-style-name="Heading_20_1">
      <style:text-properties officeooo:rsid="029e59ad" officeooo:paragraph-rsid="029e59ad"/>
    </style:style>
    <style:style style:name="P283" style:family="paragraph" style:parent-style-name="Heading_20_1">
      <style:text-properties officeooo:paragraph-rsid="029e59ad"/>
    </style:style>
    <style:style style:name="P284" style:family="paragraph" style:parent-style-name="Heading_20_1">
      <style:text-properties officeooo:rsid="02cec5dc" officeooo:paragraph-rsid="02cec5dc"/>
    </style:style>
    <style:style style:name="P285" style:family="paragraph" style:parent-style-name="Heading_20_1">
      <style:text-properties officeooo:rsid="02cec5dc" officeooo:paragraph-rsid="02cfbfd8"/>
    </style:style>
    <style:style style:name="P286" style:family="paragraph" style:parent-style-name="Heading_20_1">
      <style:text-properties officeooo:rsid="02033d40" officeooo:paragraph-rsid="029b91f1"/>
    </style:style>
    <style:style style:name="P287" style:family="paragraph" style:parent-style-name="Heading_20_1">
      <style:text-properties officeooo:rsid="02f9d4dc" officeooo:paragraph-rsid="02f9d4dc"/>
    </style:style>
    <style:style style:name="P288" style:family="paragraph" style:parent-style-name="Heading_20_1">
      <style:text-properties officeooo:rsid="02cde534" officeooo:paragraph-rsid="02f9d4dc"/>
    </style:style>
    <style:style style:name="P289" style:family="paragraph" style:parent-style-name="Heading_20_1">
      <style:text-properties officeooo:rsid="02dfa066" officeooo:paragraph-rsid="02dfa066"/>
    </style:style>
    <style:style style:name="P290" style:family="paragraph" style:parent-style-name="Heading_20_1">
      <style:text-properties officeooo:rsid="02e379e9" officeooo:paragraph-rsid="02e379e9"/>
    </style:style>
    <style:style style:name="P291" style:family="paragraph" style:parent-style-name="Heading_20_1">
      <style:text-properties officeooo:paragraph-rsid="02e379e9"/>
    </style:style>
    <style:style style:name="P292"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93"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94"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95"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96"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97"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98"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99"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00"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301"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02"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03"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04"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05"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06"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07" style:family="paragraph" style:parent-style-name="Heading_20_2">
      <style:text-properties officeooo:rsid="02f40f21" officeooo:paragraph-rsid="02f40f21"/>
    </style:style>
    <style:style style:name="P308" style:family="paragraph" style:parent-style-name="Heading_20_2">
      <style:text-properties officeooo:paragraph-rsid="02f24203"/>
    </style:style>
    <style:style style:name="P309" style:family="paragraph" style:parent-style-name="Heading_20_3">
      <style:text-properties style:use-window-font-color="true" fo:font-size="11pt" fo:font-style="normal" style:font-name-asian="DejaVu Sans" style:font-name-complex="Lohit Hindi"/>
    </style:style>
    <style:style style:name="P310" style:family="paragraph" style:parent-style-name="Heading_20_3">
      <style:text-properties officeooo:paragraph-rsid="02fbcc86"/>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2ebfda8"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205caee" style:font-weight-asian="bold" style:font-weight-complex="bold"/>
    </style:style>
    <style:style style:name="T16" style:family="text">
      <style:text-properties fo:font-weight="bold" officeooo:rsid="02088cde" style:font-weight-asian="bold" style:font-weight-complex="bold"/>
    </style:style>
    <style:style style:name="T17" style:family="text">
      <style:text-properties fo:font-weight="bold" officeooo:rsid="020a6f8c" style:font-weight-asian="bold" style:font-weight-complex="bold"/>
    </style:style>
    <style:style style:name="T18" style:family="text">
      <style:text-properties fo:font-weight="bold" officeooo:rsid="020cdff5" style:font-weight-asian="bold" style:font-weight-complex="bold"/>
    </style:style>
    <style:style style:name="T19" style:family="text">
      <style:text-properties fo:font-weight="bold" officeooo:rsid="021adb2d" style:font-weight-asian="bold" style:font-weight-complex="bold"/>
    </style:style>
    <style:style style:name="T20" style:family="text">
      <style:text-properties fo:font-weight="bold" officeooo:rsid="021ca9b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6fa809" style:font-weight-asian="bold" style:font-weight-complex="bold"/>
    </style:style>
    <style:style style:name="T23" style:family="text">
      <style:text-properties fo:font-weight="bold" officeooo:rsid="02703713" style:font-weight-asian="bold" style:font-weight-complex="bold"/>
    </style:style>
    <style:style style:name="T24" style:family="text">
      <style:text-properties fo:font-weight="bold" officeooo:rsid="027169e8" style:font-weight-asian="bold" style:font-weight-complex="bold"/>
    </style:style>
    <style:style style:name="T25" style:family="text">
      <style:text-properties fo:font-weight="bold" officeooo:rsid="027bd3f0" style:font-weight-asian="bold" style:font-weight-complex="bold"/>
    </style:style>
    <style:style style:name="T26" style:family="text">
      <style:text-properties fo:font-weight="bold" officeooo:rsid="027eed26" style:font-weight-asian="bold" style:font-weight-complex="bold"/>
    </style:style>
    <style:style style:name="T27" style:family="text">
      <style:text-properties fo:font-weight="bold" officeooo:rsid="028e2aef" style:font-weight-asian="bold" style:font-weight-complex="bold"/>
    </style:style>
    <style:style style:name="T28" style:family="text">
      <style:text-properties fo:font-weight="bold" officeooo:rsid="026dd964" style:font-weight-asian="bold" style:font-weight-complex="bold"/>
    </style:style>
    <style:style style:name="T29" style:family="text">
      <style:text-properties fo:font-weight="bold" officeooo:rsid="0290a0a4" style:font-weight-asian="bold" style:font-weight-complex="bold"/>
    </style:style>
    <style:style style:name="T30" style:family="text">
      <style:text-properties fo:font-weight="bold" officeooo:rsid="0292b9fa" style:font-weight-asian="bold" style:font-weight-complex="bold"/>
    </style:style>
    <style:style style:name="T31" style:family="text">
      <style:text-properties fo:font-weight="bold" officeooo:rsid="02939678" style:font-weight-asian="bold" style:font-weight-complex="bold"/>
    </style:style>
    <style:style style:name="T32" style:family="text">
      <style:text-properties fo:font-weight="bold" officeooo:rsid="029ce29e" style:font-weight-asian="bold" style:font-weight-complex="bold"/>
    </style:style>
    <style:style style:name="T33" style:family="text">
      <style:text-properties fo:font-weight="bold" officeooo:rsid="02b17471" style:font-weight-asian="bold" style:font-weight-complex="bold"/>
    </style:style>
    <style:style style:name="T34" style:family="text">
      <style:text-properties fo:font-weight="bold" officeooo:rsid="02b47d53" style:font-weight-asian="bold" style:font-weight-complex="bold"/>
    </style:style>
    <style:style style:name="T35" style:family="text">
      <style:text-properties fo:font-weight="bold" officeooo:rsid="02828078" style:font-weight-asian="bold" style:font-weight-complex="bold"/>
    </style:style>
    <style:style style:name="T36" style:family="text">
      <style:text-properties fo:font-weight="bold" officeooo:rsid="02bb0304" style:font-weight-asian="bold" style:font-weight-complex="bold"/>
    </style:style>
    <style:style style:name="T37" style:family="text">
      <style:text-properties fo:font-weight="bold" officeooo:rsid="02bc4659" style:font-weight-asian="bold" style:font-weight-complex="bold"/>
    </style:style>
    <style:style style:name="T38" style:family="text">
      <style:text-properties fo:font-weight="bold" officeooo:rsid="0256a3d7" style:font-weight-asian="bold" style:font-weight-complex="bold"/>
    </style:style>
    <style:style style:name="T39" style:family="text">
      <style:text-properties fo:font-weight="bold" officeooo:rsid="02eef664" style:font-weight-asian="bold" style:font-weight-complex="bold"/>
    </style:style>
    <style:style style:name="T40" style:family="text">
      <style:text-properties fo:font-weight="bold" officeooo:rsid="02f10278"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fo:font-weight="bold" officeooo:rsid="02eef664" fo:background-color="transparent" loext:char-shading-value="0" style:font-weight-asian="bold" style:font-weight-complex="bold"/>
    </style:style>
    <style:style style:name="T43" style:family="text">
      <style:text-properties officeooo:rsid="0205caee"/>
    </style:style>
    <style:style style:name="T44" style:family="text">
      <style:text-properties fo:font-weight="normal" style:font-weight-asian="normal" style:font-weight-complex="normal"/>
    </style:style>
    <style:style style:name="T45" style:family="text">
      <style:text-properties fo:font-weight="normal" officeooo:rsid="0205caee" style:font-weight-asian="normal" style:font-weight-complex="normal"/>
    </style:style>
    <style:style style:name="T46" style:family="text">
      <style:text-properties fo:font-weight="normal" officeooo:rsid="020a6f8c" style:font-weight-asian="normal" style:font-weight-complex="normal"/>
    </style:style>
    <style:style style:name="T47" style:family="text">
      <style:text-properties fo:font-weight="normal" officeooo:rsid="02088cde" style:font-weight-asian="normal" style:font-weight-complex="normal"/>
    </style:style>
    <style:style style:name="T48" style:family="text">
      <style:text-properties fo:font-weight="normal" officeooo:rsid="020f678c" style:font-weight-asian="normal" style:font-weight-complex="normal"/>
    </style:style>
    <style:style style:name="T49" style:family="text">
      <style:text-properties fo:font-weight="normal" officeooo:rsid="02188d13" style:font-weight-asian="normal" style:font-weight-complex="normal"/>
    </style:style>
    <style:style style:name="T50" style:family="text">
      <style:text-properties fo:font-weight="normal" officeooo:rsid="021adb2d" style:font-weight-asian="normal" style:font-weight-complex="normal"/>
    </style:style>
    <style:style style:name="T51" style:family="text">
      <style:text-properties fo:font-weight="normal" officeooo:rsid="021b974d" style:font-weight-asian="normal" style:font-weight-complex="normal"/>
    </style:style>
    <style:style style:name="T52" style:family="text">
      <style:text-properties fo:font-weight="normal" officeooo:rsid="021f72f5" style:font-weight-asian="normal" style:font-weight-complex="normal"/>
    </style:style>
    <style:style style:name="T53" style:family="text">
      <style:text-properties fo:font-weight="normal" officeooo:rsid="020cdff5" style:font-weight-asian="normal" style:font-weight-complex="normal"/>
    </style:style>
    <style:style style:name="T54" style:family="text">
      <style:text-properties fo:font-weight="normal" officeooo:rsid="02298af1" style:font-weight-asian="normal" style:font-weight-complex="normal"/>
    </style:style>
    <style:style style:name="T55" style:family="text">
      <style:text-properties fo:font-weight="normal" officeooo:rsid="024e3361" style:font-weight-asian="normal" style:font-weight-complex="normal"/>
    </style:style>
    <style:style style:name="T56" style:family="text">
      <style:text-properties fo:font-weight="normal" officeooo:rsid="024efae8" style:font-weight-asian="normal" style:font-weight-complex="normal"/>
    </style:style>
    <style:style style:name="T57" style:family="text">
      <style:text-properties fo:font-weight="normal" officeooo:rsid="026dd964" style:font-weight-asian="normal" style:font-weight-complex="normal"/>
    </style:style>
    <style:style style:name="T58" style:family="text">
      <style:text-properties fo:font-weight="normal" officeooo:rsid="027542a8" style:font-weight-asian="normal" style:font-weight-complex="normal"/>
    </style:style>
    <style:style style:name="T59" style:family="text">
      <style:text-properties fo:font-weight="normal" officeooo:rsid="027bd3f0" style:font-weight-asian="normal" style:font-weight-complex="normal"/>
    </style:style>
    <style:style style:name="T60" style:family="text">
      <style:text-properties fo:font-weight="normal" officeooo:rsid="027eed26" style:font-weight-asian="normal" style:font-weight-complex="normal"/>
    </style:style>
    <style:style style:name="T61" style:family="text">
      <style:text-properties fo:font-weight="normal" officeooo:rsid="028e2aef" style:font-weight-asian="normal" style:font-weight-complex="normal"/>
    </style:style>
    <style:style style:name="T62" style:family="text">
      <style:text-properties fo:font-weight="normal" officeooo:rsid="0290a0a4" style:font-weight-asian="normal" style:font-weight-complex="normal"/>
    </style:style>
    <style:style style:name="T63" style:family="text">
      <style:text-properties fo:font-weight="normal" officeooo:rsid="02939678" style:font-weight-asian="normal" style:font-weight-complex="normal"/>
    </style:style>
    <style:style style:name="T64" style:family="text">
      <style:text-properties fo:font-weight="normal" officeooo:rsid="029931fc" style:font-weight-asian="normal" style:font-weight-complex="normal"/>
    </style:style>
    <style:style style:name="T65" style:family="text">
      <style:text-properties fo:font-weight="normal" officeooo:rsid="029dd6c7" style:font-weight-asian="normal" style:font-weight-complex="normal"/>
    </style:style>
    <style:style style:name="T66" style:family="text">
      <style:text-properties fo:font-weight="normal" officeooo:rsid="02828078" style:font-weight-asian="normal" style:font-weight-complex="normal"/>
    </style:style>
    <style:style style:name="T67" style:family="text">
      <style:text-properties fo:font-weight="normal" officeooo:rsid="02b8af26" style:font-weight-asian="normal" style:font-weight-complex="normal"/>
    </style:style>
    <style:style style:name="T68" style:family="text">
      <style:text-properties fo:font-weight="normal" officeooo:rsid="02bb0304" style:font-weight-asian="normal" style:font-weight-complex="normal"/>
    </style:style>
    <style:style style:name="T69" style:family="text">
      <style:text-properties fo:font-weight="normal" officeooo:rsid="02bc4659" style:font-weight-asian="normal" style:font-weight-complex="normal"/>
    </style:style>
    <style:style style:name="T70" style:family="text">
      <style:text-properties fo:font-weight="normal" officeooo:rsid="02c71d29" style:font-weight-asian="normal" style:font-weight-complex="normal"/>
    </style:style>
    <style:style style:name="T71" style:family="text">
      <style:text-properties fo:font-weight="normal" officeooo:rsid="02d6459a" style:font-weight-asian="normal" style:font-weight-complex="normal"/>
    </style:style>
    <style:style style:name="T72" style:family="text">
      <style:text-properties fo:font-weight="normal" officeooo:rsid="02db9ef6" style:font-weight-asian="normal" style:font-weight-complex="normal"/>
    </style:style>
    <style:style style:name="T73" style:family="text">
      <style:text-properties fo:font-weight="normal" officeooo:rsid="02ebfda8" style:font-weight-asian="normal" style:font-weight-complex="normal"/>
    </style:style>
    <style:style style:name="T74" style:family="text">
      <style:text-properties fo:font-weight="normal" officeooo:rsid="02eef664" style:font-weight-asian="normal" style:font-weight-complex="normal"/>
    </style:style>
    <style:style style:name="T75" style:family="text">
      <style:text-properties fo:font-weight="normal" fo:background-color="transparent" loext:char-shading-value="0" style:font-weight-asian="normal" style:font-weight-complex="normal"/>
    </style:style>
    <style:style style:name="T76" style:family="text">
      <style:text-properties fo:font-weight="normal" officeooo:rsid="0214cb14" fo:background-color="transparent" loext:char-shading-value="0" style:font-weight-asian="normal" style:font-weight-complex="normal"/>
    </style:style>
    <style:style style:name="T77" style:family="text">
      <style:text-properties fo:font-weight="normal" officeooo:rsid="023169f1" fo:background-color="transparent" loext:char-shading-value="0" style:font-weight-asian="normal" style:font-weight-complex="normal"/>
    </style:style>
    <style:style style:name="T78" style:family="text">
      <style:text-properties fo:font-weight="normal" officeooo:rsid="028bdce6" fo:background-color="transparent" loext:char-shading-value="0" style:font-weight-asian="normal" style:font-weight-complex="normal"/>
    </style:style>
    <style:style style:name="T79" style:family="text">
      <style:text-properties fo:font-weight="normal" officeooo:rsid="02eef664" fo:background-color="transparent" loext:char-shading-value="0" style:font-weight-asian="normal" style:font-weight-complex="normal"/>
    </style:style>
    <style:style style:name="T80" style:family="text">
      <style:text-properties fo:font-weight="normal" officeooo:rsid="02f0e544" fo:background-color="transparent" loext:char-shading-value="0" style:font-weight-asian="normal" style:font-weight-complex="normal"/>
    </style:style>
    <style:style style:name="T81" style:family="text">
      <style:text-properties officeooo:rsid="0206ec09"/>
    </style:style>
    <style:style style:name="T82" style:family="text">
      <style:text-properties officeooo:rsid="02073bc9"/>
    </style:style>
    <style:style style:name="T83" style:family="text">
      <style:text-properties officeooo:rsid="02088cde"/>
    </style:style>
    <style:style style:name="T84" style:family="text">
      <style:text-properties officeooo:rsid="020a6f8c"/>
    </style:style>
    <style:style style:name="T85" style:family="text">
      <style:text-properties officeooo:rsid="020bb611"/>
    </style:style>
    <style:style style:name="T86" style:family="text">
      <style:text-properties officeooo:rsid="020cdff5"/>
    </style:style>
    <style:style style:name="T87" style:family="text">
      <style:text-properties fo:background-color="transparent" loext:char-shading-value="0"/>
    </style:style>
    <style:style style:name="T88" style:family="text">
      <style:text-properties officeooo:rsid="02d0afbb" fo:background-color="transparent" loext:char-shading-value="0"/>
    </style:style>
    <style:style style:name="T89" style:family="text">
      <style:text-properties officeooo:rsid="02147c73"/>
    </style:style>
    <style:style style:name="T90" style:family="text">
      <style:text-properties officeooo:rsid="021570b7"/>
    </style:style>
    <style:style style:name="T91" style:family="text">
      <style:text-properties officeooo:rsid="02188d13"/>
    </style:style>
    <style:style style:name="T92" style:family="text">
      <style:text-properties officeooo:rsid="021adb2d"/>
    </style:style>
    <style:style style:name="T93" style:family="text">
      <style:text-properties officeooo:rsid="021b974d"/>
    </style:style>
    <style:style style:name="T94" style:family="text">
      <style:text-properties officeooo:rsid="02341370"/>
    </style:style>
    <style:style style:name="T95" style:family="text">
      <style:text-properties officeooo:rsid="02378f4d"/>
    </style:style>
    <style:style style:name="T96" style:family="text">
      <style:text-properties style:font-name="Linux Libertine G" fo:font-size="8pt" style:font-size-asian="8pt" style:font-size-complex="8pt"/>
    </style:style>
    <style:style style:name="T97" style:family="text">
      <style:text-properties style:font-name="Linux Libertine G" fo:font-size="8pt" officeooo:rsid="023ba391" style:font-size-asian="8pt" style:font-size-complex="8pt"/>
    </style:style>
    <style:style style:name="T98" style:family="text">
      <style:text-properties style:font-name="Linux Libertine G" fo:font-size="8pt" officeooo:rsid="023d8207" style:font-size-asian="8pt" style:font-size-complex="8pt"/>
    </style:style>
    <style:style style:name="T99" style:family="text">
      <style:text-properties style:font-name="Linux Libertine G" fo:font-size="8pt" officeooo:rsid="023d70e8" style:font-size-asian="8pt" style:font-size-complex="8pt"/>
    </style:style>
    <style:style style:name="T100" style:family="text">
      <style:text-properties style:font-name="Linux Libertine G" fo:font-size="8pt" officeooo:rsid="02415c4c" style:font-size-asian="8pt" style:font-size-complex="8pt"/>
    </style:style>
    <style:style style:name="T101" style:family="text">
      <style:text-properties style:font-name="Linux Libertine G" fo:font-size="8pt" officeooo:rsid="02432253" style:font-size-asian="8pt" style:font-size-complex="8pt"/>
    </style:style>
    <style:style style:name="T102" style:family="text">
      <style:text-properties style:font-name="Linux Libertine G" fo:font-size="8pt" officeooo:rsid="024419c2" style:font-size-asian="8pt" style:font-size-complex="8pt"/>
    </style:style>
    <style:style style:name="T103" style:family="text">
      <style:text-properties style:font-name="Linux Libertine G" fo:font-size="8pt" officeooo:rsid="0250fac9" style:font-size-asian="8pt" style:font-size-complex="8pt"/>
    </style:style>
    <style:style style:name="T104" style:family="text">
      <style:text-properties style:font-name="Linux Libertine G" fo:font-size="8pt" officeooo:rsid="02529d8d" style:font-size-asian="8pt" style:font-size-complex="8pt"/>
    </style:style>
    <style:style style:name="T105" style:family="text">
      <style:text-properties style:font-name="Linux Libertine G" fo:font-size="8pt" officeooo:rsid="023d8207" fo:background-color="transparent" loext:char-shading-value="0" style:font-size-asian="8pt" style:font-size-complex="8pt"/>
    </style:style>
    <style:style style:name="T106" style:family="text">
      <style:text-properties style:font-name="Linux Libertine G" fo:font-size="8pt" officeooo:rsid="023d70e8" fo:background-color="transparent" loext:char-shading-value="0" style:font-size-asian="8pt" style:font-size-complex="8pt"/>
    </style:style>
    <style:style style:name="T107" style:family="text">
      <style:text-properties style:font-name="Linux Libertine G" fo:font-size="8pt" officeooo:rsid="02415c4c" fo:background-color="transparent" loext:char-shading-value="0" style:font-size-asian="8pt" style:font-size-complex="8pt"/>
    </style:style>
    <style:style style:name="T108" style:family="text">
      <style:text-properties style:font-name="Linux Libertine G" fo:font-size="8pt" fo:font-weight="bold" officeooo:rsid="0248bbf5" style:font-size-asian="8pt" style:font-weight-asian="bold" style:font-size-complex="8pt" style:font-weight-complex="bold"/>
    </style:style>
    <style:style style:name="T109" style:family="text">
      <style:text-properties style:font-name="Linux Libertine G" fo:font-size="8pt" fo:font-weight="bold" officeooo:rsid="02529d8d" style:font-size-asian="8pt" style:font-weight-asian="bold" style:font-size-complex="8pt" style:font-weight-complex="bold"/>
    </style:style>
    <style:style style:name="T110" style:family="text">
      <style:text-properties style:font-name="Linux Libertine G" fo:font-size="8pt" fo:font-weight="bold" officeooo:rsid="0265403f" style:font-size-asian="8pt" style:font-weight-asian="bold" style:font-size-complex="8pt" style:font-weight-complex="bold"/>
    </style:style>
    <style:style style:name="T111" style:family="text">
      <style:text-properties style:font-name="Linux Libertine G" fo:font-size="8pt" fo:font-weight="normal" officeooo:rsid="0248bbf5" style:font-size-asian="8pt" style:font-weight-asian="normal" style:font-size-complex="8pt" style:font-weight-complex="normal"/>
    </style:style>
    <style:style style:name="T112" style:family="text">
      <style:text-properties style:font-name="Linux Libertine G" fo:font-size="8pt" fo:font-weight="normal" officeooo:rsid="02496dbe" style:font-size-asian="8pt" style:font-weight-asian="normal" style:font-size-complex="8pt" style:font-weight-complex="normal"/>
    </style:style>
    <style:style style:name="T113" style:family="text">
      <style:text-properties style:font-name="Linux Libertine G" fo:font-size="8pt" fo:font-weight="normal" officeooo:rsid="02529d8d" style:font-size-asian="8pt" style:font-weight-asian="normal" style:font-size-complex="8pt" style:font-weight-complex="normal"/>
    </style:style>
    <style:style style:name="T114" style:family="text">
      <style:text-properties style:font-name="Linux Libertine G" fo:font-size="8pt" fo:font-weight="normal" officeooo:rsid="0265403f" style:font-size-asian="8pt" style:font-weight-asian="normal" style:font-size-complex="8pt" style:font-weight-complex="normal"/>
    </style:style>
    <style:style style:name="T115" style:family="text">
      <style:text-properties officeooo:rsid="023e91e8"/>
    </style:style>
    <style:style style:name="T116" style:family="text">
      <style:text-properties officeooo:rsid="02432253"/>
    </style:style>
    <style:style style:name="T117" style:family="text">
      <style:text-properties officeooo:rsid="024e3361"/>
    </style:style>
    <style:style style:name="T118" style:family="text">
      <style:text-properties officeooo:rsid="024efae8"/>
    </style:style>
    <style:style style:name="T119" style:family="text">
      <style:text-properties officeooo:rsid="024c08ef"/>
    </style:style>
    <style:style style:name="T120" style:family="text">
      <style:text-properties officeooo:rsid="02553737"/>
    </style:style>
    <style:style style:name="T121" style:family="text">
      <style:text-properties officeooo:rsid="0258d416"/>
    </style:style>
    <style:style style:name="T122" style:family="text">
      <style:text-properties officeooo:rsid="025ad9bb"/>
    </style:style>
    <style:style style:name="T123" style:family="text">
      <style:text-properties officeooo:rsid="025b201b"/>
    </style:style>
    <style:style style:name="T124" style:family="text">
      <style:text-properties officeooo:rsid="025fde96"/>
    </style:style>
    <style:style style:name="T125" style:family="text">
      <style:text-properties officeooo:rsid="026b936d"/>
    </style:style>
    <style:style style:name="T126" style:family="text">
      <style:text-properties officeooo:rsid="026d7e11"/>
    </style:style>
    <style:style style:name="T127" style:family="text">
      <style:text-properties officeooo:rsid="026dd964"/>
    </style:style>
    <style:style style:name="T128" style:family="text">
      <style:text-properties officeooo:rsid="026ed200"/>
    </style:style>
    <style:style style:name="T129" style:family="text">
      <style:text-properties style:font-name="Linux Libertine G2" officeooo:rsid="026ed200" style:font-name-asian="Linux Libertine G2" style:font-name-complex="Linux Libertine G2"/>
    </style:style>
    <style:style style:name="T130" style:family="text">
      <style:text-properties style:font-name="Linux Libertine G2" officeooo:rsid="026fa809" style:font-name-asian="Linux Libertine G2" style:font-name-complex="Linux Libertine G2"/>
    </style:style>
    <style:style style:name="T131" style:family="text">
      <style:text-properties style:font-name="Linux Libertine G2" officeooo:rsid="02703713" style:font-name-asian="Linux Libertine G2" style:font-name-complex="Linux Libertine G2"/>
    </style:style>
    <style:style style:name="T132" style:family="text">
      <style:text-properties officeooo:rsid="02701875"/>
    </style:style>
    <style:style style:name="T133" style:family="text">
      <style:text-properties officeooo:rsid="0273a603"/>
    </style:style>
    <style:style style:name="T134" style:family="text">
      <style:text-properties officeooo:rsid="02772362"/>
    </style:style>
    <style:style style:name="T135" style:family="text">
      <style:text-properties officeooo:rsid="02793b29"/>
    </style:style>
    <style:style style:name="T136" style:family="text">
      <style:text-properties fo:background-color="#ffffff" loext:char-shading-value="0"/>
    </style:style>
    <style:style style:name="T137" style:family="text">
      <style:text-properties officeooo:rsid="02793b29" fo:background-color="#ffffff" loext:char-shading-value="0"/>
    </style:style>
    <style:style style:name="T138" style:family="text">
      <style:text-properties officeooo:rsid="027b99cd" fo:background-color="#ffffff" loext:char-shading-value="0"/>
    </style:style>
    <style:style style:name="T139" style:family="text">
      <style:text-properties officeooo:rsid="027b99cd"/>
    </style:style>
    <style:style style:name="T140" style:family="text">
      <style:text-properties fo:font-variant="normal" fo:text-transform="none" fo:color="#333333" fo:letter-spacing="normal" fo:font-style="normal" fo:font-weight="normal"/>
    </style:style>
    <style:style style:name="T141" style:family="text">
      <style:text-properties officeooo:rsid="0280cc24"/>
    </style:style>
    <style:style style:name="T142" style:family="text">
      <style:text-properties officeooo:rsid="02878964"/>
    </style:style>
    <style:style style:name="T143" style:family="text">
      <style:text-properties fo:font-style="normal" style:font-style-asian="normal" style:font-style-complex="normal"/>
    </style:style>
    <style:style style:name="T144" style:family="text">
      <style:text-properties fo:font-style="normal" officeooo:rsid="02033d40" style:font-style-asian="normal" style:font-style-complex="normal"/>
    </style:style>
    <style:style style:name="T145" style:family="text">
      <style:text-properties fo:font-style="normal" officeooo:rsid="0206ec09" style:font-style-asian="normal" style:font-style-complex="normal"/>
    </style:style>
    <style:style style:name="T146" style:family="text">
      <style:text-properties fo:font-style="normal" officeooo:rsid="020394fb" style:font-style-asian="normal" style:font-style-complex="normal"/>
    </style:style>
    <style:style style:name="T147" style:family="text">
      <style:text-properties fo:font-style="normal" officeooo:rsid="02ab5073" style:font-style-asian="normal" style:font-style-complex="normal"/>
    </style:style>
    <style:style style:name="T148" style:family="text">
      <style:text-properties fo:font-style="normal" officeooo:rsid="02c06f77"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2c06f77" style:font-style-asian="normal" style:font-weight-asian="bold" style:font-style-complex="normal" style:font-weight-complex="bold"/>
    </style:style>
    <style:style style:name="T151" style:family="text">
      <style:text-properties fo:font-style="normal" fo:font-weight="normal" style:font-style-asian="normal" style:font-weight-asian="normal" style:font-style-complex="normal" style:font-weight-complex="normal"/>
    </style:style>
    <style:style style:name="T152" style:family="text">
      <style:text-properties fo:font-style="normal" fo:font-weight="normal" officeooo:rsid="02b8af26" style:font-style-asian="normal" style:font-weight-asian="normal" style:font-style-complex="normal" style:font-weight-complex="normal"/>
    </style:style>
    <style:style style:name="T153" style:family="text">
      <style:text-properties fo:font-style="normal" fo:font-weight="normal" officeooo:rsid="02cabc63" style:font-style-asian="normal" style:font-weight-asian="normal" style:font-style-complex="normal" style:font-weight-complex="normal"/>
    </style:style>
    <style:style style:name="T154" style:family="text">
      <style:text-properties fo:font-style="normal" fo:font-weight="normal" officeooo:rsid="02c76cf6" style:font-style-asian="normal" style:font-weight-asian="normal" style:font-style-complex="normal" style:font-weight-complex="normal"/>
    </style:style>
    <style:style style:name="T155" style:family="text">
      <style:text-properties fo:font-style="normal" fo:font-weight="normal" officeooo:rsid="02ebfda8" style:font-style-asian="normal" style:font-weight-asian="normal" style:font-style-complex="normal" style:font-weight-complex="normal"/>
    </style:style>
    <style:style style:name="T156" style:family="text">
      <style:text-properties officeooo:rsid="02907d04"/>
    </style:style>
    <style:style style:name="T157" style:family="text">
      <style:text-properties officeooo:rsid="0290a0a4"/>
    </style:style>
    <style:style style:name="T158" style:family="text">
      <style:text-properties officeooo:rsid="02940b23"/>
    </style:style>
    <style:style style:name="T159" style:family="text">
      <style:text-properties officeooo:rsid="02944a7f"/>
    </style:style>
    <style:style style:name="T160" style:family="text">
      <style:text-properties officeooo:rsid="029931fc"/>
    </style:style>
    <style:style style:name="T161" style:family="text">
      <style:text-properties officeooo:rsid="029ce29e"/>
    </style:style>
    <style:style style:name="T162" style:family="text">
      <style:text-properties officeooo:rsid="029e59ad"/>
    </style:style>
    <style:style style:name="T163" style:family="text">
      <style:text-properties style:font-name="Liberation Mono"/>
    </style:style>
    <style:style style:name="T164" style:family="text">
      <style:text-properties style:font-name="Liberation Mono" officeooo:rsid="02e8dd8e"/>
    </style:style>
    <style:style style:name="T165" style:family="text">
      <style:text-properties officeooo:rsid="02a48dfd"/>
    </style:style>
    <style:style style:name="T166" style:family="text">
      <style:text-properties officeooo:rsid="02a7a67a"/>
    </style:style>
    <style:style style:name="T167" style:family="text">
      <style:text-properties officeooo:rsid="02a7cb24"/>
    </style:style>
    <style:style style:name="T168" style:family="text">
      <style:text-properties officeooo:rsid="02a97bd6"/>
    </style:style>
    <style:style style:name="T169" style:family="text">
      <style:text-properties officeooo:rsid="02ab5073"/>
    </style:style>
    <style:style style:name="T170" style:family="text">
      <style:text-properties style:font-name="Linux Libertine G1"/>
    </style:style>
    <style:style style:name="T171" style:family="text">
      <style:text-properties style:font-name="Linux Libertine G1" fo:font-style="italic" style:font-style-asian="italic" style:font-style-complex="italic"/>
    </style:style>
    <style:style style:name="T172" style:family="text">
      <style:text-properties style:font-name="Linux Libertine G1" fo:font-style="italic" officeooo:rsid="02e8dd8e" style:font-style-asian="italic" style:font-style-complex="italic"/>
    </style:style>
    <style:style style:name="T173" style:family="text">
      <style:text-properties officeooo:rsid="02af6f6d"/>
    </style:style>
    <style:style style:name="T174" style:family="text">
      <style:text-properties officeooo:rsid="02b17471"/>
    </style:style>
    <style:style style:name="T175" style:family="text">
      <style:text-properties officeooo:rsid="02b5d4a6"/>
    </style:style>
    <style:style style:name="T176" style:family="text">
      <style:text-properties officeooo:rsid="02b9273c"/>
    </style:style>
    <style:style style:name="T177" style:family="text">
      <style:text-properties officeooo:rsid="02bb0304"/>
    </style:style>
    <style:style style:name="T178" style:family="text">
      <style:text-properties officeooo:rsid="02bc4659"/>
    </style:style>
    <style:style style:name="T179" style:family="text">
      <style:text-properties officeooo:rsid="024a360c"/>
    </style:style>
    <style:style style:name="T180" style:family="text">
      <style:text-properties officeooo:rsid="02bf10f6"/>
    </style:style>
    <style:style style:name="T181" style:family="text">
      <style:text-properties officeooo:rsid="02c0a971"/>
    </style:style>
    <style:style style:name="T182" style:family="text">
      <style:text-properties officeooo:rsid="02c28b76"/>
    </style:style>
    <style:style style:name="T183" style:family="text">
      <style:text-properties fo:color="#0000ff" fo:font-weight="bold" style:font-weight-asian="bold" style:font-weight-complex="bold"/>
    </style:style>
    <style:style style:name="T184" style:family="text">
      <style:text-properties fo:color="#0000ff" fo:font-weight="bold" officeooo:rsid="02adbdac" style:font-weight-asian="bold" style:font-weight-complex="bold"/>
    </style:style>
    <style:style style:name="T185" style:family="text">
      <style:text-properties fo:color="#0000ff" fo:font-weight="normal" style:font-weight-asian="normal" style:font-weight-complex="normal"/>
    </style:style>
    <style:style style:name="T186" style:family="text">
      <style:text-properties officeooo:rsid="02cadc8b"/>
    </style:style>
    <style:style style:name="T187" style:family="text">
      <style:text-properties officeooo:rsid="02cfbfd8"/>
    </style:style>
    <style:style style:name="T188" style:family="text">
      <style:text-properties officeooo:rsid="02d59558"/>
    </style:style>
    <style:style style:name="T189" style:family="text">
      <style:text-properties officeooo:rsid="02d7a2ff"/>
    </style:style>
    <style:style style:name="T190" style:family="text">
      <style:text-properties officeooo:rsid="02dc38f3"/>
    </style:style>
    <style:style style:name="T191" style:family="text">
      <style:text-properties officeooo:rsid="02de0879"/>
    </style:style>
    <style:style style:name="T192" style:family="text">
      <style:text-properties officeooo:rsid="02e8dd8e"/>
    </style:style>
    <style:style style:name="T193" style:family="text">
      <style:text-properties officeooo:rsid="02ebfda8"/>
    </style:style>
    <style:style style:name="T194" style:family="text">
      <style:text-properties officeooo:rsid="02f0e544"/>
    </style:style>
    <style:style style:name="T195" style:family="text">
      <style:text-properties officeooo:rsid="02f10278"/>
    </style:style>
    <style:style style:name="T196" style:family="text">
      <style:text-properties officeooo:rsid="02f24203"/>
    </style:style>
    <style:style style:name="T197" style:family="text">
      <style:text-properties officeooo:rsid="02f40f21"/>
    </style:style>
    <style:style style:name="T198" style:family="text">
      <style:text-properties officeooo:rsid="02f7c2c4"/>
    </style:style>
    <style:style style:name="T199" style:family="text">
      <style:text-properties officeooo:rsid="02f88b09"/>
    </style:style>
    <style:style style:name="T200" style:family="text">
      <style:text-properties officeooo:rsid="02fbb596"/>
    </style:style>
    <style:style style:name="T201" style:family="text">
      <style:text-properties officeooo:rsid="02fbcc86"/>
    </style:style>
    <style:style style:name="T202" style:family="text">
      <style:text-properties style:font-name="Inconsolata-dz1"/>
    </style:style>
    <style:style style:name="T203" style:family="text">
      <style:text-properties style:font-name="Inconsolata-dz1" fo:font-style="normal" fo:font-weight="normal" style:font-style-asian="normal" style:font-weight-asian="normal" style:font-style-complex="normal" style:font-weight-complex="normal"/>
    </style:style>
    <style:style style:name="T204" style:family="text">
      <style:text-properties style:font-name="Inconsolata-dz1" fo:font-style="normal" fo:font-weight="normal" officeooo:rsid="02c76cf6" style:font-style-asian="normal" style:font-weight-asian="normal" style:font-style-complex="normal" style:font-weight-complex="normal"/>
    </style:style>
    <style:style style:name="T205" style:family="text">
      <style:text-properties style:font-name="Inconsolata-dz1" fo:font-style="normal" fo:font-weight="normal" officeooo:rsid="02cabc63" style:font-style-asian="normal" style:font-weight-asian="normal" style:font-style-complex="normal" style:font-weight-complex="normal"/>
    </style:style>
    <style:style style:name="T206" style:family="text">
      <style:text-properties style:font-name="Inconsolata-dz1" fo:font-style="normal" style:font-style-asian="normal" style:font-style-complex="normal"/>
    </style:style>
    <style:style style:name="T207" style:family="text">
      <style:text-properties style:font-name="Inconsolata-dz1" fo:font-style="normal" officeooo:rsid="02e8dd8e" style:font-style-asian="normal" style:font-style-complex="normal"/>
    </style:style>
    <style:style style:name="T208" style:family="text">
      <style:text-properties style:font-name="Inconsolata-dz1" officeooo:rsid="02e8dd8e"/>
    </style:style>
    <style:style style:name="T209" style:family="text">
      <style:text-properties style:font-name="Inconsolata-dz1" officeooo:rsid="02a97bd6"/>
    </style:style>
    <style:style style:name="T210" style:family="text">
      <style:text-properties style:font-name="Inconsolata-dz1" officeooo:rsid="02ac0852"/>
    </style:style>
    <style:style style:name="T211" style:family="text">
      <style:text-properties style:font-weight-asian="bold" style:font-weight-complex="bold"/>
    </style:style>
    <style:style style:name="T212" style:family="text">
      <style:text-properties officeooo:rsid="02fecd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0" text:outline-level="1">CRATE: Clinical records anonymisation and text extraction</text:h>
      <text:h text:style-name="Heading_20_1" text:outline-level="1">Overview</text:h>
      <text:p text:style-name="P5">A description is provided in <text:span text:style-name="T3">Cardinal (…)</text:span>.</text:p>
      <text:h text:style-name="P281" text:outline-level="1">Source URLs</text:h>
      <text:list xml:id="list1918993950388005770" text:style-name="L1">
        <text:list-item>
          <text:p text:style-name="P253">https://github.com/RudolfCardinal/crate (for source)</text:p>
        </text:list-item>
        <text:list-item>
          <text:p text:style-name="P253">https://pypi.io/project/crate-anon/ (for <text:span text:style-name="Code_5f_inline">pip install crate-anon</text:span>)</text:p>
        </text:list-item>
      </text:list>
      <text:h text:style-name="P282" text:outline-level="1">Ubuntu installation from Debian package</text:h>
      <text:p text:style-name="P17">To install CRATE and all its dependencies, download the Debian package and use gdebi:</text:p>
      <text:p text:style-name="Code_5f_paragraph"><text:span text:style-name="T163"><text:tab/></text:span><text:span text:style-name="T202">sudo gdebi crate-</text:span><text:span text:style-name="T171">version</text:span><text:span text:style-name="T206">.deb</text:span></text:p>
      <text:p text:style-name="P17">(If you don’t have gdebi, install it with <text:span text:style-name="Code_5f_inline">sudo apt-get install gdebi</text:span>.)</text:p>
      <text:h text:style-name="P283" text:outline-level="1">Installation <text:span text:style-name="T162">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78">Step</text:p>
          </table:table-cell>
          <table:table-cell table:style-name="Table6.A1" office:value-type="string">
            <text:p text:style-name="P81">Ubuntu Linux <text:span text:style-name="T184">(but: you shouldn’t need to do any of this; use the Debian package, as above)</text:span></text:p>
          </table:table-cell>
          <table:table-cell table:style-name="Table6.C1" office:value-type="string">
            <text:p text:style-name="P81">Windows</text:p>
          </table:table-cell>
        </table:table-row>
        <table:table-row>
          <table:table-cell table:style-name="Table6.A2" office:value-type="string">
            <text:p text:style-name="P78">Install Python 3.4</text:p>
          </table:table-cell>
          <table:table-cell table:style-name="Table6.A2" office:value-type="string">
            <text:p text:style-name="P79">Built in, <text:span text:style-name="T168">or: </text:span><text:span text:style-name="T202">sudo apt-get install </text:span><text:span text:style-name="T209">python3.4-dev</text:span></text:p>
          </table:table-cell>
          <table:table-cell table:style-name="Table6.C2" office:value-type="string">
            <text:p text:style-name="P78">https://www.python.org/ → Downloads</text:p>
          </table:table-cell>
        </table:table-row>
        <table:table-row>
          <table:table-cell table:style-name="Table6.A2" office:value-type="string">
            <text:p text:style-name="P78">Install RabbitMQ</text:p>
          </table:table-cell>
          <table:table-cell table:style-name="Table6.A2" office:value-type="string">
            <text:p text:style-name="P202">sudo apt-get install rabbitmq</text:p>
            <text:p text:style-name="P203">Check it’s working: sudo rabbitmqctl status</text:p>
          </table:table-cell>
          <table:table-cell table:style-name="Table6.C2" office:value-type="string">
            <text:p text:style-name="P80">Download/install Erlang from http://www.erlang.org/downloads. <text:span text:style-name="T174">The 32-bit Windows download (Erlang/OTP 18.3) does not work on Windows XP, so everything that follows has been tested on </text:span><text:span text:style-name="T33">Windows 10, </text:span><text:span text:style-name="T34">64-bit</text:span><text:span text:style-name="T33">.</text:span></text:p>
            <text:p text:style-name="P80"/>
            <text:p text:style-name="P78">Download/install RabbitMQ from https://www.rabbitmq.com/ →<text:span text:style-name="T173"> Download. (If you use the default installer, it will find Erlang automatically.)</text:span></text:p>
            <text:p text:style-name="P82"/>
            <text:p text:style-name="P82">Check it’s working: <text:span text:style-name="T5">Start → RabbitMQ Server → RabbitMQ Command Prompt (sbin dir)</text:span>. Then type <text:span text:style-name="T210">rabbitmqctl status</text:span>. <text:span text:style-name="T175">It’s helpful to do this, because you need to tell Windows to allow the various bits of RabbitMQ/Erlang to communicate over internal networks, and (under Windows 10) this triggers the appropriate prompts.</text:span></text:p>
            <text:p text:style-name="P82"/>
            <text:p text:style-name="P83">For additional RabbitMQ help see https://cmatskas.com/getting-started-with-rabbitmq-on-windows/.</text:p>
          </table:table-cell>
        </table:table-row>
        <table:table-row>
          <table:table-cell table:style-name="Table6.A2" office:value-type="string">
            <text:p text:style-name="P84">Install a Java development kit, to compile support for GATE NLP.</text:p>
          </table:table-cell>
          <table:table-cell table:style-name="Table6.A2" office:value-type="string">
            <text:p text:style-name="P84">Usually built in.</text:p>
          </table:table-cell>
          <table:table-cell table:style-name="Table6.C2" office:value-type="string">
            <text:p text:style-name="P84">Download/run the Java Development Kit installer from Oracle.</text:p>
          </table:table-cell>
        </table:table-row>
        <table:table-row>
          <table:table-cell table:style-name="Table6.A2" office:value-type="string">
            <text:p text:style-name="P85">Install GATE.</text:p>
          </table:table-cell>
          <table:table-cell table:style-name="Table6.C2" table:number-columns-spanned="2" office:value-type="string">
            <text:p text:style-name="P85">Download and install GATE from https://gate.ac.uk/download/</text:p>
          </table:table-cell>
          <table:covered-table-cell/>
        </table:table-row>
        <table:table-row>
          <table:table-cell table:style-name="Table6.A2" office:value-type="string">
            <text:p text:style-name="P78">Create a Python virtual environment <text:span text:style-name="T167">(an isolated set of Python programs that won’t interfere with any other Python things) </text:span>and install CRATE. <text:span text:style-name="T165">Choose your own directory name (replace the bits in bold).</text:span></text:p>
          </table:table-cell>
          <table:table-cell table:style-name="Table6.A2" office:value-type="string">
            <text:p text:style-name="P201">python3.4 -m virtualenv <text:span text:style-name="T14">~/venvs/crate</text:span></text:p>
            <text:p text:style-name="P201"><text:span text:style-name="T44">source </text:span><text:span text:style-name="T14">~/venvs/crate</text:span><text:span text:style-name="T44">/bin/activate</text:span></text:p>
            <text:p text:style-name="P204">python -m pip install --upgrade pip</text:p>
            <text:p text:style-name="P204">pip install crate-anon</text:p>
          </table:table-cell>
          <table:table-cell table:style-name="Table6.C2" office:value-type="string">
            <text:p text:style-name="P200">C:\Python34\python.exe -m ensurepip</text:p>
            <text:p text:style-name="P200">C:\Python34\python.exe -m pip install --upgrade pip</text:p>
            <text:p text:style-name="P200">C:\Python34\python.exe -m pip install --upgrade virtualenv</text:p>
            <text:p text:style-name="P200">C:\Python34\python.exe -m virtualenv <text:span text:style-name="T14">C:\venvs\crate</text:span></text:p>
            <text:p text:style-name="P205">C:\venvs\crate<text:span text:style-name="T44">\Scripts\activate</text:span></text:p>
            <text:p text:style-name="P204">pip install crate-anon</text:p>
          </table:table-cell>
        </table:table-row>
        <table:table-row>
          <table:table-cell table:style-name="Table6.A2" office:value-type="string">
            <text:p text:style-name="P94">Ensure any necessary third-party text extractor tools are installed and on the PATH. </text:p>
          </table:table-cell>
          <table:table-cell table:style-name="Table6.C2" table:number-columns-spanned="2" office:value-type="string">
            <text:p text:style-name="P185">Good extractors are built in for:</text:p>
            <text:list xml:id="list8347406448677101883" text:style-name="L2">
              <text:list-item>
                <text:p text:style-name="P292"><text:span text:style-name="T191">Office Open XML (</text:span>DOCX, DOCM<text:span text:style-name="T191">), for Microsoft Word 2007 onwards;</text:span></text:p>
              </text:list-item>
              <text:list-item>
                <text:p text:style-name="P292">HTM(L), XML;</text:p>
              </text:list-item>
              <text:list-item>
                <text:p text:style-name="P292"><text:span text:style-name="T191">Open Document text format (</text:span>ODT<text:span text:style-name="T191">), for OpenOffice/LibreOffice;</text:span></text:p>
              </text:list-item>
              <text:list-item>
                <text:p text:style-name="P292">plain text (LOG, TXT).</text:p>
              </text:list-item>
            </text:list>
            <text:p text:style-name="P179">For some, there is a fallback converter built in, but third-party tools are faster:</text:p>
            <text:list xml:id="list231203544010458" text:continue-numbering="true" text:style-name="L2">
              <text:list-item>
                <text:p text:style-name="P292">PDF: speed improves by installing <text:span text:style-name="T14">pdftotext</text:span><text:span text:style-name="T44"> (Ubuntu: sudo apt-get install poppler-utils; for Windows see http://blog.alivate.com.au/poppler-windows/, then install it and add it to the PATH).</text:span></text:p>
              </text:list-item>
              <text:list-item>
                <text:p text:style-name="P292"><text:span text:style-name="T191">Rich Text Format (</text:span>RTF<text:span text:style-name="T191">)</text:span>: speed improves by installing <text:span text:style-name="T14">unrtf</text:span><text:span text:style-name="T44"> (Ubuntu: sudo apt-get install unrtf; for Windows see http://gnuwin32.sourceforge.net/packages/unrtf.htm, then install it and add it to the PATH).</text:span></text:p>
              </text:list-item>
            </text:list>
            <text:p text:style-name="P179">For some, you will need an external tool:</text:p>
            <text:list xml:id="list231202446032945" text:continue-numbering="true" text:style-name="L2">
              <text:list-item>
                <text:p text:style-name="P292">For <text:span text:style-name="T191">Microsoft Word 2–2003 binary (</text:span>DOC<text:span text:style-name="T191">)</text:span> files, you will need <text:span text:style-name="T14">antiword</text:span><text:span text:style-name="T44"> (Ubuntu: sudo apt-get install antiword; for Windows see http://www.winfield.demon.nl/, then install it and add it to the PATH).</text:span></text:p>
              </text:list-item>
              <text:list-item>
                <text:p text:style-name="P293"><text:span text:style-name="T44">As a fallback tool (“extract text from anything”), CRATE will use </text:span><text:span text:style-name="T14">strings</text:span><text:span text:style-name="T44"> or </text:span><text:span text:style-name="T14">strings2</text:span><text:span text:style-name="T44">, whichever it finds first. The </text:span><text:span text:style-name="T14">strings</text:span><text:span text:style-name="T44"> is part of Linux by default; for Windows, see </text:span><text:span text:style-name="T71">https://technet.microsoft.com/en-us/sysinternals/strings.aspx or </text:span><text:span text:style-name="T44">http://split-code.com/strings2.html (then install it and add it to the PATH).</text:span></text:p>
              </text:list-item>
            </text:list>
            <text:p text:style-name="P186">If you install any manually, check they run.</text:p>
          </table:table-cell>
          <table:covered-table-cell/>
        </table:table-row>
        <table:table-row>
          <table:table-cell table:style-name="Table6.A2" office:value-type="string">
            <text:p text:style-name="P93">Check that your text extractors are available and visible to CRATE via the PATH. Pass any extensions <text:span text:style-name="T189">for which </text:span>you want to see a report.</text:p>
          </table:table-cell>
          <table:table-cell table:style-name="Table6.C2" table:number-columns-spanned="2" office:value-type="string">
            <text:p text:style-name="P199">crate_anonymise --<text:span text:style-name="T188">checkextractor</text:span> .doc .docx .odt .pdf .<text:span text:style-name="T188">rtf </text:span>.txt None</text:p>
          </table:table-cell>
          <table:covered-table-cell/>
        </table:table-row>
        <table:table-row>
          <table:table-cell table:style-name="Table6.A2" office:value-type="string">
            <text:p text:style-name="P95"><text:span text:style-name="T14">Optional.</text:span> If you want to install C-based Python libraries, you’ll need a C/C++ compiler for Python 3.4.</text:p>
          </table:table-cell>
          <table:table-cell table:style-name="Table6.A2" office:value-type="string">
            <text:p text:style-name="P180">Built in.</text:p>
          </table:table-cell>
          <table:table-cell table:style-name="Table6.C2" office:value-type="string">
            <text:p text:style-name="P181"><text:span text:style-name="T190">Tricky as t</text:span>he official compiler for Python 3.4 is Visual Studio 2010 (VC++ 10.0; MSC_VER=1600; see http://stackoverflow.com/questions/29909330). To map Visual C++/Studio versions to compiler numbers, see http://stackoverflow.com/questions/2676763. <text:span text:style-name="T190">For more detail see </text:span>http://stackoverflow.com/questions/2817869 . <text:span text:style-name="T190">Essentially, this can be hard (e.g. on 64-bit Windows or with later compilers).</text:span></text:p>
            <text:p text:style-name="P192"/>
            <text:p text:style-name="P180"><text:span text:style-name="T14">FUTURE PLANS: </text:span><text:span text:style-name="T44">use Python 3.5, which supports Visual C++ 14.0 = Visual Studio 2015 (MSC_VER=1900). </text:span><text:span text:style-name="T72">At present the necessary dependencies do not work cleanly.</text:span></text:p>
          </table:table-cell>
        </table:table-row>
        <table:table-row>
          <table:table-cell table:style-name="Table6.A2" office:value-type="string">
            <text:p text:style-name="P86">Optional. <text:span text:style-name="T44">Install OS prerequisites for some database drivers, required for the next step.</text:span></text:p>
          </table:table-cell>
          <table:table-cell table:style-name="Table6.A2" office:value-type="string">
            <text:p text:style-name="P167">For MySQLdb (mysql-python):</text:p>
            <text:list xml:id="list1835228906200906487" text:style-name="L3">
              <text:list-item>
                <text:p text:style-name="P300">sudo apt-get install mysql</text:p>
              </text:list-item>
            </text:list>
          </table:table-cell>
          <table:table-cell table:style-name="Table6.C2" office:value-type="string">
            <text:p text:style-name="P168">For MySQLdb (mysql-python), <text:span text:style-name="T166">mysqlclient, or any other Python 3.4 module that needs to build itself from C/C++ source:</text:span></text:p>
            <text:list xml:id="list231203430479646" text:continue-list="list231202446032945" text:style-name="L2">
              <text:list-item>
                <text:p text:style-name="P294"><text:span text:style-name="T166">I</text:span>nstall Microsoft Visual Studio 2010 (Visual C++ 10.0) or Visual C++ Express 2010. Under 64-bit Windows, <text:span text:style-name="T166">or if you have a later version of Visual Studio, </text:span>see also http://stackoverflow.com/questions/28251314; <text:soft-page-break/>you’ll need to se the VS100COMNTOOLS environment variable.</text:p>
              </text:list-item>
            </text:list>
            <text:p text:style-name="P169">For psycopg2:</text:p>
            <text:list xml:id="list6116572196122402816" text:style-name="L4">
              <text:list-item>
                <text:p text:style-name="P295">Install PostgreSQL.</text:p>
              </text:list-item>
            </text:list>
          </table:table-cell>
        </table:table-row>
        <table:table-row>
          <table:table-cell table:style-name="Table6.A2" office:value-type="string">
            <text:p text:style-name="P78"><text:span text:style-name="T14">Optional. </text:span>Install Python drivers for the databases you wish to use. <text:span text:style-name="T169">You probably only need </text:span><text:span text:style-name="T9">one</text:span><text:span text:style-name="T147"> set of drivers for each database!</text:span></text:p>
          </table:table-cell>
          <table:table-cell table:style-name="Table6.C2" table:number-columns-spanned="2" office:value-type="string">
            <text:p text:style-name="P87">MySQL</text:p>
            <text:list xml:id="list9106826579441269301" text:style-name="L5">
              <text:list-item>
                <text:p text:style-name="P301">pip install mysql-python</text:p>
              </text:list-item>
              <text:list-item>
                <text:p text:style-name="P301">pip install mysqlclient</text:p>
              </text:list-item>
              <text:list-item>
                <text:p text:style-name="P302">Install MySQL Connector/Python from http://dev.mysql.com/downloads/connector/python/, <text:span text:style-name="T212">or use pip to install as per the URL for the version you’d like at https://pypi.python.org/pypi/mysql-connector-python</text:span></text:p>
              </text:list-item>
              <text:list-item>
                <text:p text:style-name="P301">pip install pymysql</text:p>
              </text:list-item>
            </text:list>
            <text:p text:style-name="P87">SQL Server</text:p>
            <text:list xml:id="list659664098338058862" text:style-name="L6">
              <text:list-item>
                <text:p text:style-name="P305">pip install pymssql django-pymssql</text:p>
              </text:list-item>
              <text:list-item>
                <text:p text:style-name="P305">pip install django-pyodbc-azure</text:p>
              </text:list-item>
            </text:list>
            <text:p text:style-name="P87">PostgreSQL</text:p>
            <text:list xml:id="list5147971399885025247" text:style-name="L7">
              <text:list-item>
                <text:p text:style-name="P306">pip install psycopg2</text:p>
              </text:list-item>
            </text:list>
          </table:table-cell>
          <table:covered-table-cell/>
        </table:table-row>
        <table:table-row>
          <table:table-cell table:style-name="Table6.A2" office:value-type="string">
            <text:p text:style-name="P96">Build the CRATE NLP interface to your GATE system</text:p>
          </table:table-cell>
          <table:table-cell table:style-name="Table6.C2" table:number-columns-spanned="2" office:value-type="string">
            <text:p text:style-name="P198">crate_nlp_buildjava --help</text:p>
            <text:p text:style-name="P166"><text:span text:style-name="T208">crate_nlp_buildjava --javac</text:span><text:span text:style-name="T192"> </text:span><text:span text:style-name="T172">java_compiler_filename</text:span><text:span text:style-name="T10"> </text:span><text:span text:style-name="T207">--gatedir</text:span><text:span text:style-name="T10"> </text:span><text:span text:style-name="T172">GATE_DIRECTORY</text:span></text:p>
            <text:p text:style-name="P188"/>
            <text:p text:style-name="P190">For example, on Windows:</text:p>
            <text:p text:style-name="P190"/>
            <text:p text:style-name="P198">crate_nlp_buildjava --javac "C:\Program Files\Java\jdk1.8.0_91\bin\javac.exe" --gatedir "C:\Program Files\GATE_Developer_8.1"</text:p>
            <text:p text:style-name="P189"/>
            <text:p text:style-name="P191">Once built, you can run the script again with an additional <text:span text:style-name="T164">--</text:span><text:span text:style-name="T163">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89">Configure the various parts of CRATE for your system.</text:p>
          </table:table-cell>
          <table:table-cell table:style-name="Table6.C2" table:number-columns-spanned="2" office:value-type="string">
            <text:p text:style-name="P172"><text:span text:style-name="T69">The anonymiser and NLP manager are run on an ad-hoc or regularly scheduled basis, and do not need to be kept running continuously. </text:span><text:span text:style-name="T68">For the <text:s/></text:span><text:span text:style-name="T36">anonymiser, </text:span><text:span text:style-name="T68">you will need a .INI-style configuration file that the </text:span><text:span text:style-name="T36">CRATE_ANON_CONFIG</text:span><text:span text:style-name="T68"> environment variable points to when the anonymiser is run (and a .TSV format data dictionary that the configuration file points to). For the </text:span><text:span text:style-name="T36">NLP manager, </text:span><text:span text:style-name="T68">you will need </text:span><text:span text:style-name="T69">another .INI-style configuration file that the </text:span><text:span text:style-name="T37">CRATE_NLP_CONFIG </text:span><text:span text:style-name="T69">environment variable points to when the NLP manager is run.</text:span></text:p>
            <text:p text:style-name="P183"/>
            <text:p text:style-name="P172"><text:span text:style-name="T177">For the </text:span><text:span text:style-name="T36">web service, </text:span><text:span text:style-name="T69">which you will want to run continuously, </text:span><text:span text:style-name="T68">you will need a Python </text:span><text:span text:style-name="T69">(Django) </text:span><text:span text:style-name="T68">configuration file that the </text:span><text:span text:style-name="T36">CRATE_WEB_LOCAL_SETTINGS</text:span><text:span text:style-name="T68"> environment variable points to when the web server processes are run.</text:span></text:p>
            <text:p text:style-name="P184"/>
            <text:p text:style-name="P173"><text:span text:style-name="T14">See below</text:span><text:span text:style-name="T44"> for details of these configuration files.</text:span></text:p>
          </table:table-cell>
          <table:covered-table-cell/>
        </table:table-row>
        <table:table-row>
          <table:table-cell table:style-name="Table6.A2" office:value-type="string">
            <text:p text:style-name="P90">Build the admin database for the web interface. <text:span text:style-name="T182">Set up static files for service. </text:span>Create a superuser.</text:p>
          </table:table-cell>
          <table:table-cell table:style-name="Table6.C2" table:number-columns-spanned="2" office:value-type="string">
            <text:p text:style-name="P174">Create the database yourself using your normal database management tool. Make sure that the config file pointed to by the CRATE_WEB_LOCAL_SETTINGS environment variable is pointing to it. From the activated virtual environment:</text:p>
            <text:p text:style-name="P174"/>
            <text:p text:style-name="P196">crate_django_manage migrate</text:p>
            <text:p text:style-name="P196">crate_django_manage collectstatic</text:p>
            <text:p text:style-name="P197">crate_django_manage createsuperuser</text:p>
          </table:table-cell>
          <table:covered-table-cell/>
        </table:table-row>
        <table:table-row>
          <table:table-cell table:style-name="Table6.A2" office:value-type="string">
            <text:p text:style-name="P91">Test the web server and message queue</text:p>
          </table:table-cell>
          <table:table-cell table:style-name="Table6.C2" table:number-columns-spanned="2" office:value-type="string">
            <text:p text:style-name="P176">In two separate command windows, with the virtual environment activated in each, run the following two programs:</text:p>
            <text:p text:style-name="P176"/>
            <text:p text:style-name="P195">crate_launch_cherrypy_server</text:p>
            <text:p text:style-name="P195"/>
            <text:p text:style-name="P195">crate_launch_celery --<text:span text:style-name="T186">debug</text:span></text:p>
            <text:p text:style-name="P175"/>
            <text:p text:style-name="P175">Browse to the web site. Choose <text:span text:style-name="T14">‘Test message queue by sending an e-mail to the RDBM’.</text:span><text:span text:style-name="T44"> If an e-mail arrives, that’s good. </text:span><text:span text:style-name="T70">If you can’t see the web site, there’s a configuration problem. If you can see the web site but no e-mail arrives, </text:span><text:span text:style-name="T44">check:</text:span></text:p>
            <text:list xml:id="list4767221636404934325" text:style-name="L8">
              <text:list-item>
                <text:p text:style-name="P296"><text:span text:style-name="T44">that e-mail </text:span><text:span text:style-name="T12">server</text:span><text:span text:style-name="T151"> and the RDBM e-mail </text:span><text:span text:style-name="T12">destination</text:span><text:span text:style-name="T151"> are correctly configured in the Django config file (as per CRATE_WEB_LOCAL_SETTINGS);</text:span></text:p>
              </text:list-item>
              <text:list-item>
                <text:p text:style-name="P299">check the Django log;</text:p>
              </text:list-item>
              <text:list-item>
                <text:p text:style-name="P299">check the Celery log;</text:p>
              </text:list-item>
              <text:list-item>
                <text:p text:style-name="P297"><text:span text:style-name="T151">from the RabbitMQ administrative command prompt, run </text:span><text:span text:style-name="T204">rabbitmqctl list_queues </text:span><text:span text:style-name="T205">name messages consumers</text:span><text:span text:style-name="T154">; </text:span><text:span text:style-name="T153">this shows each queue’s name along with the number of messages in the queue and the number of consumers. If the number of messages is stuck at &gt;0, they’re not being consumed properly.</text:span></text:p>
              </text:list-item>
              <text:list-item>
                <text:p text:style-name="P298"><text:span text:style-name="T153">r</text:span><text:span text:style-name="T151">un </text:span><text:span text:style-name="T203">crate_launch_flower</text:span><text:span text:style-name="T151"> and browse to http://localhost:5555/ to explore the messaging system.</text:span></text:p>
              </text:list-item>
            </text:list>
          </table:table-cell>
          <table:covered-table-cell/>
        </table:table-row>
        <table:table-row>
          <table:table-cell table:style-name="Table6.A2" office:value-type="string">
            <text:p text:style-name="P88">Configure the web service (Django + Celery) parts of CRATE to run automatically.</text:p>
          </table:table-cell>
          <table:table-cell table:style-name="Table6.A2" office:value-type="string">
            <text:p text:style-name="P170">Try to avoid managing this by hand! That’s what the .deb file is there for.</text:p>
          </table:table-cell>
          <table:table-cell table:style-name="Table6.C2" office:value-type="string">
            <text:p text:style-name="P182">SERVICE METHOD</text:p>
            <text:p text:style-name="P178"/>
            <text:p text:style-name="P178">Using a <text:span text:style-name="T14">privileged</text:span><text:span text:style-name="T44"> command prompt </text:span><text:span text:style-name="T67">[</text:span><text:span text:style-name="T44">e.g. on Windows 10: Winkey+X → </text:span><text:span text:style-name="T12">Command Prompt (Admin)</text:span><text:span text:style-name="T152">]</text:span><text:span text:style-name="T151"> activate the virtual environment and install the service:</text:span></text:p>
            <text:p text:style-name="P164"/>
            <text:p text:style-name="P194"><text:span text:style-name="T35">C:\venvs\crate</text:span><text:span text:style-name="T66">\Scripts\activate</text:span></text:p>
            <text:p text:style-name="P194">crate_windows_service install</text:p>
            <text:p text:style-name="P170"/>
            <text:p text:style-name="P171">Set the system (not user!) environment variable CRATE_WINSERVICE_LOGDIR to a writable directory. <text:span text:style-name="T176">In older versions of Windows you had to r</text:span>eboot or the service manager <text:span text:style-name="T176">wouldn’t </text:span>see it, <text:span text:style-name="T176">but Windows 10 seems to cope happily.</text:span> You can start the CRATE service manually, or configure it to start automatically on boot, or (with the virtual environment activated) with <text:span text:style-name="T202">crate_windows_service start</text:span>.</text:p>
            <text:p text:style-name="P171"/>
            <text:p text:style-name="P182">TASK SCHEDULER METHOD</text:p>
            <text:p text:style-name="P177"/>
            <text:p text:style-name="P177">In principle you could also run the scripts via the Windows Task Scheduler, rather than as a service; see https://www.calazan.com/windows-tip-run-applications-in-the-background-using-task-scheduler/, e.g. with tasks like</text:p>
            <text:p text:style-name="P177"/>
            <text:p text:style-name="P193">cmd /c C:\venvs\crate\Scripts\crate_launch_cherrypy_server &gt;&gt;C:\crate_logs\djangolog.txt 2&gt;&amp;1</text:p>
            <text:p text:style-name="P193"/>
            <text:p text:style-name="P193">cmd /c C:\venvs\crate\Scripts\crate_launch_celery &gt;&gt;C:\crate_logs\celerylog.txt 2&gt;&amp;1</text:p>
            <text:p text:style-name="P165"/>
            <text:p text:style-name="P177">… but I’ve not bothered to test this, as the Service method works fine.</text:p>
          </table:table-cell>
        </table:table-row>
        <table:table-row>
          <table:table-cell table:style-name="Table6.A2" office:value-type="string">
            <text:p text:style-name="P92">Retest the web server and message queue.</text:p>
          </table:table-cell>
          <table:table-cell table:style-name="Table6.C2" table:number-columns-spanned="2" office:value-type="string">
            <text:p text:style-name="P187">Going to a “behind-the-scenes” mode of operation has the potential to go wrong, so retest that the web server and the e-mail transmission task work.</text:p>
          </table:table-cell>
          <table:covered-table-cell/>
        </table:table-row>
      </table:table>
      <text:p text:style-name="P19"/>
      <text:h text:style-name="P284"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7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87">crate_anonymise --incremental</text:span></text:p>
      <text:p text:style-name="Code_5f_paragraph"><text:tab/><text:span text:style-name="T187">crate_anonymise_multiprocess --full</text:span></text:p>
      <text:p text:style-name="Code_5f_paragraph"><text:tab/><text:span text:style-name="T187">crate_anonymise_multiprocess --incremental</text:span></text:p>
      <text:p text:style-name="P18">Get more help with</text:p>
      <text:p text:style-name="Code_5f_paragraph"><text:tab/>crate_anonymise --help</text:p>
      <text:h text:style-name="P281" text:outline-level="1">Specimen anonymiser config</text:h>
      <text:p text:style-name="P30">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0"># Configuration file for CRATE anonymiser (crate_anonymise).</text:p>
            <text:p text:style-name="P250"/>
            <text:p text:style-name="P250"># =============================================================================</text:p>
            <text:p text:style-name="P250"># Main settings</text:p>
            <text:p text:style-name="P250"># =============================================================================</text:p>
            <text:p text:style-name="P250"/>
            <text:p text:style-name="P250">[main]</text:p>
            <text:p text:style-name="P250"/>
            <text:p text:style-name="P250"># -----------------------------------------------------------------------------</text:p>
            <text:p text:style-name="P250"># Data dictionary</text:p>
            <text:p text:style-name="P250"># -----------------------------------------------------------------------------</text:p>
            <text:p text:style-name="P250"># Specify a data dictionary in TSV (tab-separated value) format, with a header</text:p>
            <text:p text:style-name="P250"># row. Boolean values can be 0/1, Y/N, T/F, True/False.</text:p>
            <text:p text:style-name="P250"># Columns in the data dictionary:</text:p>
            <text:p text:style-name="P250">#</text:p>
            <text:p text:style-name="P250"># src_db</text:p>
            <text:p text:style-name="P250"># <text:s text:c="4"/>Specify the source database.</text:p>
            <text:p text:style-name="P250"># <text:s text:c="4"/>Database names are those used in source_databases list below; they</text:p>
            <text:p text:style-name="P250"># <text:s text:c="4"/>don't have to be SQL database names.</text:p>
            <text:p text:style-name="P250"># src_table</text:p>
            <text:p text:style-name="P250"># <text:s text:c="4"/>Table name in source database.</text:p>
            <text:p text:style-name="P250"># src_field</text:p>
            <text:p text:style-name="P250"># <text:s text:c="4"/>Field name in source database.</text:p>
            <text:p text:style-name="P250"># src_datatype</text:p>
            <text:p text:style-name="P250"># <text:s text:c="4"/>SQL data type in source database, e.g. INT, VARCHAR(50).</text:p>
            <text:p text:style-name="P250"># src_flags</text:p>
            <text:p text:style-name="P250"># <text:s text:c="4"/>One or more of the following characters:</text:p>
            <text:p text:style-name="P250"># <text:s text:c="4"/>K: <text:s/>This field is the primary key (PK) for the table it's</text:p>
            <text:p text:style-name="P250"># <text:s text:c="8"/>in.</text:p>
            <text:p text:style-name="P250"># <text:s text:c="4"/>H: <text:s/>Add source hash, for incremental updates?</text:p>
            <text:p text:style-name="P250"># <text:s text:c="8"/>- May only be set for src_pk fields (which cannot then be omitted</text:p>
            <text:p text:style-name="P250"># <text:s text:c="10"/>in the destination, and which require the index=U</text:p>
            <text:p text:style-name="P250"># <text:s text:c="10"/>setting, so that a unique index is created for this field).</text:p>
            <text:p text:style-name="P250"># <text:s text:c="8"/>- If set, a field is added to the destination table, with field</text:p>
            <text:p text:style-name="P250"># <text:s text:c="10"/>name as set by the config's source_hash_fieldname variable,</text:p>
            <text:p text:style-name="P250"># <text:s text:c="10"/>containing a hash of the contents of the source record (all</text:p>
            <text:p text:style-name="P250"># <text:s text:c="10"/>fields that are not omitted, OR contain scrubbing information</text:p>
            <text:p text:style-name="P250"># <text:s text:c="10"/>(scrub_src). The field is of type VARCHAR and its length is</text:p>
            <text:p text:style-name="P250"># <text:s text:c="10"/>determined by the hash_method parameter (see below).</text:p>
            <text:p text:style-name="P250"># <text:s text:c="8"/>- This table is then capable of incremental updates.</text:p>
            <text:p text:style-name="P250"># <text:s text:c="4"/>C: <text:s/>Contents are constant (will not change) for a</text:p>
            <text:p text:style-name="P250"># <text:s text:c="8"/>given PK.</text:p>
            <text:p text:style-name="P250"># <text:s text:c="8"/>- An alternative to 'H'. Can't be used with it.</text:p>
            <text:p text:style-name="P250"># <text:s text:c="8"/>- Applicable only to src_pk fields, which can't be omitted in the</text:p>
            <text:p text:style-name="P250"># <text:s text:c="10"/>destination, and which have the same index requirements as</text:p>
            <text:p text:style-name="P250"># <text:s text:c="10"/>the 'H' flag.</text:p>
            <text:p text:style-name="P250"># <text:s text:c="8"/>- If set, no hash is added to the destination, but the destination</text:p>
            <text:p text:style-name="P250"><text:soft-page-break/># <text:s text:c="10"/>contents are assumed to exist and not to have changed.</text:p>
            <text:p text:style-name="P250"># <text:s text:c="8"/>- Be CAUTIOUS with this flag, i.e. certain that the contents will</text:p>
            <text:p text:style-name="P250"># <text:s text:c="10"/>not change.</text:p>
            <text:p text:style-name="P250"># <text:s text:c="8"/>- Intended for very data-intensive fields, such as BLOB fields</text:p>
            <text:p text:style-name="P250"># <text:s text:c="10"/>containing binary documents, where hashing would be quite slow</text:p>
            <text:p text:style-name="P250"># <text:s text:c="10"/>over many gigabytes of data.</text:p>
            <text:p text:style-name="P250"># <text:s text:c="4"/>A: <text:s/>Addition only. It is assumed that records can</text:p>
            <text:p text:style-name="P250"># <text:s text:c="8"/>only be added, not deleted.</text:p>
            <text:p text:style-name="P250"># <text:s text:c="4"/>P: <text:s/>Primary patient ID field.</text:p>
            <text:p text:style-name="P250"># <text:s text:c="8"/>If set,</text:p>
            <text:p text:style-name="P250"># <text:s text:c="8"/>(a) This field will be used to link records for the same patient</text:p>
            <text:p text:style-name="P250"># <text:s text:c="12"/>across all tables. It must therefore be present, and marked in</text:p>
            <text:p text:style-name="P250"># <text:s text:c="12"/>the data dictionary, for ALL tables that contain patient-</text:p>
            <text:p text:style-name="P250"># <text:s text:c="12"/>identifiable information.</text:p>
            <text:p text:style-name="P250"># <text:s text:c="8"/>(b) If the field is not omitted: the field will be hashed as the</text:p>
            <text:p text:style-name="P250"># <text:s text:c="12"/>primary ID (database patient primary key) in the destination,</text:p>
            <text:p text:style-name="P250"># <text:s text:c="12"/>and a transient research ID (TRID) also added.</text:p>
            <text:p text:style-name="P250"># <text:s text:c="4"/>*: <text:s/>This field *defines* primary PIDs.</text:p>
            <text:p text:style-name="P250"># <text:s text:c="8"/>If set, this row will be used to search for all patient IDs, and</text:p>
            <text:p text:style-name="P250"># <text:s text:c="8"/>will define them for this database. Only those patients will be</text:p>
            <text:p text:style-name="P250"># <text:s text:c="8"/>processed (for all tables containing patient info). Typically, this</text:p>
            <text:p text:style-name="P250"># <text:s text:c="8"/>flag is applied to a SINGLE field in a SINGLE table, usually the</text:p>
            <text:p text:style-name="P250"># <text:s text:c="8"/>principal patient registration/demographics table.</text:p>
            <text:p text:style-name="P250"># <text:s text:c="4"/>M: <text:s/>Master ID (e.g. NHS number). The field will be</text:p>
            <text:p text:style-name="P250"># <text:s text:c="8"/>hashed with the master PID hasher.</text:p>
            <text:p text:style-name="P250">#</text:p>
            <text:p text:style-name="P250"># scrub_src</text:p>
            <text:p text:style-name="P250"># <text:s text:c="4"/>Either "patient", "thirdparty", or blank.</text:p>
            <text:p text:style-name="P250"># <text:s text:c="4"/>- If "patient", contains patient-identifiable information</text:p>
            <text:p text:style-name="P250"># <text:s text:c="6"/>that must be removed from "scrub_in" fields.</text:p>
            <text:p text:style-name="P250"># <text:s text:c="4"/>- If "thirdparty", contains identifiable information about</text:p>
            <text:p text:style-name="P250"># <text:s text:c="6"/>carer/family/other third party, which must be removed from</text:p>
            <text:p text:style-name="P250"># <text:s text:c="6"/>"scrub_in" fields.</text:p>
            <text:p text:style-name="P250"># scrub_method</text:p>
            <text:p text:style-name="P250"># <text:s text:c="4"/>Applicable to scrub_src fields. Manner in which this field should be</text:p>
            <text:p text:style-name="P250"># <text:s text:c="4"/>treated for scrubbing.</text:p>
            <text:p text:style-name="P250"># <text:s text:c="4"/>Options:</text:p>
            <text:p text:style-name="P250"># <text:s text:c="4"/>- "words": treat as a set of textual words</text:p>
            <text:p text:style-name="P250"># <text:s text:c="6"/>This is the default for all textual fields (e. CHAR, VARCHAR, TEXT).</text:p>
            <text:p text:style-name="P250"># <text:s text:c="6"/>Typically used for names.</text:p>
            <text:p text:style-name="P250"># <text:s text:c="4"/>- "phrase": treat as a textual phrase (a sequence of</text:p>
            <text:p text:style-name="P250"># <text:s text:c="6"/>words to be replaced only when they occur in sequence). Typically</text:p>
            <text:p text:style-name="P250"># <text:s text:c="6"/>used for address components.</text:p>
            <text:p text:style-name="P250"># <text:s text:c="4"/>- "number": treat as number</text:p>
            <text:p text:style-name="P250"># <text:s text:c="6"/>This is the default for all numeric fields (e.g. INTEGER, FLOAT).</text:p>
            <text:p text:style-name="P250"># <text:s text:c="6"/>If you have a phone number in a text field, mark it as</text:p>
            <text:p text:style-name="P250"># <text:s text:c="6"/>"number" here. It will be scrubbed regardless of</text:p>
            <text:p text:style-name="P250"># <text:s text:c="6"/>spacing/punctuation.</text:p>
            <text:p text:style-name="P250"># <text:s text:c="4"/>- "code": treat as an alphanumeric code. Suited to</text:p>
            <text:p text:style-name="P250"># <text:s text:c="6"/>postcodes. Very like "number" but permits non-digits.</text:p>
            <text:p text:style-name="P250"># <text:s text:c="4"/>- "date": treat as date.</text:p>
            <text:p text:style-name="P250"># <text:s text:c="6"/>This is the default for all DATE/DATETIME fields.</text:p>
            <text:p text:style-name="P250">#</text:p>
            <text:p text:style-name="P250"># decision</text:p>
            <text:p text:style-name="P250"># <text:s text:c="4"/>Either "OMIT" (omit from output entirely) or</text:p>
            <text:p text:style-name="P250"># <text:s text:c="4"/>"include", to include. Case sensitive, for safety.</text:p>
            <text:p text:style-name="P250"># alter_method</text:p>
            <text:p text:style-name="P250"># <text:s text:c="4"/>Manner in which to alter the data. Blank, or one of:</text:p>
            <text:p text:style-name="P250"># <text:s text:c="4"/>- "scrub": scrub in. Applies to text fields only. The</text:p>
            <text:p text:style-name="P250"># <text:s text:c="6"/>field will have its contents anonymised (using information from other</text:p>
            <text:p text:style-name="P250"># <text:s text:c="6"/>fields).</text:p>
            <text:p text:style-name="P250"># <text:s text:c="4"/>- "truncatedate": truncate date to first of the month.</text:p>
            <text:p text:style-name="P250"># <text:s text:c="6"/>Applicable to text or date-as-text fields.</text:p>
            <text:p text:style-name="P250"># <text:s text:c="4"/>- "binary_to_text=EXTFIELDNAME": convert a binary field (e.g.</text:p>
            <text:p text:style-name="P250"># <text:s text:c="6"/>VARBINARY, BLOB) to text (e.g. LONGTEXT). The field EXTFIELDNAME,</text:p>
            <text:p text:style-name="P250"># <text:s text:c="6"/>which must be in the same source table, must contain the file</text:p>
            <text:p text:style-name="P250"># <text:s text:c="6"/>extension (e.g. "pdf", ".pdf") or a filename with that extension</text:p>
            <text:p text:style-name="P250"># <text:s text:c="6"/>(e.g. "/some/path/mything.pdf").</text:p>
            <text:p text:style-name="P250"># <text:s text:c="4"/>- "binary_to_text_scrub=EXTFIELDNAME": ditto, but also scrub</text:p>
            <text:p text:style-name="P250"># <text:s text:c="6"/>in.</text:p>
            <text:p text:style-name="P250"># <text:s text:c="4"/>- "filename_to_text": as for binary_to_text, but</text:p>
            <text:p text:style-name="P250"># <text:s text:c="6"/>the field contains a filename (the contents of which is converted</text:p>
            <text:p text:style-name="P250"># <text:s text:c="6"/>to text), rather than binary file contents directly.</text:p>
            <text:p text:style-name="P250"># <text:s text:c="4"/>- "filename_to_text_scrub": ditto, but also scrub in.</text:p>
            <text:p text:style-name="P250">#</text:p>
            <text:p text:style-name="P250"><text:soft-page-break/># dest_table</text:p>
            <text:p text:style-name="P250"># <text:s text:c="4"/>Table name in destination database.</text:p>
            <text:p text:style-name="P250"># dest_field</text:p>
            <text:p text:style-name="P250"># <text:s text:c="4"/>Field name in destination database.</text:p>
            <text:p text:style-name="P250"># dest_datatype</text:p>
            <text:p text:style-name="P250"># <text:s text:c="4"/>SQL data type in destination database.</text:p>
            <text:p text:style-name="P250"># <text:s text:c="4"/>If omitted, the source SQL data type is translated appropriately.</text:p>
            <text:p text:style-name="P250"># index</text:p>
            <text:p text:style-name="P250"># <text:s text:c="4"/>One of:</text:p>
            <text:p text:style-name="P250"># <text:s text:c="4"/>- blank: no index.</text:p>
            <text:p text:style-name="P250"># <text:s text:c="4"/>- "I": normal index on destination.</text:p>
            <text:p text:style-name="P250"># <text:s text:c="4"/>- "U": unique index on destination.</text:p>
            <text:p text:style-name="P250"># <text:s text:c="4"/>- "F": create a FULLTEXT index, for rapid searching</text:p>
            <text:p text:style-name="P250"># <text:s text:c="6"/>within long text fields. Only applicable to one field per table.</text:p>
            <text:p text:style-name="P250"># indexlen</text:p>
            <text:p text:style-name="P250"># <text:s text:c="4"/>Integer. Can be blank. If not, sets the prefix length of the index.</text:p>
            <text:p text:style-name="P250"># <text:s text:c="4"/>Mandatory in MySQL if you apply a normal (+/- unique) index to a TEXT</text:p>
            <text:p text:style-name="P250"># <text:s text:c="4"/>or BLOB field. Not required for FULLTEXT indexes.</text:p>
            <text:p text:style-name="P250"># comment</text:p>
            <text:p text:style-name="P250"># <text:s text:c="4"/>Field comment, stored in destination database.</text:p>
            <text:p text:style-name="P250"/>
            <text:p text:style-name="P250">data_dictionary_filename = testdd.tsv</text:p>
            <text:p text:style-name="P250"/>
            <text:p text:style-name="P250"># -----------------------------------------------------------------------------</text:p>
            <text:p text:style-name="P250"># Encryption phrases/passwords</text:p>
            <text:p text:style-name="P250"># -----------------------------------------------------------------------------</text:p>
            <text:p text:style-name="P250"/>
            <text:p text:style-name="P250"><text:s text:c="4"/># PID-to-RID hashing method. Options are:</text:p>
            <text:p text:style-name="P250"><text:s text:c="4"/># - HMAC_MD5 - produces a 32-character digest</text:p>
            <text:p text:style-name="P250"><text:s text:c="4"/># - HMAC_SHA256 - produces a 64-character digest (default)</text:p>
            <text:p text:style-name="P250"><text:s text:c="4"/># - HMAC_SHA512 - produces a 64-character digest</text:p>
            <text:p text:style-name="P250">hash_method = HMAC_SHA256</text:p>
            <text:p text:style-name="P250"/>
            <text:p text:style-name="P250">per_table_patient_id_encryption_phrase = SOME_PASSPHRASE_REPLACE_ME</text:p>
            <text:p text:style-name="P250"/>
            <text:p text:style-name="P250">master_patient_id_encryption_phrase = SOME_OTHER_PASSPHRASE_REPLACE_ME</text:p>
            <text:p text:style-name="P250"/>
            <text:p text:style-name="P250">change_detection_encryption_phrase = YETANOTHER</text:p>
            <text:p text:style-name="P250"/>
            <text:p text:style-name="P250"># -----------------------------------------------------------------------------</text:p>
            <text:p text:style-name="P250"># Text extraction</text:p>
            <text:p text:style-name="P250"># -----------------------------------------------------------------------------</text:p>
            <text:p text:style-name="P250"/>
            <text:p text:style-name="P250"><text:s text:c="4"/># Use the plainest possible layout for text extraction?</text:p>
            <text:p text:style-name="P250"><text:s text:c="4"/># False = better for human layout. Table example from DOCX:</text:p>
            <text:p text:style-name="P250"><text:s text:c="4"/># <text:s text:c="4"/>+---------+---------+</text:p>
            <text:p text:style-name="P250"><text:s text:c="4"/># <text:s text:c="4"/>| AAA AAA | BBB BBB |</text:p>
            <text:p text:style-name="P250"><text:s text:c="4"/># <text:s text:c="4"/>| AAA AAA | BBB BBB |</text:p>
            <text:p text:style-name="P250"><text:s text:c="4"/># <text:s text:c="4"/>+---------+---------+</text:p>
            <text:p text:style-name="P250"><text:s text:c="4"/># True = good for natural language processing. Table example from DOCX:</text:p>
            <text:p text:style-name="P250"><text:s text:c="4"/># <text:s text:c="4"/>---------------------</text:p>
            <text:p text:style-name="P250"><text:s text:c="4"/># <text:s text:c="6"/>AAA AAA</text:p>
            <text:p text:style-name="P250"><text:s text:c="4"/># <text:s text:c="6"/>AAA AAA</text:p>
            <text:p text:style-name="P250"><text:s text:c="4"/># <text:s text:c="4"/>---------------------</text:p>
            <text:p text:style-name="P250"><text:s text:c="4"/># <text:s text:c="16"/>BBB BBB</text:p>
            <text:p text:style-name="P250"><text:s text:c="4"/># <text:s text:c="16"/>BBB BBB</text:p>
            <text:p text:style-name="P250"><text:s text:c="4"/># <text:s text:c="4"/>---------------------</text:p>
            <text:p text:style-name="P250"><text:s text:c="4"/># ... note the absence of vertical interruptions, and that text from one</text:p>
            <text:p text:style-name="P250"><text:s text:c="4"/># cell remains contiguous.</text:p>
            <text:p text:style-name="P250">extract_text_plain = False</text:p>
            <text:p text:style-name="P250"/>
            <text:p text:style-name="P250"><text:s text:c="4"/># Default width to word-wrap extracted text to</text:p>
            <text:p text:style-name="P250">extract_text_width = 80</text:p>
            <text:p text:style-name="P250"/>
            <text:p text:style-name="P250"># -----------------------------------------------------------------------------</text:p>
            <text:p text:style-name="P250"># Anonymisation</text:p>
            <text:p text:style-name="P250"># -----------------------------------------------------------------------------</text:p>
            <text:p text:style-name="P250"/>
            <text:p text:style-name="P250"><text:s text:c="4"/># Patient information will be replaced with this. For example, XXX or</text:p>
            <text:p text:style-name="P250"><text:s text:c="4"/># [ ___]; the latter is a bit easier to spot, and works better if it</text:p>
            <text:p text:style-name="P250"><text:s text:c="4"/># directly abuts other text.</text:p>
            <text:p text:style-name="P250">replace_patient_info_with = [___]</text:p>
            <text:p text:style-name="P250"/>
            <text:p text:style-name="P250"><text:s text:c="4"/># Third-party information will be replaced by this.</text:p>
            <text:p text:style-name="P250"><text:s text:c="4"/># For example, YYY or [...].</text:p>
            <text:p text:style-name="P250"><text:soft-page-break/>replace_third_party_info_with = [...]</text:p>
            <text:p text:style-name="P250"/>
            <text:p text:style-name="P250"><text:s text:c="4"/># Things to be removed irrespective of patient-specific information will be</text:p>
            <text:p text:style-name="P250"><text:s text:c="4"/># replaced by this (for example, if you opt to remove all things looking</text:p>
            <text:p text:style-name="P250"><text:s text:c="4"/># like telephone numbers). For example, ZZZ or [~~~].</text:p>
            <text:p text:style-name="P250">replace_nonspecific_info_with = [~~~]</text:p>
            <text:p text:style-name="P250"/>
            <text:p text:style-name="P250"><text:s text:c="4"/># Strings to append to every "scrub from" string.</text:p>
            <text:p text:style-name="P250"><text:s text:c="4"/># For example, include "s" if you want to scrub "Roberts" whenever you</text:p>
            <text:p text:style-name="P250"><text:s text:c="4"/># scrub "Robert".</text:p>
            <text:p text:style-name="P250"><text:s text:c="4"/># Applies to words, but not to phrase.</text:p>
            <text:p text:style-name="P250"><text:s text:c="4"/># Multiline field: https://docs.python.org/2/library/configparser.html</text:p>
            <text:p text:style-name="P250">scrub_string_suffixes =</text:p>
            <text:p text:style-name="P250"><text:s text:c="4"/>s</text:p>
            <text:p text:style-name="P250"/>
            <text:p text:style-name="P250"><text:s text:c="4"/># Specify maximum number of errors (insertions, deletions, substitutions)</text:p>
            <text:p text:style-name="P250"><text:s text:c="4"/># in string regex matching. Beware using a high number! Suggest 1-2.</text:p>
            <text:p text:style-name="P250">string_max_regex_errors = 1</text:p>
            <text:p text:style-name="P250"/>
            <text:p text:style-name="P250"><text:s text:c="4"/># Is there a minimum length to apply string_max_regex_errors? For example,</text:p>
            <text:p text:style-name="P250"><text:s text:c="4"/># if you allow one typo and someone is called Ian, all instances of 'in' or</text:p>
            <text:p text:style-name="P250"><text:s text:c="4"/># 'an' will be wiped. Note that this apply to scrub-source data.</text:p>
            <text:p text:style-name="P250">min_string_length_for_errors = 4</text:p>
            <text:p text:style-name="P250"/>
            <text:p text:style-name="P250"><text:s text:c="4"/># Is there a minimum length of string to scrub WITH? For example, if you</text:p>
            <text:p text:style-name="P250"><text:s text:c="4"/># specify 2, you allow two-letter names such as Al to be scrubbed, but you</text:p>
            <text:p text:style-name="P250"><text:s text:c="4"/># allow initials through, and therefore prevent e.g. 'A' from being</text:p>
            <text:p text:style-name="P250"><text:s text:c="4"/># scrubbed from the destination. Note that this applies to scrub-source</text:p>
            <text:p text:style-name="P250"><text:s text:c="4"/># data.</text:p>
            <text:p text:style-name="P250">min_string_length_to_scrub_with = 2</text:p>
            <text:p text:style-name="P250"/>
            <text:p text:style-name="P250"><text:s text:c="4"/># WHITELIST.</text:p>
            <text:p text:style-name="P250"><text:s text:c="4"/># Are there any words not to scrub? For example, "the", "road", "street"</text:p>
            <text:p text:style-name="P250"><text:s text:c="4"/># often appear in addresses, but you might not want them removed. Be</text:p>
            <text:p text:style-name="P250"><text:s text:c="4"/># careful in case these could be names (e.g. "Lane").</text:p>
            <text:p text:style-name="P250"><text:s text:c="4"/># Specify these as a list of FILENAMES, where the filenames contain words;</text:p>
            <text:p text:style-name="P250"><text:s text:c="4"/># e.g.</text:p>
            <text:p text:style-name="P250"><text:s text:c="4"/>#</text:p>
            <text:p text:style-name="P250"><text:s text:c="4"/># whitelist_filenames = /some/path/short_english_words.txt</text:p>
            <text:p text:style-name="P250"><text:s text:c="4"/>#</text:p>
            <text:p text:style-name="P250"><text:s text:c="4"/># Here's a suggestion for some of the sorts of words you might include:</text:p>
            <text:p text:style-name="P250"><text:s text:c="4"/># <text:s text:c="4"/>am</text:p>
            <text:p text:style-name="P250"><text:s text:c="4"/># <text:s text:c="4"/>an</text:p>
            <text:p text:style-name="P250"><text:s text:c="4"/># <text:s text:c="4"/>as</text:p>
            <text:p text:style-name="P250"><text:s text:c="4"/># <text:s text:c="4"/>at</text:p>
            <text:p text:style-name="P250"><text:s text:c="4"/># <text:s text:c="4"/>bd</text:p>
            <text:p text:style-name="P250"><text:s text:c="4"/># <text:s text:c="4"/>by</text:p>
            <text:p text:style-name="P250"><text:s text:c="4"/># <text:s text:c="4"/>he</text:p>
            <text:p text:style-name="P250"><text:s text:c="4"/># <text:s text:c="4"/>if</text:p>
            <text:p text:style-name="P250"><text:s text:c="4"/># <text:s text:c="4"/>is</text:p>
            <text:p text:style-name="P250"><text:s text:c="4"/># <text:s text:c="4"/>it</text:p>
            <text:p text:style-name="P250"><text:s text:c="4"/># <text:s text:c="4"/>me</text:p>
            <text:p text:style-name="P250"><text:s text:c="4"/># <text:s text:c="4"/>mg</text:p>
            <text:p text:style-name="P250"><text:s text:c="4"/># <text:s text:c="4"/>od</text:p>
            <text:p text:style-name="P250"><text:s text:c="4"/># <text:s text:c="4"/>of</text:p>
            <text:p text:style-name="P250"><text:s text:c="4"/># <text:s text:c="4"/>on</text:p>
            <text:p text:style-name="P250"><text:s text:c="4"/># <text:s text:c="4"/>or</text:p>
            <text:p text:style-name="P250"><text:s text:c="4"/># <text:s text:c="4"/>re</text:p>
            <text:p text:style-name="P250"><text:s text:c="4"/># <text:s text:c="4"/>so</text:p>
            <text:p text:style-name="P250"><text:s text:c="4"/># <text:s text:c="4"/>to</text:p>
            <text:p text:style-name="P250"><text:s text:c="4"/># <text:s text:c="4"/>us</text:p>
            <text:p text:style-name="P250"><text:s text:c="4"/># <text:s text:c="4"/>we</text:p>
            <text:p text:style-name="P250"><text:s text:c="4"/># <text:s text:c="4"/>her</text:p>
            <text:p text:style-name="P250"><text:s text:c="4"/># <text:s text:c="4"/>him</text:p>
            <text:p text:style-name="P250"><text:s text:c="4"/># <text:s text:c="4"/>tds</text:p>
            <text:p text:style-name="P250"><text:s text:c="4"/># <text:s text:c="4"/>she</text:p>
            <text:p text:style-name="P250"><text:s text:c="4"/># <text:s text:c="4"/>the</text:p>
            <text:p text:style-name="P250"><text:s text:c="4"/># <text:s text:c="4"/>you</text:p>
            <text:p text:style-name="P250"><text:s text:c="4"/># <text:s text:c="4"/>road</text:p>
            <text:p text:style-name="P250"><text:s text:c="4"/># <text:s text:c="4"/>street</text:p>
            <text:p text:style-name="P250">whitelist_filenames =</text:p>
            <text:p text:style-name="P250"/>
            <text:p text:style-name="P250"><text:s text:c="4"/># BLACKLIST</text:p>
            <text:p text:style-name="P250"><text:s text:c="4"/># Are there any words you always want to remove?</text:p>
            <text:p text:style-name="P250"><text:s text:c="4"/># Specify these as a list of filenames, e.g</text:p>
            <text:p text:style-name="P250"><text:soft-page-break/><text:s text:c="4"/>#</text:p>
            <text:p text:style-name="P250"><text:s text:c="4"/># blacklist_filenames = /some/path/boy_names.txt</text:p>
            <text:p text:style-name="P250"><text:s text:c="4"/># <text:s text:c="4"/>/some/path/girl_names.txt</text:p>
            <text:p text:style-name="P250"><text:s text:c="4"/># <text:s text:c="4"/>/some/path/common_surnames.txt</text:p>
            <text:p text:style-name="P250">blacklist_filenames =</text:p>
            <text:p text:style-name="P250"/>
            <text:p text:style-name="P250"><text:s text:c="4"/># Nonspecific scrubbing of numbers of a certain length?</text:p>
            <text:p text:style-name="P250"><text:s text:c="4"/># For example, scrubbing all 11-digit numbers will remove modern UK</text:p>
            <text:p text:style-name="P250"><text:s text:c="4"/># telephone numbers in conventional format. To do this, specify</text:p>
            <text:p text:style-name="P250"><text:s text:c="4"/># scrub_all_numbers_of_n_digits = 11. You could scrub both 10- and 11-digit</text:p>
            <text:p text:style-name="P250"><text:s text:c="4"/># numbers by specifying both numbers (in multiline format, as above);</text:p>
            <text:p text:style-name="P250"><text:s text:c="4"/># 10-digit numbers would include all NHS numbers. Avoid using this for</text:p>
            <text:p text:style-name="P250"><text:s text:c="4"/># short numbers; you may lose valuable numeric data!</text:p>
            <text:p text:style-name="P250">scrub_all_numbers_of_n_digits =</text:p>
            <text:p text:style-name="P250"/>
            <text:p text:style-name="P250"><text:s text:c="4"/># Nonspecific scrubbing of UK postcodes?</text:p>
            <text:p text:style-name="P250"><text:s text:c="4"/># See https://www.mrs.org.uk/pdf/postcodeformat.pdf ; these can look like</text:p>
            <text:p text:style-name="P250"><text:s text:c="4"/># FORMAT <text:s text:c="3"/>EXAMPLE</text:p>
            <text:p text:style-name="P250"><text:s text:c="4"/># AN NAA <text:s text:c="3"/>M1 1AA</text:p>
            <text:p text:style-name="P250"><text:s text:c="4"/># ANN NAA <text:s text:c="2"/>M60 1NW</text:p>
            <text:p text:style-name="P250"><text:s text:c="4"/># AAN NAA <text:s text:c="2"/>CR2 6XH</text:p>
            <text:p text:style-name="P250"><text:s text:c="4"/># AANN NAA <text:s/>DN55 1PT</text:p>
            <text:p text:style-name="P250"><text:s text:c="4"/># ANA NAA <text:s text:c="2"/>W1A 1HQ</text:p>
            <text:p text:style-name="P250"><text:s text:c="4"/># AANA NAA <text:s/>EC1A 1BB</text:p>
            <text:p text:style-name="P250">scrub_all_uk_postcodes = False</text:p>
            <text:p text:style-name="P250"/>
            <text:p text:style-name="P250"><text:s text:c="4"/># Anonymise at word boundaries? True is more conservative; False is more</text:p>
            <text:p text:style-name="P250"><text:s text:c="4"/># liberal and will deal with accidental word concatenation. With ID</text:p>
            <text:p text:style-name="P250"><text:s text:c="4"/># numbers, beware if you use a prefix, e.g. people write 'M123456' or</text:p>
            <text:p text:style-name="P250"><text:s text:c="4"/># 'R123456'; in that case you will need</text:p>
            <text:p text:style-name="P250"><text:s text:c="4"/># <text:s text:c="6"/>anonymise_numbers_at_word_boundaries_only = False.</text:p>
            <text:p text:style-name="P250">anonymise_codes_at_word_boundaries_only = True</text:p>
            <text:p text:style-name="P250"><text:s text:c="4"/># ... applies to code</text:p>
            <text:p text:style-name="P250">anonymise_dates_at_word_boundaries_only = True</text:p>
            <text:p text:style-name="P250"><text:s text:c="4"/># ... applies to date</text:p>
            <text:p text:style-name="P250">anonymise_numbers_at_word_boundaries_only = False</text:p>
            <text:p text:style-name="P250"><text:s text:c="4"/># ... applies to number</text:p>
            <text:p text:style-name="P250">anonymise_strings_at_word_boundaries_only = True</text:p>
            <text:p text:style-name="P250"><text:s text:c="4"/># ... applies to words and phrase</text:p>
            <text:p text:style-name="P250"/>
            <text:p text:style-name="P250"># -----------------------------------------------------------------------------</text:p>
            <text:p text:style-name="P250"># Output fields and formatting</text:p>
            <text:p text:style-name="P250"># -----------------------------------------------------------------------------</text:p>
            <text:p text:style-name="P250"/>
            <text:p text:style-name="P250"><text:s text:c="4"/># Name used for the primary patient ID in the mapping table.</text:p>
            <text:p text:style-name="P250">mapping_patient_id_fieldname = patient_id</text:p>
            <text:p text:style-name="P250"/>
            <text:p text:style-name="P250"><text:s text:c="4"/># Research ID field name. This will be a VARCHAR of length determined by</text:p>
            <text:p text:style-name="P250"><text:s text:c="4"/># hash_method. Used to replace per_table_patient_id_field.</text:p>
            <text:p text:style-name="P250">research_id_fieldname = brcid</text:p>
            <text:p text:style-name="P250"/>
            <text:p text:style-name="P250"><text:s text:c="4"/># Transient integer research ID (TRID) fieldname.</text:p>
            <text:p text:style-name="P250"><text:s text:c="4"/># An unsigned integer field with this name will be added to every table</text:p>
            <text:p text:style-name="P250"><text:s text:c="4"/># containing a primary patient ID (in the source) or research ID (in the</text:p>
            <text:p text:style-name="P250"><text:s text:c="4"/># destination).</text:p>
            <text:p text:style-name="P250">trid_fieldname = trid</text:p>
            <text:p text:style-name="P250"/>
            <text:p text:style-name="P250"><text:s text:c="4"/># Name used for the master patient ID in the mapping table.</text:p>
            <text:p text:style-name="P250">mapping_master_id_fieldname = nhsnum</text:p>
            <text:p text:style-name="P250"/>
            <text:p text:style-name="P250"><text:s text:c="4"/># Similarly, used to replace ddgen_master_pid_fieldname:</text:p>
            <text:p text:style-name="P250">master_research_id_fieldname = nhshash</text:p>
            <text:p text:style-name="P250"/>
            <text:p text:style-name="P250"><text:s text:c="4"/># Change-detection hash fieldname. This will be a VARCHAR of length</text:p>
            <text:p text:style-name="P250"><text:s text:c="4"/># determined by hash_method.</text:p>
            <text:p text:style-name="P250">source_hash_fieldname = _src_hash</text:p>
            <text:p text:style-name="P250"/>
            <text:p text:style-name="P250"><text:s text:c="4"/># Date-to-text conversion formats</text:p>
            <text:p text:style-name="P250">date_to_text_format = %Y-%m-%d</text:p>
            <text:p text:style-name="P250"><text:s text:c="4"/># ... ISO-8601, e.g. 2013-07-24</text:p>
            <text:p text:style-name="P250">datetime_to_text_format = %Y-%m-%dT%H:%M:%S</text:p>
            <text:p text:style-name="P250"><text:s text:c="4"/># ... ISO-8601, e.g. 2013-07-24T20:04:07</text:p>
            <text:p text:style-name="P250"/>
            <text:p text:style-name="P250"><text:s text:c="4"/># Append source table/field to the comment? Boolean.</text:p>
            <text:p text:style-name="P250">append_source_info_to_comment = True</text:p>
            <text:p text:style-name="P250"><text:soft-page-break/></text:p>
            <text:p text:style-name="P250"># -----------------------------------------------------------------------------</text:p>
            <text:p text:style-name="P250"># Destination database configuration</text:p>
            <text:p text:style-name="P250"># See the [destination_database] section for connection details.</text:p>
            <text:p text:style-name="P250"># -----------------------------------------------------------------------------</text:p>
            <text:p text:style-name="P250"/>
            <text:p text:style-name="P250"><text:s text:c="4"/># Specify the maximum number of rows to be processed before a COMMIT is</text:p>
            <text:p text:style-name="P250"><text:s text:c="4"/># issued on the database transaction. This prevents the transaction growing</text:p>
            <text:p text:style-name="P250"><text:s text:c="4"/># too large.</text:p>
            <text:p text:style-name="P250"><text:s text:c="4"/># Default is None (no limit).</text:p>
            <text:p text:style-name="P250">max_rows_before_commit = 1000</text:p>
            <text:p text:style-name="P250"/>
            <text:p text:style-name="P250"><text:s text:c="4"/># Specify the maximum number of source-record bytes (approximately!) that</text:p>
            <text:p text:style-name="P250"><text:s text:c="4"/># are processed before a COMMIT is issued on the database transaction. This</text:p>
            <text:p text:style-name="P250"><text:s text:c="4"/># prevents the transaction growing too large. The COMMIT will be issued</text:p>
            <text:p text:style-name="P250"><text:s text:c="4"/># *after* this limit has been met/exceeded, so it may be exceeded if the</text:p>
            <text:p text:style-name="P250"><text:s text:c="4"/># transaction just before the limit takes the cumulative total over the</text:p>
            <text:p text:style-name="P250"><text:s text:c="4"/># limit.</text:p>
            <text:p text:style-name="P250"><text:s text:c="4"/># Default is None (no limit).</text:p>
            <text:p text:style-name="P250">max_bytes_before_commit = 83886080</text:p>
            <text:p text:style-name="P250"/>
            <text:p text:style-name="P250"><text:s text:c="4"/># We need a temporary table name for incremental updates. This can't be the</text:p>
            <text:p text:style-name="P250"><text:s text:c="4"/># name of a real destination table. It lives in the destination database.</text:p>
            <text:p text:style-name="P250">temporary_tablename = _temp_table</text:p>
            <text:p text:style-name="P250"/>
            <text:p text:style-name="P250"># -----------------------------------------------------------------------------</text:p>
            <text:p text:style-name="P250"># Choose databases (defined in their own sections).</text:p>
            <text:p text:style-name="P250"># -----------------------------------------------------------------------------</text:p>
            <text:p text:style-name="P250"/>
            <text:p text:style-name="P250"><text:s text:c="4"/># Source database list. Can be lots.</text:p>
            <text:p text:style-name="P250">source_databases =</text:p>
            <text:p text:style-name="P250"><text:s text:c="4"/>mysourcedb1</text:p>
            <text:p text:style-name="P250"><text:s text:c="4"/>mysourcedb2</text:p>
            <text:p text:style-name="P250"/>
            <text:p text:style-name="P250"><text:s text:c="4"/># Destination database. Just one.</text:p>
            <text:p text:style-name="P250">destination_database = my_destination_database</text:p>
            <text:p text:style-name="P250"/>
            <text:p text:style-name="P250"><text:s text:c="4"/># Admin database. Just one.</text:p>
            <text:p text:style-name="P250">admin_database = my_admin_database</text:p>
            <text:p text:style-name="P250"/>
            <text:p text:style-name="P250"># -----------------------------------------------------------------------------</text:p>
            <text:p text:style-name="P250"># PROCESSING OPTIONS, TO LIMIT DATA QUANTITY FOR TESTING</text:p>
            <text:p text:style-name="P250"># -----------------------------------------------------------------------------</text:p>
            <text:p text:style-name="P250"/>
            <text:p text:style-name="P250"><text:s text:c="4"/># Limit the number of patients to be processed? Specify 0 (the default) for</text:p>
            <text:p text:style-name="P250"><text:s text:c="4"/># no limit.</text:p>
            <text:p text:style-name="P250">debug_max_n_patients =</text:p>
            <text:p text:style-name="P250"/>
            <text:p text:style-name="P250"><text:s text:c="4"/># Specify a list of integer patient IDs, for debugging? If specified, this</text:p>
            <text:p text:style-name="P250"><text:s text:c="4"/># list will be used directly (overriding the patient ID source specified in</text:p>
            <text:p text:style-name="P250"><text:s text:c="4"/># the data dictionary, and overriding debug_max_n_patients).</text:p>
            <text:p text:style-name="P250">debug_pid_list =</text:p>
            <text:p text:style-name="P250"/>
            <text:p text:style-name="P250"/>
            <text:p text:style-name="P250"># =============================================================================</text:p>
            <text:p text:style-name="P250"># Destination database details. User should have WRITE access.</text:p>
            <text:p text:style-name="P250"># =============================================================================</text:p>
            <text:p text:style-name="P250"># Use SQLAlchemy URLs: see</text:p>
            <text:p text:style-name="P250"># <text:s text:c="6"/>http://docs.sqlalchemy.org/en/latest/core/engines.html</text:p>
            <text:p text:style-name="P250"># You may need to install additional drivers, e.g.</text:p>
            <text:p text:style-name="P250"># <text:s text:c="6"/>pip install SOME_DRIVER</text:p>
            <text:p text:style-name="P250"># ... see the documentation.</text:p>
            <text:p text:style-name="P250"/>
            <text:p text:style-name="P250">[my_destination_database]</text:p>
            <text:p text:style-name="P250"/>
            <text:p text:style-name="P250">url = mysql+mysqldb://username:password@127.0.0.1:3306/output_databasename?charset=utf8</text:p>
            <text:p text:style-name="P250"/>
            <text:p text:style-name="P250"># =============================================================================</text:p>
            <text:p text:style-name="P250"># Administrative database. User should have WRITE access.</text:p>
            <text:p text:style-name="P250"># =============================================================================</text:p>
            <text:p text:style-name="P250"/>
            <text:p text:style-name="P250">[my_admin_database]</text:p>
            <text:p text:style-name="P250"/>
            <text:p text:style-name="P250">url = mysql+mysqldb://username:password@127.0.0.1:3306/admin_databasename?charset=utf8</text:p>
            <text:p text:style-name="P250"/>
            <text:p text:style-name="P250"><text:soft-page-break/># =============================================================================</text:p>
            <text:p text:style-name="P250"># SOURCE DATABASE DETAILS BELOW HERE.</text:p>
            <text:p text:style-name="P250"># User should have READ access only for safety.</text:p>
            <text:p text:style-name="P250"># =============================================================================</text:p>
            <text:p text:style-name="P250"/>
            <text:p text:style-name="P252"># -----------------------------------------------------------------------------</text:p>
            <text:p text:style-name="P252"># Source database example 1</text:p>
            <text:p text:style-name="P252"># -----------------------------------------------------------------------------</text:p>
            <text:p text:style-name="P252"/>
            <text:p text:style-name="P250">[mysourcedb1]</text:p>
            <text:p text:style-name="P250"/>
            <text:p text:style-name="P250"># CONNECTION DETAILS</text:p>
            <text:p text:style-name="P250"/>
            <text:p text:style-name="P250">url = mysql+mysqldb://username:password@127.0.0.1:3306/source_databasename?charset=utf8</text:p>
            <text:p text:style-name="P250"/>
            <text:p text:style-name="P250"># INPUT FIELDS, FOR THE AUTOGENERATION OF DATA DICTIONARIES</text:p>
            <text:p text:style-name="P250"/>
            <text:p text:style-name="P250"><text:s text:c="4"/># Allow the absence of patient info? Used to copy databases; WILL NOT</text:p>
            <text:p text:style-name="P250"><text:s text:c="4"/># ANONYMISE. Boolean; default is False.</text:p>
            <text:p text:style-name="P250">ddgen_allow_no_patient_info = False</text:p>
            <text:p text:style-name="P250"/>
            <text:p text:style-name="P250"><text:s text:c="4"/># Specify the (typically integer) patient identifier present in EVERY</text:p>
            <text:p text:style-name="P250"><text:s text:c="4"/># table. It will be replaced by the research ID in the destination</text:p>
            <text:p text:style-name="P250"><text:s text:c="4"/># database.</text:p>
            <text:p text:style-name="P250">ddgen_per_table_pid_field = patient_id</text:p>
            <text:p text:style-name="P250"/>
            <text:p text:style-name="P250"><text:s text:c="4"/># Master patient ID fieldname. Used for e.g. NHS numbers.</text:p>
            <text:p text:style-name="P250">ddgen_master_pid_fieldname = nhsnum</text:p>
            <text:p text:style-name="P250"/>
            <text:p text:style-name="P250"><text:s text:c="4"/># Blacklist any tables when creating new data dictionaries?</text:p>
            <text:p text:style-name="P250">ddgen_table_blacklist =</text:p>
            <text:p text:style-name="P250"/>
            <text:p text:style-name="P250"><text:s text:c="4"/># Blacklist any fields (regardless of their table) when creating new data</text:p>
            <text:p text:style-name="P250"><text:s text:c="4"/># dictionaries?</text:p>
            <text:p text:style-name="P250">ddgen_field_blacklist =</text:p>
            <text:p text:style-name="P250"/>
            <text:p text:style-name="P250"><text:s text:c="4"/># Fieldnames assumed to be their table's PK:</text:p>
            <text:p text:style-name="P250">ddgen_pk_fields =</text:p>
            <text:p text:style-name="P250"/>
            <text:p text:style-name="P250"><text:s text:c="4"/># Assume that content stays constant?</text:p>
            <text:p text:style-name="P250">ddgen_constant_content = False</text:p>
            <text:p text:style-name="P250"/>
            <text:p text:style-name="P250"><text:s text:c="4"/># Assume that records can only be added, not deleted?</text:p>
            <text:p text:style-name="P250">ddgen_addition_only = False</text:p>
            <text:p text:style-name="P250"/>
            <text:p text:style-name="P250"><text:s text:c="4"/># Predefine field(s) that define the existence of patient IDs? UNUSUAL.</text:p>
            <text:p text:style-name="P250">ddgen_pid_defining_fieldnames =</text:p>
            <text:p text:style-name="P250"/>
            <text:p text:style-name="P250"><text:s text:c="4"/># Default fields to scrub from</text:p>
            <text:p text:style-name="P250">ddgen_scrubsrc_patient_fields =</text:p>
            <text:p text:style-name="P250">ddgen_scrubsrc_thirdparty_fields =</text:p>
            <text:p text:style-name="P250"/>
            <text:p text:style-name="P250"><text:s text:c="4"/># Override default scrubbing methods</text:p>
            <text:p text:style-name="P250">ddgen_scrubmethod_code_fields =</text:p>
            <text:p text:style-name="P250">ddgen_scrubmethod_date_fields =</text:p>
            <text:p text:style-name="P250">ddgen_scrubmethod_number_fields =</text:p>
            <text:p text:style-name="P250">ddgen_scrubmethod_phrase_fields =</text:p>
            <text:p text:style-name="P250"/>
            <text:p text:style-name="P250"><text:s text:c="4"/># Known safe fields, exempt from scrubbing</text:p>
            <text:p text:style-name="P250">ddgen_safe_fields_exempt_from_scrubbing =</text:p>
            <text:p text:style-name="P250"/>
            <text:p text:style-name="P250"><text:s text:c="4"/># Define minimum text field length for scrubbing (shorter is assumed safe)</text:p>
            <text:p text:style-name="P250">ddgen_min_length_for_scrubbing = 4</text:p>
            <text:p text:style-name="P250"/>
            <text:p text:style-name="P250"><text:s text:c="4"/># Other default manipulations</text:p>
            <text:p text:style-name="P250">ddgen_truncate_date_fields =</text:p>
            <text:p text:style-name="P250"/>
            <text:p text:style-name="P250"><text:s text:c="4"/># Fields containing filenames, which files should be converted to text</text:p>
            <text:p text:style-name="P250">ddgen_filename_to_text_fields =</text:p>
            <text:p text:style-name="P250"/>
            <text:p text:style-name="P250"><text:s text:c="4"/># Fields containing raw binary data from files (binary large objects;</text:p>
            <text:p text:style-name="P250"><text:s text:c="4"/># BLOBs), whose contents should be converted to text -- paired with fields</text:p>
            <text:p text:style-name="P250"><text:s text:c="4"/># in the same table containing their file extension (e.g. "pdf", ".PDF") or</text:p>
            <text:p text:style-name="P250"><text:s text:c="4"/># a filename having that extension.</text:p>
            <text:p text:style-name="P250"><text:s text:c="4"/># Specify it as a list of comma-joined pairs, e.g.</text:p>
            <text:p text:style-name="P250"><text:soft-page-break/><text:s text:c="4"/># <text:s text:c="4"/>ddgen_binary_to_text_field_pairs = binary1field, ext1field</text:p>
            <text:p text:style-name="P250"><text:s text:c="4"/># <text:s text:c="8"/>binary2field, ext2field</text:p>
            <text:p text:style-name="P250"><text:s text:c="4"/># <text:s text:c="8"/>...</text:p>
            <text:p text:style-name="P250">ddgen_binary_to_text_field_pairs =</text:p>
            <text:p text:style-name="P250"/>
            <text:p text:style-name="P250"><text:s text:c="4"/># Fields to apply an index to</text:p>
            <text:p text:style-name="P250">ddgen_index_fields =</text:p>
            <text:p text:style-name="P250"/>
            <text:p text:style-name="P250"><text:s text:c="4"/># Allow full-text index creation? Default true. Disable for databases that</text:p>
            <text:p text:style-name="P250"><text:s text:c="4"/># don't support them?</text:p>
            <text:p text:style-name="P250">ddgen_allow_fulltext_indexing = True</text:p>
            <text:p text:style-name="P250"/>
            <text:p text:style-name="P250"># DATA DICTIONARY MANIPULATION TO DESTINATION TABLE/FIELD NAMES</text:p>
            <text:p text:style-name="P250"/>
            <text:p text:style-name="P250"><text:s text:c="4"/># Force all destination tables/fields to lower case? Generally a good idea.</text:p>
            <text:p text:style-name="P250"><text:s text:c="4"/># Boolean; default is True.</text:p>
            <text:p text:style-name="P250">ddgen_force_lower_case = True</text:p>
            <text:p text:style-name="P250"/>
            <text:p text:style-name="P250"><text:s text:c="4"/># Convert spaces in table/fieldnames (yuk!) to underscores? Default: true.</text:p>
            <text:p text:style-name="P250">ddgen_convert_odd_chars_to_underscore = True</text:p>
            <text:p text:style-name="P250"/>
            <text:p text:style-name="P250"># PROCESSING OPTIONS, TO LIMIT DATA QUANTITY FOR TESTING</text:p>
            <text:p text:style-name="P250"/>
            <text:p text:style-name="P250"><text:s text:c="4"/># Specify 0 (the default) for no limit, or a number of rows (e.g. 1000) to</text:p>
            <text:p text:style-name="P250"><text:s text:c="4"/># apply to any tables listed in debug_limited_tables. For those tables,</text:p>
            <text:p text:style-name="P250"><text:s text:c="4"/># only this many rows will be taken from the source database. Use this, for</text:p>
            <text:p text:style-name="P250"><text:s text:c="4"/># example, to reduce the number of large documents fetched.</text:p>
            <text:p text:style-name="P250"><text:s text:c="4"/># If you run a multiprocess/multithreaded anonymisation, this limit applies</text:p>
            <text:p text:style-name="P250"><text:s text:c="4"/># per *process* (or task), not overall.</text:p>
            <text:p text:style-name="P250"><text:s text:c="4"/># Note that these limits DO NOT APPLY to the fetching of patient-</text:p>
            <text:p text:style-name="P250"><text:s text:c="4"/># identifiable information for anonymisation -- when a patient is</text:p>
            <text:p text:style-name="P250"><text:s text:c="4"/># processed, all identifiable information for that patient is trawled.</text:p>
            <text:p text:style-name="P250">debug_row_limit =</text:p>
            <text:p text:style-name="P250"/>
            <text:p text:style-name="P250"><text:s text:c="4"/># List of tables to which to apply debug_row_limit (see above).</text:p>
            <text:p text:style-name="P250">debug_limited_tables =</text:p>
            <text:p text:style-name="P250"/>
            <text:p text:style-name="P252"># -----------------------------------------------------------------------------</text:p>
            <text:p text:style-name="P252"># Source database example 2</text:p>
            <text:p text:style-name="P252"># -----------------------------------------------------------------------------</text:p>
            <text:p text:style-name="P252"/>
            <text:p text:style-name="P250">[mysourcedb2]</text:p>
            <text:p text:style-name="P250"/>
            <text:p text:style-name="P250">url = mysql+mysqldb://username:password@127.0.0.1:3306/source2_databasename?charset=utf8</text:p>
            <text:p text:style-name="P250"/>
            <text:p text:style-name="P250">ddgen_force_lower_case = True</text:p>
            <text:p text:style-name="P250">ddgen_per_table_pid_field = patient_id</text:p>
            <text:p text:style-name="P250">ddgen_master_pid_fieldname = nhsnum</text:p>
            <text:p text:style-name="P250">ddgen_table_blacklist =</text:p>
            <text:p text:style-name="P250">ddgen_field_blacklist =</text:p>
            <text:p text:style-name="P250">ddgen_pk_fields =</text:p>
            <text:p text:style-name="P250">ddgen_constant_content = False</text:p>
            <text:p text:style-name="P250">ddgen_scrubsrc_patient_fields =</text:p>
            <text:p text:style-name="P250">ddgen_scrubsrc_thirdparty_fields =</text:p>
            <text:p text:style-name="P250">ddgen_scrubmethod_code_fields =</text:p>
            <text:p text:style-name="P250">ddgen_scrubmethod_date_fields =</text:p>
            <text:p text:style-name="P250">ddgen_scrubmethod_number_fields =</text:p>
            <text:p text:style-name="P250">ddgen_scrubmethod_phrase_fields =</text:p>
            <text:p text:style-name="P250">ddgen_safe_fields_exempt_from_scrubbing =</text:p>
            <text:p text:style-name="P250">ddgen_min_length_for_scrubbing = 4</text:p>
            <text:p text:style-name="P250">ddgen_truncate_date_fields =</text:p>
            <text:p text:style-name="P250">ddgen_filename_to_text_fields =</text:p>
            <text:p text:style-name="P250">ddgen_binary_to_text_field_pairs =</text:p>
            <text:p text:style-name="P250"/>
            <text:p text:style-name="P252"># -----------------------------------------------------------------------------</text:p>
            <text:p text:style-name="P252"># Source database example 3</text:p>
            <text:p text:style-name="P252"># -----------------------------------------------------------------------------</text:p>
            <text:p text:style-name="P250"/>
            <text:p text:style-name="P250">[camcops]</text:p>
            <text:p text:style-name="P250"># Example for the CamCOPS anonymisation staging database</text:p>
            <text:p text:style-name="P250"/>
            <text:p text:style-name="P250">url = mysql+mysqldb://username:password@127.0.0.1:3306/camcops_databasename?charset=utf8</text:p>
            <text:p text:style-name="P250"/>
            <text:p text:style-name="P250"># FOR EXAMPLE:</text:p>
            <text:p text:style-name="P250">ddgen_force_lower_case = True</text:p>
            <text:p text:style-name="P250"><text:soft-page-break/>ddgen_per_table_pid_field = _patient_idnum1</text:p>
            <text:p text:style-name="P250">ddgen_pid_defining_fieldnames = _patient_idnum1</text:p>
            <text:p text:style-name="P250">ddgen_master_pid_fieldname = _patient_idnum2</text:p>
            <text:p text:style-name="P250"/>
            <text:p text:style-name="P250">ddgen_table_blacklist =</text:p>
            <text:p text:style-name="P250"/>
            <text:p text:style-name="P250">ddgen_field_blacklist = _patient_iddesc1</text:p>
            <text:p text:style-name="P250"><text:s text:c="4"/>_patient_idshortdesc1</text:p>
            <text:p text:style-name="P250"><text:s text:c="4"/>_patient_iddesc2</text:p>
            <text:p text:style-name="P250"><text:s text:c="4"/>_patient_idshortdesc2</text:p>
            <text:p text:style-name="P250"><text:s text:c="4"/>_patient_iddesc3</text:p>
            <text:p text:style-name="P250"><text:s text:c="4"/>_patient_idshortdesc3</text:p>
            <text:p text:style-name="P250"><text:s text:c="4"/>_patient_iddesc4</text:p>
            <text:p text:style-name="P250"><text:s text:c="4"/>_patient_idshortdesc4</text:p>
            <text:p text:style-name="P250"><text:s text:c="4"/>_patient_iddesc5</text:p>
            <text:p text:style-name="P250"><text:s text:c="4"/>_patient_idshortdesc5</text:p>
            <text:p text:style-name="P250"><text:s text:c="4"/>_patient_iddesc6</text:p>
            <text:p text:style-name="P250"><text:s text:c="4"/>_patient_idshortdesc6</text:p>
            <text:p text:style-name="P250"><text:s text:c="4"/>_patient_iddesc7</text:p>
            <text:p text:style-name="P250"><text:s text:c="4"/>_patient_idshortdesc7</text:p>
            <text:p text:style-name="P250"><text:s text:c="4"/>_patient_iddesc8</text:p>
            <text:p text:style-name="P250"><text:s text:c="4"/>_patient_idshortdesc8</text:p>
            <text:p text:style-name="P250"><text:s text:c="4"/>id</text:p>
            <text:p text:style-name="P250"><text:s text:c="4"/>patient_id</text:p>
            <text:p text:style-name="P250"><text:s text:c="4"/>_device</text:p>
            <text:p text:style-name="P250"><text:s text:c="4"/>_era</text:p>
            <text:p text:style-name="P250"><text:s text:c="4"/>_current</text:p>
            <text:p text:style-name="P250"><text:s text:c="4"/>_when_removed_exact</text:p>
            <text:p text:style-name="P250"><text:s text:c="4"/>_when_removed_batch_utc</text:p>
            <text:p text:style-name="P250"><text:s text:c="4"/>_removing_user</text:p>
            <text:p text:style-name="P250"><text:s text:c="4"/>_preserving_user</text:p>
            <text:p text:style-name="P250"><text:s text:c="4"/>_forcibly_preserved</text:p>
            <text:p text:style-name="P250"><text:s text:c="4"/>_predecessor_pk</text:p>
            <text:p text:style-name="P250"><text:s text:c="4"/>_successor_pk</text:p>
            <text:p text:style-name="P250"><text:s text:c="4"/>_manually_erased</text:p>
            <text:p text:style-name="P250"><text:s text:c="4"/>_manually_erased_at</text:p>
            <text:p text:style-name="P250"><text:s text:c="4"/>_manually_erasing_user</text:p>
            <text:p text:style-name="P250"><text:s text:c="4"/>_addition_pending</text:p>
            <text:p text:style-name="P250"><text:s text:c="4"/>_removal_pending</text:p>
            <text:p text:style-name="P250"><text:s text:c="4"/>_move_off_tablet</text:p>
            <text:p text:style-name="P250"/>
            <text:p text:style-name="P250">ddgen_pk_fields = _pk</text:p>
            <text:p text:style-name="P250">ddgen_constant_content = False</text:p>
            <text:p text:style-name="P250"/>
            <text:p text:style-name="P250">ddgen_scrubsrc_patient_fields = _patient_forename</text:p>
            <text:p text:style-name="P250"><text:s text:c="4"/>_patient_surname</text:p>
            <text:p text:style-name="P250"><text:s text:c="4"/>_patient_dob</text:p>
            <text:p text:style-name="P250"><text:s text:c="4"/>_patient_idnum1</text:p>
            <text:p text:style-name="P250"><text:s text:c="4"/>_patient_idnum2</text:p>
            <text:p text:style-name="P250"><text:s text:c="4"/>_patient_idnum3</text:p>
            <text:p text:style-name="P250"><text:s text:c="4"/>_patient_idnum4</text:p>
            <text:p text:style-name="P250"><text:s text:c="4"/>_patient_idnum5</text:p>
            <text:p text:style-name="P250"><text:s text:c="4"/>_patient_idnum6</text:p>
            <text:p text:style-name="P250"><text:s text:c="4"/>_patient_idnum7</text:p>
            <text:p text:style-name="P250"><text:s text:c="4"/>_patient_idnum8</text:p>
            <text:p text:style-name="P250"/>
            <text:p text:style-name="P250">ddgen_scrubsrc_thirdparty_fields =</text:p>
            <text:p text:style-name="P250"/>
            <text:p text:style-name="P250">ddgen_scrubmethod_code_fields =</text:p>
            <text:p text:style-name="P250">ddgen_scrubmethod_date_fields = _patient_dob</text:p>
            <text:p text:style-name="P250">ddgen_scrubmethod_number_fields =</text:p>
            <text:p text:style-name="P250">ddgen_scrubmethod_phrase_fields =</text:p>
            <text:p text:style-name="P250"/>
            <text:p text:style-name="P250">ddgen_safe_fields_exempt_from_scrubbing = _device</text:p>
            <text:p text:style-name="P250"><text:s text:c="4"/>_era</text:p>
            <text:p text:style-name="P250"><text:s text:c="4"/>_when_added_exact</text:p>
            <text:p text:style-name="P250"><text:s text:c="4"/>_adding_user</text:p>
            <text:p text:style-name="P250"><text:s text:c="4"/>_when_removed_exact</text:p>
            <text:p text:style-name="P250"><text:s text:c="4"/>_removing_user</text:p>
            <text:p text:style-name="P250"><text:s text:c="4"/>_preserving_user</text:p>
            <text:p text:style-name="P250"><text:s text:c="4"/>_manually_erased_at</text:p>
            <text:p text:style-name="P250"><text:s text:c="4"/>_manually_erasing_user</text:p>
            <text:p text:style-name="P250"><text:s text:c="4"/>when_last_modified</text:p>
            <text:p text:style-name="P250"><text:s text:c="4"/>when_created</text:p>
            <text:p text:style-name="P250"><text:s text:c="4"/>when_firstexit</text:p>
            <text:p text:style-name="P250"><text:soft-page-break/><text:s text:c="4"/>clinician_specialty</text:p>
            <text:p text:style-name="P250"><text:s text:c="4"/>clinician_name</text:p>
            <text:p text:style-name="P250"><text:s text:c="4"/>clinician_post</text:p>
            <text:p text:style-name="P250"><text:s text:c="4"/>clinician_professional_registration</text:p>
            <text:p text:style-name="P250"><text:s text:c="4"/>clinician_contact_details</text:p>
            <text:p text:style-name="P250"># ... now some task-specific ones</text:p>
            <text:p text:style-name="P250"><text:s text:c="4"/>bdi_scale</text:p>
            <text:p text:style-name="P250"><text:s text:c="4"/>pause_start_time</text:p>
            <text:p text:style-name="P250"><text:s text:c="4"/>pause_end_time</text:p>
            <text:p text:style-name="P250"><text:s text:c="4"/>trial_start_time</text:p>
            <text:p text:style-name="P250"><text:s text:c="4"/>cue_start_time</text:p>
            <text:p text:style-name="P250"><text:s text:c="4"/>target_start_time</text:p>
            <text:p text:style-name="P250"><text:s text:c="4"/>detection_start_time</text:p>
            <text:p text:style-name="P250"><text:s text:c="4"/>iti_start_time</text:p>
            <text:p text:style-name="P250"><text:s text:c="4"/>iti_end_time</text:p>
            <text:p text:style-name="P250"><text:s text:c="4"/>trial_end_time</text:p>
            <text:p text:style-name="P250"><text:s text:c="4"/>response_time</text:p>
            <text:p text:style-name="P250"><text:s text:c="4"/>target_time</text:p>
            <text:p text:style-name="P250"><text:s text:c="4"/>choice_time</text:p>
            <text:p text:style-name="P250"><text:s text:c="4"/>discharge_date</text:p>
            <text:p text:style-name="P250"><text:s text:c="4"/>discharge_reason_code</text:p>
            <text:p text:style-name="P250"><text:s text:c="4"/>diagnosis_psych_1_icd10code</text:p>
            <text:p text:style-name="P250"><text:s text:c="4"/>diagnosis_psych_1_description</text:p>
            <text:p text:style-name="P250"><text:s text:c="4"/>diagnosis_psych_2_icd10code</text:p>
            <text:p text:style-name="P250"><text:s text:c="4"/>diagnosis_psych_2_description</text:p>
            <text:p text:style-name="P250"><text:s text:c="4"/>diagnosis_psych_3_icd10code</text:p>
            <text:p text:style-name="P250"><text:s text:c="4"/>diagnosis_psych_3_description</text:p>
            <text:p text:style-name="P250"><text:s text:c="4"/>diagnosis_psych_4_icd10code</text:p>
            <text:p text:style-name="P250"><text:s text:c="4"/>diagnosis_psych_4_description</text:p>
            <text:p text:style-name="P250"><text:s text:c="4"/>diagnosis_medical_1</text:p>
            <text:p text:style-name="P250"><text:s text:c="4"/>diagnosis_medical_2</text:p>
            <text:p text:style-name="P250"><text:s text:c="4"/>diagnosis_medical_3</text:p>
            <text:p text:style-name="P250"><text:s text:c="4"/>diagnosis_medical_4</text:p>
            <text:p text:style-name="P250"><text:s text:c="4"/>category_start_time</text:p>
            <text:p text:style-name="P250"><text:s text:c="4"/>category_response_time</text:p>
            <text:p text:style-name="P250"><text:s text:c="4"/>category_chosen</text:p>
            <text:p text:style-name="P250"><text:s text:c="4"/>gamble_fixed_option</text:p>
            <text:p text:style-name="P250"><text:s text:c="4"/>gamble_lottery_option_p</text:p>
            <text:p text:style-name="P250"><text:s text:c="4"/>gamble_lottery_option_q</text:p>
            <text:p text:style-name="P250"><text:s text:c="4"/>gamble_start_time</text:p>
            <text:p text:style-name="P250"><text:s text:c="4"/>gamble_response_time</text:p>
            <text:p text:style-name="P250"><text:s text:c="4"/>likelihood</text:p>
            <text:p text:style-name="P250"/>
            <text:p text:style-name="P250">ddgen_min_length_for_scrubbing = 4</text:p>
            <text:p text:style-name="P250"/>
            <text:p text:style-name="P250">ddgen_truncate_date_fields = _patient_dob</text:p>
            <text:p text:style-name="P250">ddgen_filename_to_text_fields =</text:p>
            <text:p text:style-name="P250">ddgen_binary_to_text_field_pairs =</text:p>
            <text:p text:style-name="P250"/>
            <text:p text:style-name="P250"/>
          </table:table-cell>
        </table:table-row>
      </table:table>
      <text:p text:style-name="P30"/>
      <text:h text:style-name="P284"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285" text:outline-level="1"><text:soft-page-break/>Configuring the web front end</text:h>
      <text:p text:style-name="P18">If you’ve i<text:span text:style-name="T170">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87">You’ll also want to implement SSL (HTTPS) access. For Linux, instructions are in the ‘instructions.txt’ file as above. For Windows, the quickest is to use the CherryPy server, launched with crate_launch_cherrypy_server. </text:span><text:span text:style-name="T88">For help, run</text:span></text:p>
      <text:p text:style-name="Code_5f_paragraph"><text:span text:style-name="T88"><text:tab/> </text:span><text:span text:style-name="T87">crate_launch_cherrypy_server --</text:span><text:span text:style-name="T88">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286"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5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9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6">MySQL</text:p>
          </table:table-cell>
          <table:table-cell table:style-name="Table1.B2" office:value-type="string">
            <text:p text:style-name="P33">Django</text:p>
          </table:table-cell>
          <table:table-cell table:style-name="Table1.B2" office:value-type="string">
            <text:p text:style-name="P36"><text:span text:style-name="T19">MySQLdb</text:span><text:span text:style-name="T45"> →</text:span><text:span text:style-name="T46"> TCP/IP</text:span></text:p>
          </table:table-cell>
          <table:table-cell table:style-name="Table1.B2" office:value-type="string">
            <text:p text:style-name="P39">Any</text:p>
          </table:table-cell>
          <table:table-cell table:style-name="Table1.B2" office:value-type="string">
            <text:p text:style-name="P35">No</text:p>
          </table:table-cell>
          <table:table-cell table:style-name="Table1.F2" office:value-type="string">
            <text:p text:style-name="P37"><text:span text:style-name="T144">MySQLdb is a C extension to Python to talk to MySQL </text:span><text:span text:style-name="T143">(</text:span><text:span text:style-name="T149">pip install mysql-python; import MySQLdb</text:span><text:span text:style-name="T143">)</text:span><text:span text:style-name="T144">. </text:span><text:span text:style-name="T146">As of Apr 2016, it doesn’t support Python 3.</text:span><text:span text:style-name="T146"><text:note text:id="ftn2" text:note-class="footnote"><text:note-citation>2</text:note-citation><text:note-body><text:p text:style-name="P207">https://docs.djangoproject.com/en/1.9/ref/databases/; https://pypi.python.org/pypi/MySQL-python/1.2.4</text:p></text:note-body></text:note></text:span><text:span text:style-name="T146"> It also requires appropriate libraries to build itself, so can fail to autoinstall. It doesn’t autoinstall on a clean Linux box. It uses the GPL. </text:span><text:span text:style-name="T117">ENGINE setting is </text:span><text:span text:style-name="T21">django.db.backends.mysql</text:span><text:span text:style-name="T55">.</text:span></text:p>
          </table:table-cell>
        </table:table-row>
        <table:table-row>
          <table:table-cell table:style-name="Table1.A29" office:value-type="string">
            <text:p text:style-name="P33"/>
          </table:table-cell>
          <table:table-cell table:style-name="Table1.B36" office:value-type="string">
            <text:p text:style-name="P99">Django</text:p>
          </table:table-cell>
          <table:table-cell table:style-name="Table1.C36" office:value-type="string">
            <text:p text:style-name="P97"><text:span text:style-name="T14">mysqlclient</text:span><text:span text:style-name="T45"> →</text:span><text:span text:style-name="T46"> TCP/IP</text:span></text:p>
          </table:table-cell>
          <table:table-cell table:style-name="Table1.D36" office:value-type="string">
            <text:p text:style-name="P101">Linux</text:p>
          </table:table-cell>
          <table:table-cell table:style-name="Table1.E36" office:value-type="string">
            <text:p text:style-name="P116">Yes, but <text:span text:style-name="T118">GPL</text:span>.</text:p>
          </table:table-cell>
          <table:table-cell table:style-name="Table1.F36" office:value-type="string">
            <text:p text:style-name="P135">mysqlclient (<text:span text:style-name="T14">pip install mysqlclient; </text:span><text:span text:style-name="T19">import MySQLdb</text:span>)<text:note text:id="ftn3" text:note-class="footnote"><text:note-citation>3</text:note-citation><text:note-body><text:p text:style-name="P209">https://pypi.python.org/pypi/mysqlclient; <text:span text:style-name="T160">https://mysqlclient.readthedocs.io/en/latest/</text:span></text:p></text:note-body></text:note> is <text:span text:style-name="T95">a drop-in replacement for MySQLdb</text:span>. <text:span text:style-name="T81">It uses the GPL. It </text:span>is <text:span text:style-name="T81">Django’s </text:span>recommended method for using MySQL.<text:note text:id="ftn4" text:note-class="footnote"><text:note-citation>4</text:note-citation><text:note-body><text:p text:style-name="P207">https://docs.djangoproject.com/en/1.9/ref/databases/</text:p></text:note-body></text:note></text:p>
          </table:table-cell>
        </table:table-row>
        <table:table-row>
          <table:table-cell table:style-name="Table1.A29" office:value-type="string">
            <text:p text:style-name="P33"/>
          </table:table-cell>
          <table:table-cell table:style-name="Table1.B36" office:value-type="string">
            <text:p text:style-name="P157">Django</text:p>
          </table:table-cell>
          <table:table-cell table:style-name="Table1.C36" office:value-type="string">
            <text:p text:style-name="P158">”</text:p>
          </table:table-cell>
          <table:table-cell table:style-name="Table1.D36" office:value-type="string">
            <text:p text:style-name="P159">Windows</text:p>
          </table:table-cell>
          <table:table-cell table:style-name="Table1.E36" office:value-type="string">
            <text:p text:style-name="P160">Not out of the box.</text:p>
          </table:table-cell>
          <table:table-cell table:style-name="Table1.F36" office:value-type="string">
            <text:p text:style-name="P161">Does not autoinstall (pip install mysqlclient), on a ‘clean’ machine, failing with the “query_vcvarsall” error indicating that it wants the Visual C++ <text:span text:style-name="T161">10.0 </text:span>compiler. <text:span text:style-name="T193">Under Windows Server 2008 R2 with Visual Studio 2015 and VS100COMNTOOLS set to the value that VS140COMNTOOLS had, you get “cannot open include file: ‘my_config.h’.</text:span><text:span text:style-name="T193"><text:note text:id="ftn5" text:note-class="footnote"><text:note-citation>5</text:note-citation><text:note-body><text:p text:style-name="P245">See https://github.com/PyMySQL/mysqlclient-python/issues/54</text:p></text:note-body></text:note></text:span></text:p>
          </table:table-cell>
        </table:table-row>
        <text:soft-page-break/>
        <table:table-row>
          <table:table-cell table:style-name="Table1.A29" office:value-type="string">
            <text:p text:style-name="P33"/>
          </table:table-cell>
          <table:table-cell table:style-name="Table1.B36" office:value-type="string">
            <text:p text:style-name="P99">Django</text:p>
          </table:table-cell>
          <table:table-cell table:style-name="Table1.C36" office:value-type="string">
            <text:p text:style-name="P102"><text:span text:style-name="T19">MySQL Connector/Python</text:span><text:span text:style-name="T44"> →</text:span><text:span text:style-name="T46"> TCP/IP</text:span></text:p>
          </table:table-cell>
          <table:table-cell table:style-name="Table1.D36" office:value-type="string">
            <text:p text:style-name="P100">Linux, Windows</text:p>
          </table:table-cell>
          <table:table-cell table:style-name="Table1.E36" office:value-type="string">
            <text:p text:style-name="P116">Yes, but <text:span text:style-name="T118">GPL</text:span>.</text:p>
          </table:table-cell>
          <table:table-cell table:style-name="Table1.F36" office:value-type="string">
            <text:p text:style-name="P101"><text:span text:style-name="T92">T</text:span>he Oracle <text:span text:style-name="T81">pure-Python </text:span>driver (Oracle own MySQL).<text:note text:id="ftn6" text:note-class="footnote"><text:note-citation>6</text:note-citation><text:note-body><text:p text:style-name="P210">http://dev.mysql.com/downloads/connector/python/</text:p></text:note-body></text:note> It can be installed via pip using a direct-download URL; <text:span text:style-name="T92">then use </text:span><text:span text:style-name="T19">import mysql.connector</text:span>.<text:note text:id="ftn7" text:note-class="footnote"><text:note-citation>7</text:note-citation><text:note-body><text:p text:style-name="P210">http://stackoverflow.com/questions/34489271. <text:span text:style-name="T193">They have a presence at </text:span><text:span text:style-name="T73">https://pypi.python.org/pypi/mysql-connector-python, but you can’t do “pip install mysql-connector-python”; the subpage for a given version (e.g. 2.0.4) advertises a URL that you can use with “pip install </text:span><text:span text:style-name="T13">url</text:span><text:span text:style-name="T155">”,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1">This is perhaps unclear legally,</text:span><text:span text:style-name="T81"><text:note text:id="ftn8" text:note-class="footnote"><text:note-citation>8</text:note-citation><text:note-body><text:p text:style-name="P211">http://opensource.stackexchange.com/questions/2139; http://opensource.stackexchange.com/questions/1640</text:p></text:note-body></text:note></text:span><text:span text:style-name="T81"> but best to avoid potential problems. It is slower than MySQLdb.</text:span><text:span text:style-name="T81"><text:note text:id="ftn9" text:note-class="footnote"><text:note-citation>9</text:note-citation><text:note-body><text:p text:style-name="P242">http://charlesnagy.info/it/python/python-mysqldb-vs-mysql-connector-query-performance</text:p></text:note-body></text:note></text:span><text:span text:style-name="T81"> The ENGINE setting is ‘mysql.connector.django’.</text:span><text:span text:style-name="T81"><text:note text:id="ftn10" text:note-class="footnote"><text:note-citation>10</text:note-citation><text:note-body><text:p text:style-name="P241">https://dev.mysql.com/doc/connector-python/en/connector-python-django-backend.html</text:p></text:note-body></text:note></text:span></text:p>
          </table:table-cell>
        </table:table-row>
        <table:table-row>
          <table:table-cell table:style-name="Table1.A29" office:value-type="string">
            <text:p text:style-name="P33"/>
          </table:table-cell>
          <table:table-cell table:style-name="Table1.B36" office:value-type="string">
            <text:p text:style-name="P99">Django</text:p>
          </table:table-cell>
          <table:table-cell table:style-name="Table1.C36" office:value-type="string">
            <text:p text:style-name="P97"><text:span text:style-name="T19">PyMySQL</text:span><text:span text:style-name="T15"> </text:span><text:span text:style-name="T17">(</text:span><text:span text:style-name="T45">masquerading as </text:span><text:span text:style-name="T50">MySQLdb</text:span><text:span text:style-name="T46">) → TCP/IP</text:span></text:p>
          </table:table-cell>
          <table:table-cell table:style-name="Table1.D36" office:value-type="string">
            <text:p text:style-name="P122">Linux, Windows</text:p>
          </table:table-cell>
          <table:table-cell table:style-name="Table1.E36" office:value-type="string">
            <text:p text:style-name="P125">Yes</text:p>
          </table:table-cell>
          <table:table-cell table:style-name="Table1.F36" office:value-type="string">
            <text:p text:style-name="P98"><text:span text:style-name="T144">PyMySQL</text:span><text:span text:style-name="T144"><text:note text:id="ftn11" text:note-class="footnote"><text:note-citation>11</text:note-citation><text:note-body><text:p text:style-name="P238">https://github.com/PyMySQL/PyMySQL; https://pypi.python.org/pypi/PyMySQL</text:p></text:note-body></text:note></text:span><text:span text:style-name="T144"> </text:span><text:span text:style-name="T148">(</text:span><text:span text:style-name="T150">pip install pymysql</text:span><text:span text:style-name="T148">) </text:span><text:span text:style-name="T144">is a pure-Python replacement for MySQLdb. </text:span><text:span text:style-name="T145">It uses the MIT License. </text:span>PyMySQL can masquerade as MySQLdb <text:span text:style-name="T181">upon explicit request</text:span>. <text:span text:style-name="T118">The ENGINE setting remains </text:span><text:span text:style-name="T21">django.db.backends.mysql</text:span><text:span text:style-name="T55">, but </text:span><text:span text:style-name="T56">a short extra import statement is required in manage.py.</text:span><text:span text:style-name="T44"><text:note text:id="ftn12" text:note-class="footnote"><text:note-citation>12</text:note-citation><text:note-body><text:p text:style-name="P208">http://stackoverflow.com/questions/2636536; <text:span text:style-name="T43">http://stackoverflow.com/questions/13320343/</text:span></text:p></text:note-body></text:note></text:span><text:span text:style-name="T44"> </text:span><text:span text:style-name="T32">CRATE implements this fix, </text:span><text:span text:style-name="T65">though actually if you want to run Celery as well, you need the fix via the Celery entry point, so it’s easier to put one fix in settings.py.</text:span></text:p>
          </table:table-cell>
        </table:table-row>
        <table:table-row>
          <table:table-cell table:style-name="Table1.A29" office:value-type="string">
            <text:p text:style-name="P33"/>
          </table:table-cell>
          <table:table-cell table:style-name="Table1.B32" office:value-type="string">
            <text:p text:style-name="P151">SQLAlchemy</text:p>
          </table:table-cell>
          <table:table-cell table:style-name="Table1.C32" office:value-type="string">
            <text:p text:style-name="P150">MySQLdb<text:span text:style-name="T45"> →</text:span><text:span text:style-name="T46"> TCP/IP</text:span></text:p>
          </table:table-cell>
          <table:table-cell table:style-name="Table1.D32" office:value-type="string">
            <text:p text:style-name="P152">Linux, Windows</text:p>
          </table:table-cell>
          <table:table-cell table:style-name="Table1.E32" office:value-type="string">
            <text:p text:style-name="P153">No</text:p>
          </table:table-cell>
          <table:table-cell table:style-name="Table1.F32" office:value-type="string">
            <text:p text:style-name="P154"><text:span text:style-name="T82">Python 2 only, a</text:span>s above. <text:span text:style-name="T91">(MySQLdb is synonymous with mysql-python.)</text:span></text:p>
          </table:table-cell>
        </table:table-row>
        <table:table-row>
          <table:table-cell table:style-name="Table1.A29" office:value-type="string">
            <text:p text:style-name="P33"/>
          </table:table-cell>
          <table:table-cell table:style-name="Table1.B36" office:value-type="string">
            <text:p text:style-name="P119">SQLAlchemy</text:p>
          </table:table-cell>
          <table:table-cell table:style-name="Table1.C36" office:value-type="string">
            <text:p text:style-name="P97"><text:span text:style-name="T14">mysqlclient</text:span><text:span text:style-name="T45"> →</text:span><text:span text:style-name="T46"> TCP/IP</text:span></text:p>
          </table:table-cell>
          <table:table-cell table:style-name="Table1.D36" office:value-type="string">
            <text:p text:style-name="P101">Linux</text:p>
          </table:table-cell>
          <table:table-cell table:style-name="Table1.E36" office:value-type="string">
            <text:p text:style-name="P116">Yes</text:p>
          </table:table-cell>
          <table:table-cell table:style-name="Table1.F36" office:value-type="string">
            <text:p text:style-name="P136"><text:span text:style-name="T64">As above. </text:span><text:span text:style-name="T25">Faster than PyMySQL.</text:span><text:span text:style-name="T59"><text:note text:id="ftn13" text:note-class="footnote"><text:note-citation>13</text:note-citation><text:note-body><text:p text:style-name="P236">http://techspot.zzzeek.org/2015/02/15/asynchronous-python-and-databases/</text:p></text:note-body></text:note></text:span><text:span text:style-name="T59"> </text:span><text:span text:style-name="T61">The URL is ‘mysql+mysqldb://user:password@host:port/database?charset=utf8’.</text:span></text:p>
          </table:table-cell>
        </table:table-row>
        <table:table-row>
          <table:table-cell table:style-name="Table1.A29" office:value-type="string">
            <text:p text:style-name="P33"/>
          </table:table-cell>
          <table:table-cell table:style-name="Table1.B36" office:value-type="string">
            <text:p text:style-name="P99">SQLAlchemy</text:p>
          </table:table-cell>
          <table:table-cell table:style-name="Table1.C36" office:value-type="string">
            <text:p text:style-name="P132">PyMySQL<text:span text:style-name="T46"> → TCP/IP</text:span></text:p>
          </table:table-cell>
          <table:table-cell table:style-name="Table1.D36" office:value-type="string">
            <text:p text:style-name="P100">Linux, Windows</text:p>
          </table:table-cell>
          <table:table-cell table:style-name="Table1.E36" office:value-type="string">
            <text:p text:style-name="P124">Yes</text:p>
          </table:table-cell>
          <table:table-cell table:style-name="Table1.F36" office:value-type="string">
            <text:p text:style-name="P115"><text:span text:style-name="T143">SQLAlchemy supports </text:span>PyMySQL directly. <text:span text:style-name="T160">Pure Python, but slower than MySQLdb (mysqlclient). </text:span>See above. <text:span text:style-name="T91">The URL is ‘</text:span><text:span text:style-name="T49">mysql+pymysql://user:password@host:</text:span><text:span text:style-name="T61">port</text:span><text:span text:style-name="T49">/database?</text:span><text:span text:style-name="T61">charset=utf8</text:span><text:span text:style-name="T91">’.</text:span></text:p>
          </table:table-cell>
        </table:table-row>
        <table:table-row>
          <table:table-cell table:style-name="Table1.A29" office:value-type="string">
            <text:p text:style-name="P33"/>
          </table:table-cell>
          <table:table-cell table:style-name="Table1.B36" office:value-type="string">
            <text:p text:style-name="P99">SQLAlchemy</text:p>
          </table:table-cell>
          <table:table-cell table:style-name="Table1.C36" office:value-type="string">
            <text:p text:style-name="P106"><text:span text:style-name="T19">MySQL Connector/Python</text:span><text:span text:style-name="T45"> →</text:span><text:span text:style-name="T46"> TCP/IP</text:span></text:p>
          </table:table-cell>
          <table:table-cell table:style-name="Table1.D36" office:value-type="string">
            <text:p text:style-name="P100">Linux, Windows</text:p>
          </table:table-cell>
          <table:table-cell table:style-name="Table1.E36" office:value-type="string">
            <text:p text:style-name="P117">Yes</text:p>
          </table:table-cell>
          <table:table-cell table:style-name="Table1.F36" office:value-type="string">
            <text:p text:style-name="P116"><text:span text:style-name="T160">Pure Python; GPL; a</text:span>s above. <text:span text:style-name="T193">URL is mysql+mysqlconnector://...</text:span></text:p>
          </table:table-cell>
        </table:table-row>
        <table:table-row>
          <table:table-cell table:style-name="Table1.A29" office:value-type="string">
            <text:p text:style-name="P33"/>
          </table:table-cell>
          <table:table-cell table:style-name="Table1.B36" office:value-type="string">
            <text:p text:style-name="P34">SQLAlchemy</text:p>
          </table:table-cell>
          <table:table-cell table:style-name="Table1.C36" office:value-type="string">
            <text:p text:style-name="P70">cymysql</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Untested; no need.</text:p>
          </table:table-cell>
        </table:table-row>
        <table:table-row>
          <table:table-cell table:style-name="Table1.A29" office:value-type="string">
            <text:p text:style-name="P33"/>
          </table:table-cell>
          <table:table-cell table:style-name="Table1.B36" office:value-type="string">
            <text:p text:style-name="P34">SQLAlchemy</text:p>
          </table:table-cell>
          <table:table-cell table:style-name="Table1.C36" office:value-type="string">
            <text:p text:style-name="P70">OurSQL</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Untested; no need.</text:p>
          </table:table-cell>
        </table:table-row>
        <table:table-row>
          <table:table-cell table:style-name="Table1.A29" office:value-type="string">
            <text:p text:style-name="P33"/>
          </table:table-cell>
          <table:table-cell table:style-name="Table1.B36" office:value-type="string">
            <text:p text:style-name="P34">SQLAlchemy</text:p>
          </table:table-cell>
          <table:table-cell table:style-name="Table1.C36" office:value-type="string">
            <text:p text:style-name="P39"><text:span text:style-name="T14">PyODBC</text:span><text:span text:style-name="T44"> →</text:span><text:span text:style-name="T46"> ODBC</text:span></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Deprecated by SQLAlchemy.<text:note text:id="ftn14" text:note-class="footnote"><text:note-citation>14</text:note-citation><text:note-body><text:p text:style-name="P212">http://docs.sqlalchemy.org/en/rel_1_0/dialects/mysql.html</text:p></text:note-body></text:note></text:p>
          </table:table-cell>
        </table:table-row>
        <table:table-row>
          <table:table-cell table:style-name="Table1.A14" office:value-type="string">
            <text:p text:style-name="P33"/>
          </table:table-cell>
          <table:table-cell table:style-name="Table1.B36" office:value-type="string">
            <text:p text:style-name="P34">SQLAlchemy</text:p>
          </table:table-cell>
          <table:table-cell table:style-name="Table1.C36" office:value-type="string">
            <text:p text:style-name="P39"><text:span text:style-name="T14">zx</text:span><text:span text:style-name="T19">JDBC</text:span><text:span text:style-name="T44"> →</text:span><text:span text:style-name="T46"> JDBC</text:span></text:p>
          </table:table-cell>
          <table:table-cell table:style-name="Table1.D36" office:value-type="string">
            <text:p text:style-name="P60">?</text:p>
          </table:table-cell>
          <table:table-cell table:style-name="Table1.E36" office:value-type="string">
            <text:p text:style-name="P59">?</text:p>
          </table:table-cell>
          <table:table-cell table:style-name="Table1.F36" office:value-type="string">
            <text:p text:style-name="P39">Experimental only under SQLAlchemy.<text:note text:id="ftn15" text:note-class="footnote"><text:note-citation>15</text:note-citation><text:note-body><text:p text:style-name="P212">http://docs.sqlalchemy.org/en/rel_1_0/dialects/mysql.html</text:p></text:note-body></text:note> <text:span text:style-name="T92">The zxJDBC package is part of Jython.</text:span><text:span text:style-name="T92"><text:note text:id="ftn16" text:note-class="footnote"><text:note-citation>16</text:note-citation><text:note-body><text:p text:style-name="P218"><text:span text:style-name="T93">http://www.jython.org/archive/21/docs/zxjdbc.html; </text:span>http://www.jython.org/jythonbook/en/1.0/DatabasesAndJython.html</text:p></text:note-body></text:note></text:span></text:p>
          </table:table-cell>
        </table:table-row>
        <table:table-row>
          <table:table-cell table:style-name="Table1.A29" office:value-type="string">
            <text:p text:style-name="P71">SQL Server <text:span text:style-name="T89">(MS SQL)</text:span></text:p>
          </table:table-cell>
          <table:table-cell table:style-name="Table1.B32" office:value-type="string">
            <text:p text:style-name="P38">Django</text:p>
          </table:table-cell>
          <table:table-cell table:style-name="Table1.C32" office:value-type="string">
            <text:p text:style-name="P69">django-mssql<text:span text:style-name="T45"> →</text:span><text:span text:style-name="T46"> TCP/IP</text:span></text:p>
          </table:table-cell>
          <table:table-cell table:style-name="Table1.D32" office:value-type="string">
            <text:p text:style-name="P39">Linux</text:p>
          </table:table-cell>
          <table:table-cell table:style-name="Table1.E32" office:value-type="string">
            <text:p text:style-name="P38">No</text:p>
          </table:table-cell>
          <table:table-cell table:style-name="Table1.F32" office:value-type="string">
            <text:p text:style-name="P39">Django doesn’t support SQL Server officially;<text:note text:id="ftn17" text:note-class="footnote"><text:note-citation>17</text:note-citation><text:note-body><text:p text:style-name="P212">https://docs.djangoproject.com/en/1.9/ref/databases/</text:p></text:note-body></text:note> django-mssql is a third-party back-end, <text:span text:style-name="T156">but it’s the semi-official one</text:span>.<text:note text:id="ftn18" text:note-class="footnote"><text:note-citation>18</text:note-citation><text:note-body><text:p text:style-name="P212">http://django-mssql.readthedocs.org/en/latest/</text:p></text:note-body></text:note> It is Windows-only.<text:note text:id="ftn19" text:note-class="footnote"><text:note-citation>19</text:note-citation><text:note-body><text:p text:style-name="P212">http://stackoverflow.com/questions/22604732</text:p></text:note-body></text:note></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103">”</text:p>
          </table:table-cell>
          <table:table-cell table:style-name="Table1.D36" office:value-type="string">
            <text:p text:style-name="P105">Windows</text:p>
          </table:table-cell>
          <table:table-cell table:style-name="Table1.E36" office:value-type="string">
            <text:p text:style-name="P118">Presumably!</text:p>
          </table:table-cell>
          <table:table-cell table:style-name="Table1.F36" office:value-type="string">
            <text:p text:style-name="P105">Should work; untested.</text:p>
          </table:table-cell>
        </table:table-row>
        <table:table-row>
          <table:table-cell table:style-name="Table1.A29" office:value-type="string">
            <text:p text:style-name="P38"/>
          </table:table-cell>
          <table:table-cell table:style-name="Table1.B36" office:value-type="string">
            <text:p text:style-name="P146">Django</text:p>
          </table:table-cell>
          <table:table-cell table:style-name="Table1.C36" office:value-type="string">
            <text:p text:style-name="P149">django-pymssql → pymssql <text:span text:style-name="T44">→ </text:span><text:span text:style-name="T46">TCP/IP</text:span></text:p>
          </table:table-cell>
          <table:table-cell table:style-name="Table1.D36" office:value-type="string">
            <text:p text:style-name="P144">Linux</text:p>
          </table:table-cell>
          <table:table-cell table:style-name="Table1.E36" office:value-type="string">
            <text:p text:style-name="P142">Not with Django 1.8. <text:note text:id="ftn20" text:note-class="footnote"><text:note-citation>20</text:note-citation><text:note-body><text:p text:style-name="P23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3">This pair of tools <text:span text:style-name="T86">(MIT License and LGPL respectively)</text:span><text:note text:id="ftn21" text:note-class="footnote"><text:note-citation>21</text:note-citation><text:note-body><text:p text:style-name="P213">https://github.com/aaugustin/django-pymssql; http://www.pymssql.org/en/latest/</text:p></text:note-body></text:note> <text:span text:style-name="T86">is intended for Linux use (</text:span><text:span text:style-name="T18">pip install pymssql; pip install django-pymssql; import pymssql; </text:span><text:span text:style-name="T86">etc.)</text:span>. <text:span text:style-name="T86">The pymssql library uses FreeTDS code to communicate with SQL Server. Under Ubuntu, there are prerequisites for pymssql (</text:span><text:span text:style-name="T18">sudo apt-get install freetds-dev</text:span><text:span text:style-name="T53"> </text:span><text:span text:style-name="T54">first</text:span><text:span text:style-name="T86">). The project self-reports as not quite passing the Django test suite. It’s probably this or the django-pyodbc-azure route (see below). This has the simpler stack. Django ENGINE parameter is ‘sqlserver_pymssql’.</text:span></text:p>
          </table:table-cell>
        </table:table-row>
        <text:soft-page-break/>
        <table:table-row>
          <table:table-cell table:style-name="Table1.A29" office:value-type="string">
            <text:p text:style-name="P38"/>
          </table:table-cell>
          <table:table-cell table:style-name="Table1.B36" office:value-type="string">
            <text:p text:style-name="P146">Django</text:p>
          </table:table-cell>
          <table:table-cell table:style-name="Table1.C36" office:value-type="string">
            <text:p text:style-name="P162">”</text:p>
          </table:table-cell>
          <table:table-cell table:style-name="Table1.D36" office:value-type="string">
            <text:p text:style-name="P145">Windows</text:p>
          </table:table-cell>
          <table:table-cell table:style-name="Table1.E36" office:value-type="string">
            <text:p text:style-name="P142">Probably not, as above.</text:p>
          </table:table-cell>
          <table:table-cell table:style-name="Table1.F36" office:value-type="string">
            <text:p text:style-name="P142">Untested.</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39"><text:span text:style-name="T16">django-pyodbc</text:span><text:span text:style-name="T47"> →</text:span><text:span text:style-name="T46"> ODBC</text:span></text:p>
          </table:table-cell>
          <table:table-cell table:style-name="Table1.D36" office:value-type="string">
            <text:p text:style-name="P39">Linux</text:p>
          </table:table-cell>
          <table:table-cell table:style-name="Table1.E36" office:value-type="string">
            <text:p text:style-name="P38">No</text:p>
          </table:table-cell>
          <table:table-cell table:style-name="Table1.F36" office:value-type="string">
            <text:p text:style-name="P41">The django-pyodbc project doesn’t support Python 3.<text:note text:id="ftn22" text:note-class="footnote"><text:note-citation>22</text:note-citation><text:note-body><text:p text:style-name="P213">https://pypi.python.org/pypi/django-pyodbc</text:p></text:note-body></text:note></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72">django-sqlserver<text:span text:style-name="T44"> →</text:span><text:span text:style-name="T46"> python-tds</text:span><text:span text:style-name="T45"> →</text:span><text:span text:style-name="T46"> TCP/IP</text:span></text:p>
          </table:table-cell>
          <table:table-cell table:style-name="Table1.D36" office:value-type="string">
            <text:p text:style-name="P39">?</text:p>
          </table:table-cell>
          <table:table-cell table:style-name="Table1.E36" office:value-type="string">
            <text:p text:style-name="P43">No</text:p>
          </table:table-cell>
          <table:table-cell table:style-name="Table1.F36" office:value-type="string">
            <text:p text:style-name="P42"><text:span text:style-name="T85">In 2015, failed with Django 1.9rc1. </text:span>Documented as buggy.<text:note text:id="ftn23" text:note-class="footnote"><text:note-citation>23</text:note-citation><text:note-body><text:p text:style-name="P214">https://github.com/denisenkom/django-sqlserver; <text:span text:style-name="T84">older version was https://bitbucket.org/denisenkom/django-pytds</text:span></text:p></text:note-body></text:note> <text:span text:style-name="T84">Formerly known as django-pytds. Uses the python-tds interface.</text:span><text:span text:style-name="T84"><text:note text:id="ftn24" text:note-class="footnote"><text:note-citation>24</text:note-citation><text:note-body><text:p text:style-name="P215">https://pypi.python.org/pypi/python-tds</text:p></text:note-body></text:note></text:span></text:p>
          </table:table-cell>
        </table:table-row>
        <table:table-row>
          <table:table-cell table:style-name="Table1.A29" office:value-type="string">
            <text:p text:style-name="P38"/>
          </table:table-cell>
          <table:table-cell table:style-name="Table1.B36" office:value-type="string">
            <text:p text:style-name="P40">Django</text:p>
          </table:table-cell>
          <table:table-cell table:style-name="Table1.C36" office:value-type="string">
            <text:p text:style-name="P47">django-jython → <text:span text:style-name="T14">zxJDBC</text:span><text:span text:style-name="T44"> → JDBC [→ jTDS or native driver]</text:span></text:p>
          </table:table-cell>
          <table:table-cell table:style-name="Table1.D36" office:value-type="string">
            <text:p text:style-name="P39"/>
          </table:table-cell>
          <table:table-cell table:style-name="Table1.E36" office:value-type="string">
            <text:p text:style-name="P32"/>
          </table:table-cell>
          <table:table-cell table:style-name="Table1.F36" office:value-type="string">
            <text:p text:style-name="P44">Requires running Django under Jython, adding complexity. <text:span text:style-name="T85">See below.</text:span></text:p>
          </table:table-cell>
        </table:table-row>
        <table:table-row>
          <table:table-cell table:style-name="Table1.A29" office:value-type="string">
            <text:p text:style-name="P38"/>
          </table:table-cell>
          <table:table-cell table:style-name="Table1.B36" office:value-type="string">
            <text:p text:style-name="P104">Django</text:p>
          </table:table-cell>
          <table:table-cell table:style-name="Table1.C36" office:value-type="string">
            <text:p text:style-name="P107"><text:span text:style-name="T14">django-pyodbc-azure</text:span> → pyodbc → ODBC</text:p>
          </table:table-cell>
          <table:table-cell table:style-name="Table1.D36" office:value-type="string">
            <text:p text:style-name="P107">Linux</text:p>
          </table:table-cell>
          <table:table-cell table:style-name="Table1.E36" office:value-type="string">
            <text:p text:style-name="P123">Yes</text:p>
          </table:table-cell>
          <table:table-cell table:style-name="Table1.F36" office:value-type="string">
            <text:p text:style-name="P107">Up to date, <text:span text:style-name="T90">and with the BSD License</text:span>.<text:note text:id="ftn25" text:note-class="footnote"><text:note-citation>25</text:note-citation><text:note-body><text:p text:style-name="P240">https://pypi.python.org/pypi/django-pyodbc-azure</text:p></text:note-body></text:note> <text:span text:style-name="T157">Use </text:span><text:span text:style-name="T29">pip install django-pyodbc-azure</text:span><text:span text:style-name="T62">. The</text:span><text:span text:style-name="T157"> Django ENGINE setting is ‘sql_server.pyodbc’. Under Linux, you can use the FreeTDS ODBC driver, in which case read the </text:span><text:span text:style-name="T29">‘OPTIONS</text:span><text:span text:style-name="T30">’</text:span><text:span text:style-name="T29">: {‘host_is_server’: ...}</text:span><text:span text:style-name="T157"> option carefully in the docs.</text:span></text:p>
          </table:table-cell>
        </table:table-row>
        <table:table-row>
          <table:table-cell table:style-name="Table1.A29" office:value-type="string">
            <text:p text:style-name="P38"/>
          </table:table-cell>
          <table:table-cell table:style-name="Table1.B36" office:value-type="string">
            <text:p text:style-name="P104">Django</text:p>
          </table:table-cell>
          <table:table-cell table:style-name="Table1.C36" office:value-type="string">
            <text:p text:style-name="P137">”</text:p>
          </table:table-cell>
          <table:table-cell table:style-name="Table1.D36" office:value-type="string">
            <text:p text:style-name="P110">Windows</text:p>
          </table:table-cell>
          <table:table-cell table:style-name="Table1.E36" office:value-type="string">
            <text:p text:style-name="P130">Presumably, as Linux works.</text:p>
          </table:table-cell>
          <table:table-cell table:style-name="Table1.F36" office:value-type="string">
            <text:p text:style-name="P130">Untested.</text:p>
          </table:table-cell>
        </table:table-row>
        <table:table-row>
          <table:table-cell table:style-name="Table1.A29" office:value-type="string">
            <text:p text:style-name="P38"/>
          </table:table-cell>
          <table:table-cell table:style-name="Table1.B32" office:value-type="string">
            <text:p text:style-name="P45">SQLAlchemy</text:p>
          </table:table-cell>
          <table:table-cell table:style-name="Table1.C32" office:value-type="string">
            <text:p text:style-name="P73"><text:span text:style-name="T84">P</text:span>yODBC<text:span text:style-name="T44"> →</text:span><text:span text:style-name="T48"> ODBC</text:span></text:p>
          </table:table-cell>
          <table:table-cell table:style-name="Table1.D32" office:value-type="string">
            <text:p text:style-name="P51">Linux</text:p>
          </table:table-cell>
          <table:table-cell table:style-name="Table1.E32" office:value-type="string">
            <text:p text:style-name="P48">?</text:p>
          </table:table-cell>
          <table:table-cell table:style-name="Table1.F32" office:value-type="string">
            <text:p text:style-name="P49">Untested; no need.</text:p>
          </table:table-cell>
        </table:table-row>
        <table:table-row>
          <table:table-cell table:style-name="Table1.A29" office:value-type="string">
            <text:p text:style-name="P38"/>
          </table:table-cell>
          <table:table-cell table:style-name="Table1.B36" office:value-type="string">
            <text:p text:style-name="P109">SQLAlchemy</text:p>
          </table:table-cell>
          <table:table-cell table:style-name="Table1.C36" office:value-type="string">
            <text:p text:style-name="P138">”</text:p>
          </table:table-cell>
          <table:table-cell table:style-name="Table1.D36" office:value-type="string">
            <text:p text:style-name="P121">Windows</text:p>
          </table:table-cell>
          <table:table-cell table:style-name="Table1.E36" office:value-type="string">
            <text:p text:style-name="P128">Yes</text:p>
          </table:table-cell>
          <table:table-cell table:style-name="Table1.F36" office:value-type="string">
            <text:p text:style-name="P120">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38"/>
          </table:table-cell>
          <table:table-cell table:style-name="Table1.B36" office:value-type="string">
            <text:p text:style-name="P46">SQLAlchemy</text:p>
          </table:table-cell>
          <table:table-cell table:style-name="Table1.C36" office:value-type="string">
            <text:p text:style-name="P73">mxODBC</text:p>
          </table:table-cell>
          <table:table-cell table:style-name="Table1.D36" office:value-type="string">
            <text:p text:style-name="P49">Any</text:p>
          </table:table-cell>
          <table:table-cell table:style-name="Table1.E36" office:value-type="string">
            <text:p text:style-name="P48">Untested</text:p>
          </table:table-cell>
          <table:table-cell table:style-name="Table1.F36" office:value-type="string">
            <text:p text:style-name="P49">Ignored: commercial.<text:note text:id="ftn27" text:note-class="footnote"><text:note-citation>27</text:note-citation><text:note-body><text:p text:style-name="P216">http://www.egenix.com/products/python/mxODBC/</text:p></text:note-body></text:note></text:p>
          </table:table-cell>
        </table:table-row>
        <table:table-row>
          <table:table-cell table:style-name="Table1.A29" office:value-type="string">
            <text:p text:style-name="P38"/>
          </table:table-cell>
          <table:table-cell table:style-name="Table1.B36" office:value-type="string">
            <text:p text:style-name="P108">SQLAlchemy</text:p>
          </table:table-cell>
          <table:table-cell table:style-name="Table1.C36" office:value-type="string">
            <text:p text:style-name="P134">pymssql<text:span text:style-name="T44"> →</text:span><text:span text:style-name="T48"> </text:span><text:span text:style-name="T57">FreeTDS → </text:span><text:span text:style-name="T48">TCP/IP</text:span></text:p>
          </table:table-cell>
          <table:table-cell table:style-name="Table1.D36" office:value-type="string">
            <text:p text:style-name="P110">Linux</text:p>
          </table:table-cell>
          <table:table-cell table:style-name="Table1.E36" office:value-type="string">
            <text:p text:style-name="P127">Yes</text:p>
          </table:table-cell>
          <table:table-cell table:style-name="Table1.F36" office:value-type="string">
            <text:p text:style-name="P129"><text:span text:style-name="T127">Uses FreeTDS. Under Linux, the system-wide file is /etc/freetds/freetds.conf; this contains server/database settings.</text:span><text:span text:style-name="T127"><text:note text:id="ftn28" text:note-class="footnote"><text:note-citation>28</text:note-citation><text:note-body><text:p text:style-name="P230">http://www.freetds.org/userguide/freetdsconf.htm</text:p></text:note-body></text:note></text:span><text:span text:style-name="T52"> </text:span><text:span text:style-name="T57">Use the </text:span><text:span text:style-name="T28">tsql</text:span><text:span text:style-name="T57"> command to test it.</text:span><text:span text:style-name="T57"><text:note text:id="ftn29" text:note-class="footnote"><text:note-citation>29</text:note-citation><text:note-body><text:p text:style-name="P231">See <text:span text:style-name="T14">man tsql</text:span><text:span text:style-name="T44">. For</text:span> example, to connect to a server called wombatvmxp, try: <text:span text:style-name="T14">tsql -L -H wombatvmxp</text:span><text:span text:style-name="T44"> to list instances, and </text:span><text:span text:style-name="T14">tsql -H wombatvmxp -p 1433 -U user -P password </text:span><text:span text:style-name="T44">to connect. </text:span><text:span text:style-name="T61">Once you have configured /etc/freetds/freetds.conf, you can use the config section as the server name: </text:span><text:span text:style-name="T27">tsql -S my_sqlserver_connection -U user -P password</text:span><text:span text:style-name="T61">, and you’ll need to get this version working before you can use SQLAlchemy with FreeTDS.</text:span><text:span text:style-name="T44"> </text:span><text:span text:style-name="T61">A command likely to work at the TSQL command prompt is </text:span><text:span text:style-name="T27">SELECT * FROM information_schema.tables</text:span><text:span text:style-name="T61">. </text:span><text:span text:style-name="T44">Remember to type GO (the default batch separator) to execute a command (http://stackoverflow.com/questions/2299249).</text:span></text:p></text:note-body></text:note></text:span><text:span text:style-name="T57"> </text:span><text:span text:style-name="T61">SQLAlchemy URL is ‘mssql+pymsqql://username:password@freetdsname/?charset=utf8’</text:span></text:p>
          </table:table-cell>
        </table:table-row>
        <table:table-row>
          <table:table-cell table:style-name="Table1.A29" office:value-type="string">
            <text:p text:style-name="P38"/>
          </table:table-cell>
          <table:table-cell table:style-name="Table1.B36" office:value-type="string">
            <text:p text:style-name="P155">SQLAlchemy</text:p>
          </table:table-cell>
          <table:table-cell table:style-name="Table1.C36" office:value-type="string">
            <text:p text:style-name="P163">”</text:p>
          </table:table-cell>
          <table:table-cell table:style-name="Table1.D36" office:value-type="string">
            <text:p text:style-name="P156">Windows</text:p>
          </table:table-cell>
          <table:table-cell table:style-name="Table1.E36" office:value-type="string">
            <text:p text:style-name="P147">?</text:p>
          </table:table-cell>
          <table:table-cell table:style-name="Table1.F36" office:value-type="string">
            <text:p text:style-name="P148">As above; untested (no need; use Windows ODBC drivers).</text:p>
          </table:table-cell>
        </table:table-row>
        <table:table-row>
          <table:table-cell table:style-name="Table1.A29" office:value-type="string">
            <text:p text:style-name="P38"/>
          </table:table-cell>
          <table:table-cell table:style-name="Table1.B36" office:value-type="string">
            <text:p text:style-name="P46">SQLAlchemy</text:p>
          </table:table-cell>
          <table:table-cell table:style-name="Table1.C36" office:value-type="string">
            <text:p text:style-name="P77">Jython → <text:span text:style-name="T14">zxJDBC</text:span></text:p>
          </table:table-cell>
          <table:table-cell table:style-name="Table1.D36" office:value-type="string">
            <text:p text:style-name="P49">Linux, <text:span text:style-name="T94">Windows</text:span></text:p>
          </table:table-cell>
          <table:table-cell table:style-name="Table1.E36" office:value-type="string">
            <text:p text:style-name="P48">?</text:p>
          </table:table-cell>
          <table:table-cell table:style-name="Table1.F36" office:value-type="string">
            <text:p text:style-name="P50">Requires Jython, adding complexity; see below. Untested; no need.</text:p>
          </table:table-cell>
        </table:table-row>
        <table:table-row>
          <table:table-cell table:style-name="Table1.A30" office:value-type="string">
            <text:p text:style-name="P38"/>
          </table:table-cell>
          <table:table-cell table:style-name="Table1.B36" office:value-type="string">
            <text:p text:style-name="P46">SQLAlchemy</text:p>
          </table:table-cell>
          <table:table-cell table:style-name="Table1.C36" office:value-type="string">
            <text:p text:style-name="P73">adodbapi</text:p>
          </table:table-cell>
          <table:table-cell table:style-name="Table1.D36" office:value-type="string">
            <text:p text:style-name="P49">Any</text:p>
          </table:table-cell>
          <table:table-cell table:style-name="Table1.E36" office:value-type="string">
            <text:p text:style-name="P48">No</text:p>
          </table:table-cell>
          <table:table-cell table:style-name="Table1.F36" office:value-type="string">
            <text:p text:style-name="P49">Not implemented in SQLAlchemy 0.6+.<text:note text:id="ftn30" text:note-class="footnote"><text:note-citation>30</text:note-citation><text:note-body><text:p text:style-name="P216">http://docs.sqlalchemy.org/en/latest/dialects/mssql.html</text:p></text:note-body></text:note></text:p>
          </table:table-cell>
        </table:table-row>
        <table:table-row>
          <table:table-cell table:style-name="Table1.A36" office:value-type="string">
            <text:p text:style-name="P55">PostgreSQL</text:p>
          </table:table-cell>
          <table:table-cell table:style-name="Table1.B32" office:value-type="string">
            <text:p text:style-name="P111">Django</text:p>
          </table:table-cell>
          <table:table-cell table:style-name="Table1.C32" office:value-type="string">
            <text:p text:style-name="P112">Built in via <text:span text:style-name="T14">psycopg2 </text:span><text:span text:style-name="T44">→</text:span><text:span text:style-name="T51"> TCP/IP</text:span></text:p>
          </table:table-cell>
          <table:table-cell table:style-name="Table1.D32" office:value-type="string">
            <text:p text:style-name="P112">Linux; <text:span text:style-name="T93">Windows</text:span></text:p>
          </table:table-cell>
          <table:table-cell table:style-name="Table1.E32" office:value-type="string">
            <text:p text:style-name="P131">Yes.</text:p>
          </table:table-cell>
          <table:table-cell table:style-name="Table1.F32" office:value-type="string">
            <text:p text:style-name="P113">Psycopg (<text:span text:style-name="T14">pip install psycopg2; </text:span><text:span text:style-name="T20">import psycopg2)</text:span> uses the LGPL.<text:note text:id="ftn31" text:note-class="footnote"><text:note-citation>31</text:note-citation><text:note-body><text:p text:style-name="P217">http://initd.org/psycopg/</text:p></text:note-body></text:note> <text:span text:style-name="T159">The ENGINE setting is ‘django.db.backends.postgresql_psycopg2’.</text:span></text:p>
          </table:table-cell>
        </table:table-row>
        <table:table-row>
          <table:table-cell table:style-name="Table1.A36" office:value-type="string">
            <text:p text:style-name="P52"/>
          </table:table-cell>
          <table:table-cell table:style-name="Table1.B32" office:value-type="string">
            <text:p text:style-name="P111">SQLAlchemy</text:p>
          </table:table-cell>
          <table:table-cell table:style-name="Table1.C32" office:value-type="string">
            <text:p text:style-name="P133">psycopg2<text:span text:style-name="T44"> →</text:span><text:span text:style-name="T51"> TCP/IP</text:span></text:p>
          </table:table-cell>
          <table:table-cell table:style-name="Table1.D32" office:value-type="string">
            <text:p text:style-name="P112">Linux; <text:span text:style-name="T93">Windows</text:span></text:p>
          </table:table-cell>
          <table:table-cell table:style-name="Table1.E32" office:value-type="string">
            <text:p text:style-name="P126">Yes</text:p>
          </table:table-cell>
          <table:table-cell table:style-name="Table1.F32" office:value-type="string">
            <text:p text:style-name="P114">The URL is ‘postgresql://user:password@host/database’.</text:p>
          </table:table-cell>
        </table:table-row>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74">pg8000</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4">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74">psycopg2cffi</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3">Untested; no need.</text:p>
          </table:table-cell>
        </table:table-row>
        <text:soft-page-break/>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74">py-postgresql</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3">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52"/>
          </table:table-cell>
          <table:table-cell table:style-name="Table1.B36" office:value-type="string">
            <text:p text:style-name="P52">SQLAlchemy</text:p>
          </table:table-cell>
          <table:table-cell table:style-name="Table1.C36" office:value-type="string">
            <text:p text:style-name="P53">Jython → <text:span text:style-name="T14">zxJDBC</text:span></text:p>
          </table:table-cell>
          <table:table-cell table:style-name="Table1.D36" office:value-type="string">
            <text:p text:style-name="P53">Any</text:p>
          </table:table-cell>
          <table:table-cell table:style-name="Table1.E36" office:value-type="string">
            <text:p text:style-name="P61">?</text:p>
          </table:table-cell>
          <table:table-cell table:style-name="Table1.F36" office:value-type="string">
            <text:p text:style-name="P53">Untested; no need.</text:p>
          </table:table-cell>
        </table:table-row>
      </table:table>
      <text:p text:style-name="P6"/>
      <text:p text:style-name="P11"><text:span text:style-name="T83">It’s normally easy for Python to talk to ODBC (via PyODBC). ODBC is built into Windows. ODBC is provided for Linux via third-party products, notably unixODBC.</text:span><text:span text:style-name="T83"><text:note text:id="ftn32" text:note-class="footnote"><text:note-citation>32</text:note-citation><text:note-body><text:p text:style-name="P213">http://www.unixodbc.org/</text:p></text:note-body></text:note></text:span><text:span text:style-name="T83"> <text:s/>However, the ODBC system also requires a database-specific driver, and sometimes this is fiddly.</text:span></text:p>
      <text:p text:style-name="P10"><text:span text:style-name="T8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3"><text:note text:id="ftn33" text:note-class="footnote"><text:note-citation>33</text:note-citation><text:note-body><text:p text:style-name="P213">https://www.microsoft.com/en-gb/download/details.aspx?id=11774</text:p></text:note-body></text:note></text:span><text:span text:style-name="T83"> (2) jTDS is an open-source Type 4 JDBC driver for SQL Server (based on FreeTDS).</text:span><text:span text:style-name="T83"><text:note text:id="ftn34" text:note-class="footnote"><text:note-citation>34</text:note-citation><text:note-body><text:p text:style-name="P213">http://jtds.sourceforge.net/</text:p></text:note-body></text:note></text:span><text:span text:style-name="T8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1945035759232879561" text:style-name="L9">
        <text:list-item>
          <text:p text:style-name="P255"><text:span text:style-name="T63">For MySQL: if you want to install a fast option, use </text:span><text:span text:style-name="T31">MySQL Connector/Python</text:span><text:span text:style-name="T63"> or </text:span><text:span text:style-name="T31">MySQLdb</text:span><text:span text:style-name="T63">.</text:span><text:span text:style-name="T31"> </text:span><text:span text:style-name="T63">If you want to avoid dependencies, use </text:span><text:span text:style-name="T39">MySQL Connector/Python </text:span><text:span text:style-name="T74">or </text:span><text:span text:style-name="T31">PyMySQL</text:span><text:span text:style-name="T63">.</text:span></text:p>
        </text:list-item>
        <text:list-item>
          <text:p text:style-name="P256"><text:span text:style-name="T78">F</text:span><text:span text:style-name="T75">or SQL Server: under Linux, use FreeTDS and the combination of </text:span><text:span text:style-name="T41">django-pyodbc-azure</text:span><text:span text:style-name="T75"> (for Django) and </text:span><text:span text:style-name="T41">pymssql</text:span><text:span text:style-name="T75"> (for SQLAlchemy). </text:span><text:span text:style-name="T77">If you get a connection error, as per the SQL Server bug above, get your admin to sort it out. </text:span><text:span text:style-name="T75">Under Windows, </text:span><text:span text:style-name="T79">for Django use </text:span><text:span text:style-name="T42">django-pyodbc-azure </text:span><text:span text:style-name="T79">and for SQLAlchemy use </text:span><text:span text:style-name="T42">pyodbc, </text:span><text:span text:style-name="T79">both </text:span><text:span text:style-name="T75">via Windows ODBC.</text:span></text:p>
        </text:list-item>
        <text:list-item>
          <text:p text:style-name="P256"><text:span text:style-name="T75">For PostgreSQL: use </text:span><text:span text:style-name="T41">psycopg2</text:span><text:span text:style-name="T75">, though you may have to install prerequisites (e.g. download and install a dummy copy of PostgreSQL!).</text:span></text:p>
        </text:list-item>
      </text:list>
      <text:p text:style-name="P12">CRATE <text:span text:style-name="T194">doesn’t bundle in database drivers, since they are OS-specific in many instances</text:span><text:span text:style-name="T76">, </text:span><text:span text:style-name="T80">and can be installed as required by the user.</text:span></text:p>
      <text:p text:style-name="P8">Note that the default TCP/IP ports are: MySQL 3306, SQL Server 1433, PostgreSQL 5432.</text:p>
      <text:h text:style-name="P287" text:outline-level="1">Data prerequisites</text:h>
      <text:list xml:id="list5207044431934685854" text:style-name="L10">
        <text:list-item>
          <text:p text:style-name="P257">There should be a database-wide integer patient ID field, present in every table (or view, if you need to add it) containing patient-identifiable data. <text:span text:style-name="T200">Tables should have an index on this field, for speed.</text:span></text:p>
        </text:list-item>
        <text:list-item>
          <text:p text:style-name="P254">For non-patient tables, it is usually faster to have an integer primary key (particularly in a multiprocessing environment, where CRATE divides up the work in part by PK). However, this is not obligatory.</text:p>
        </text:list-item>
      </text:list>
      <text:h text:style-name="P288"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0">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6">Python code, i.e. CRATE itself</text:p>
          </table:table-cell>
          <table:table-cell table:style-name="Table2.B1" office:value-type="string">
            <text:p text:style-name="P56">Cross-platform</text:p>
          </table:table-cell>
        </table:table-row>
        <table:table-row>
          <table:table-cell table:style-name="Table2.A2" office:value-type="string">
            <text:p text:style-name="P56">Database connections</text:p>
          </table:table-cell>
          <table:table-cell table:style-name="Table2.B2" office:value-type="string">
            <text:p text:style-name="P56">All configurable, and Windows connections available for all. MySQL supported under Windows.</text:p>
          </table:table-cell>
        </table:table-row>
        <table:table-row>
          <table:table-cell table:style-name="Table2.A2" office:value-type="string">
            <text:p text:style-name="P56">Text extraction tools</text:p>
          </table:table-cell>
          <table:table-cell table:style-name="Table2.B2" office:value-type="string">
            <text:p text:style-name="P57">The Linux tools used are unrtf (.RTF), pdftotext (.PDF), antiword (.DOC), strings (anything). They are generally very fast. CRATE calls them by name.</text:p>
            <text:list xml:id="list7040391191810765522" text:style-name="L11">
              <text:list-item>
                <text:p text:style-name="P303">unrtf is available for Windows (license: GPL).<text:note text:id="ftn36" text:note-class="footnote"><text:note-citation>36</text:note-citation><text:note-body><text:p text:style-name="P219">https://www.gnu.org/software/unrtf/; http://gnuwin32.sourceforge.net/packages/unrtf.htm</text:p></text:note-body></text:note></text:p>
              </text:list-item>
              <text:list-item>
                <text:p text:style-name="P303"><text:soft-page-break/>pdftotext is available for Windows as part of Xpdf (license: GPL).<text:note text:id="ftn37" text:note-class="footnote"><text:note-citation>37</text:note-citation><text:note-body><text:p text:style-name="P219">http://www.foolabs.com/xpdf/</text:p></text:note-body></text:note></text:p>
              </text:list-item>
              <text:list-item>
                <text:p text:style-name="P303">antiword<text:note text:id="ftn38" text:note-class="footnote"><text:note-citation>38</text:note-citation><text:note-body><text:p text:style-name="P219">http://www.winfield.demon.nl/</text:p></text:note-body></text:note> can be compiled for Windows and is available as a binary.<text:note text:id="ftn39" text:note-class="footnote"><text:note-citation>39</text:note-citation><text:note-body><text:p text:style-name="P219">http://www-stud.rbi.informatik.uni-frankfurt.de/~markus/antiword/</text:p></text:note-body></text:note></text:p>
              </text:list-item>
              <text:list-item>
                <text:p text:style-name="P303">strings has an equivalent for Windows.<text:note text:id="ftn40" text:note-class="footnote"><text:note-citation>40</text:note-citation><text:note-body><text:p text:style-name="P219">https://technet.microsoft.com/en-us/sysinternals/bb897439.aspx</text:p></text:note-body></text:note></text:p>
              </text:list-item>
            </text:list>
            <text:p text:style-name="P75">Users on Windows should install these tools so that they’re visible to CRATE via the PATH.</text:p>
          </table:table-cell>
        </table:table-row>
        <table:table-row>
          <table:table-cell table:style-name="Table2.A2" office:value-type="string">
            <text:p text:style-name="P57">Web framework (Gunicorn, with e.g. Apache as a front end)</text:p>
          </table:table-cell>
          <table:table-cell table:style-name="Table2.B2" office:value-type="string">
            <text:p text:style-name="P141"><text:span text:style-name="T97">Gunicorn is UNIX-only, </text:span><text:span text:style-name="T99">although happily it installs without complaint on Windows, so we don’t need to exclude it from the dependencies</text:span><text:span text:style-name="T97">. </text:span></text:p>
            <text:p text:style-name="P141"><text:span text:style-name="T97"><text:tab/></text:span><text:span text:style-name="T98">Alternatives include: (1) CherryPy. This is pure Python. It supports SSL </text:span><text:span text:style-name="T101">and serves static files</text:span><text:span text:style-name="T98">. Let’s use it. </text:span><text:span text:style-name="T100">(2) </text:span><text:span text:style-name="T105">uWSGI: </text:span><text:span text:style-name="T106">written in C and requires Cygwin; </text:span><text:span text:style-name="T105">probably overly complex. </text:span><text:span text:style-name="T107">(3) </text:span><text:span text:style-name="T105">Waitress.</text:span><text:span text:style-name="T105"><text:note text:id="ftn41" text:note-class="footnote"><text:note-citation>41</text:note-citation><text:note-body><text:p text:style-name="P221">https://pylons.readthedocs.org/projects/waitress/en/latest/</text:p></text:note-body></text:note></text:span><text:span text:style-name="T105"> This doesn’t support SSL but does support reverse proxying.</text:span></text:p>
            <text:p text:style-name="P139"><text:span text:style-name="T96"><text:tab/>CherryPy works nicely; </text:span><text:span text:style-name="T102">I’ve set up </text:span><text:span text:style-name="T96">a launch script and default configuration.</text:span><text:span text:style-name="T96"><text:note text:id="ftn42" text:note-class="footnote"><text:note-citation>42</text:note-citation><text:note-body><text:p text:style-name="P226">But see also: https://baxeico.wordpress.com/2013/10/13/django-on-windows/; http://tools.cherrypy.org/wiki/WindowsService</text:p></text:note-body></text:note></text:span><text:span text:style-name="T96"> </text:span><text:span text:style-name="T108">This is also suitable for Linux use.</text:span><text:span text:style-name="T111"> </text:span><text:span text:style-name="T112">It uses a thread pool by default for its HTTP server. </text:span><text:span text:style-name="T114">It runs as a django manage.py command, so use it as </text:span><text:span text:style-name="T110">crate_django_manage runcpserver</text:span><text:span text:style-name="T114">.</text:span></text:p>
          </table:table-cell>
        </table:table-row>
        <table:table-row>
          <table:table-cell table:style-name="Table2.A2" office:value-type="string">
            <text:p text:style-name="P56">Celery</text:p>
          </table:table-cell>
          <table:table-cell table:style-name="Table2.B2" office:value-type="string">
            <text:p text:style-name="P56">Celery is in Python, so is cross-platform. It can be run as a daemon/service under Windows, using the Windows built-in Task Scheduler.<text:note text:id="ftn43" text:note-class="footnote"><text:note-citation>43</text:note-citation><text:note-body><text:p text:style-name="P219">http://docs.celeryproject.org/en/latest/tutorials/daemonizing.html; https://www.calazan.com/windows-tip-run-applications-in-the-background-using-task-scheduler/; <text:span text:style-name="T120">you use the virtualenv’s ‘crate/bin/celeryd’ as the process.</text:span></text:p></text:note-body></text:note> <text:span text:style-name="T121">Services can also be installed from Python.</text:span><text:span text:style-name="T121"><text:note text:id="ftn44" text:note-class="footnote"><text:note-citation>44</text:note-citation><text:note-body><text:p text:style-name="P244">Use ‘pip install pypiwin32’. <text:span text:style-name="T12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6"/>
            <text:p text:style-name="P58">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6">RabbitMQ</text:p>
          </table:table-cell>
          <table:table-cell table:style-name="Table2.B2" office:value-type="string">
            <text:p text:style-name="P56">RabbitMQ supports Windows directly and runs as a service.<text:note text:id="ftn45" text:note-class="footnote"><text:note-citation>45</text:note-citation><text:note-body><text:p text:style-name="P219">https://www.rabbitmq.com/install-windows.html</text:p></text:note-body></text:note></text:p>
          </table:table-cell>
        </table:table-row>
        <table:table-row>
          <table:table-cell table:style-name="Table2.A2" office:value-type="string">
            <text:p text:style-name="P67">supervisord</text:p>
          </table:table-cell>
          <table:table-cell table:style-name="Table2.B2" office:value-type="string">
            <text:p text:style-name="P66">supervisord is used under Linux to control (a) celery and (b) gunicorn. <text:span text:style-name="T115">It does not run under Windows.</text:span><text:span text:style-name="T115"><text:note text:id="ftn46" text:note-class="footnote"><text:note-citation>46</text:note-citation><text:note-body><text:p text:style-name="P224">http://supervisord.org/introduction.html#platform-requirements ; <text:span text:style-name="T123">though see http://stackoverflow.com/questions/7629813 as you can run supervisord under Cygwin.</text:span></text:p></text:note-body></text:note></text:span><text:span text:style-name="T115"> Under Windows, we need to run (a) celery and (b) CherryPy. </text:span>For Celery, this function is replaced by the Windows Task Scheduler. <text:span text:style-name="T116">For CherryPy, there is also a daemon script. It can be run from the command line with </text:span><text:span text:style-name="T38">python -c “from cherrypy.daemon import run; run()”</text:span>. <text:span text:style-name="T179">(An aside: note also Monit; not free, but potentially good, in the UNIX environment.</text:span><text:span text:style-name="T179"><text:note text:id="ftn47" text:note-class="footnote"><text:note-citation>47</text:note-citation><text:note-body><text:p text:style-name="P222">https://mmonit.com/</text:p></text:note-body></text:note></text:span><text:span text:style-name="T179">) See also django-windows-tools.</text:span><text:span text:style-name="T179"><text:note text:id="ftn48" text:note-class="footnote"><text:note-citation>48</text:note-citation><text:note-body><text:p text:style-name="P243">http://django-windows-tools.readthedocs.org/en/latest/index.html; <text:span text:style-name="T178">this seems to be Python 2 only (as of 2016-05-11).</text:span></text:p></text:note-body></text:note></text:span></text:p>
            <text:p text:style-name="P68"><text:tab/>The practical answer was to write a small Windows service that runs other processes.</text:p>
          </table:table-cell>
        </table:table-row>
        <table:table-row>
          <table:table-cell table:style-name="Table2.A2" office:value-type="string">
            <text:p text:style-name="P62">MySQL standalone auditor</text:p>
          </table:table-cell>
          <table:table-cell table:style-name="Table2.B2" office:value-type="string">
            <text:p text:style-name="P63"><text:span text:style-name="T119">D</text:span>itched; MySQL now supports adequate auditing itself. In mysql.cnf:</text:p>
            <text:list xml:id="list3324444104767511662" text:style-name="L12">
              <text:list-item>
                <text:p text:style-name="P304">Set ‘log_output = TABLE’ (to use the table mysql.general_log), ‘log_output = FILE’ (to use the file specified by the ‘general_log_file’ variable), or ‘log_output = FILE,TABLE’ for both.</text:p>
              </text:list-item>
              <text:list-item>
                <text:p text:style-name="P304">Set ‘general_log = 1’. </text:p>
              </text:list-item>
            </text:list>
            <text:p text:style-name="P140"><text:span text:style-name="T103">Restart MySQL.</text:span><text:span text:style-name="T103"><text:note text:id="ftn49" text:note-class="footnote"><text:note-citation>49</text:note-citation><text:note-body><text:p text:style-name="P223">https://dev.mysql.com/doc/refman/5.7/en/log-destinations.html</text:p></text:note-body></text:note></text:span><text:span text:style-name="T103"> </text:span><text:span text:style-name="T104">The </text:span><text:span text:style-name="T109">TABLE </text:span><text:span text:style-name="T11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5">Library dependencies</text:p>
          </table:table-cell>
          <table:table-cell table:style-name="Table2.B2" office:value-type="string">
            <text:p text:style-name="P64">DOCX extraction prefer<text:span text:style-name="T124">red</text:span> to use python-docx, <text:span text:style-name="T124">which uses lxml, which has C dependencies and is therefore fiddly to install on arbitrary Windows systems (i.e. is not guaranteed to be installed by pip). One option would be for the user to install lxml from e.g. a binary repository</text:span><text:span text:style-name="T124"><text:note text:id="ftn50" text:note-class="footnote"><text:note-citation>50</text:note-citation><text:note-body><text:p text:style-name="P225">http://www.lfd.uci.edu/~gohlke/pythonlibs/#lxml</text:p></text:note-body></text:note></text:span><text:span text:style-name="T124">,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2213437988678837754" text:style-name="L13">
        <text:list-item>
          <text:p text:style-name="P258">Cataloguing databases: <text:span text:style-name="T125">easy.</text:span></text:p>
        </text:list-item>
        <text:list-item>
          <text:p text:style-name="P25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5">and ischema_names. For dialect-specific things, you find ‘LONGBLOB’ (</text:span><text:span text:style-name="T137">str) and ‘LONGBLOB()’ (repr). Dealt with by using the str(coltype) method and adding a reverse lookup via SQLAlchemy dialect.</text:span></text:p>
        </text:list-item>
        <text:list-item>
          <text:p text:style-name="P260"><text:soft-page-break/>SQL field comments: there is no standard cross-database way.<text:note text:id="ftn51" text:note-class="footnote"><text:note-citation>51</text:note-citation><text:note-body><text:p text:style-name="P235">https://bitbucket.org/zzzeek/sqlalchemy/issues/1546/feature-request-commenting-db-objects , <text:span text:style-name="T142">including my compilation of methods for different backends.</text:span></text:p></text:note-body></text:note> <text:span text:style-name="T142">The web interface c</text:span>ould read comments from the DD, <text:span text:style-name="T14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61">Iteration by rows: <text:span text:style-name="T134">if memory constraints become a real problem, </text:span>consider yield_per(); note that some DBAPIs fetch all rows anyway <text:span text:style-name="T133">even if you use cursor.fetchone()</text:span>.<text:note text:id="ftn52" text:note-class="footnote"><text:note-citation>52</text:note-citation><text:note-body><text:p text:style-name="P22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62"><text:span text:style-name="T136">INSERT... ON DUPLICATE KEY UPDATE: tricky.</text:span><text:span text:style-name="T136"><text:note text:id="ftn53" text:note-class="footnote"><text:note-citation>53</text:note-citation><text:note-body><text:p text:style-name="P22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6">http://stackoverflow.com/questions/1382469/sqlalchemy-easy-way-to-insert-or-update</text:span> https://bitbucket.org/zzzeek/sqlalchemy/issues/960</text:p></text:note-body></text:note></text:span><text:span text:style-name="T136"> </text:span><text:span text:style-name="T138">Used a custom dire</text:span><text:span text:style-name="T139">ctive (with compile-specific-to-MySQL option) to append SQL.</text:span></text:p>
        </text:list-item>
        <text:list-item>
          <text:p text:style-name="P263">Character set: tricky. <text:span text:style-name="T141">Getting this wrong leads to MySQL ‘1336, Incorrect string value’ errors or Python ‘UnicodeEncodeError’ errors on insert. MySQL has character set/collation settings for: client, server, database, table, column...</text:span><text:span text:style-name="T141"><text:note text:id="ftn54" text:note-class="footnote"><text:note-citation>54</text:note-citation><text:note-body><text:p text:style-name="P237">To view: http://makandracards.com/makandra/2529-show-and-change-mysql-default-character-set .</text:p></text:note-body></text:note></text:span><text:span text:style-name="T141"> In SQLAlchemy, specify the character set for the connection and, particularly, for creating the destination table.</text:span><text:span text:style-name="T141"><text:note text:id="ftn55" text:note-class="footnote"><text:note-citation>55</text:note-citation><text:note-body><text:p text:style-name="P237">See http://docs.sqlalchemy.org/en/latest/dialects/mysql.html . Specify options like <text:span text:style-name="T140">mysql_charset either in the Table() definition (SQLAlchemy Core) or the __table_args__ dictionary (SQLAlchemy ORM): http://stackoverflow.com/questions/8971960.</text:span></text:p></text:note-body></text:note></text:span><text:span text:style-name="T141"> </text:span><text:span text:style-name="T26">Database URLs should include ‘?charset=utf8’ or similar, </text:span><text:span text:style-name="T60">and the rest is handled internally.</text:span></text:p>
        </text:list-item>
        <text:list-item>
          <text:p text:style-name="P262">CREATE FULLTEXT INDEX: MySQL-specific.<text:note text:id="ftn56" text:note-class="footnote"><text:note-citation>56</text:note-citation><text:note-body><text:p text:style-name="P227">http://stackoverflow.com/questions/14971619/proper-use-of-mysql-full-text-search-with-sqlalchemy</text:p></text:note-body></text:note> <text:span text:style-name="T132">PostgreSQL supports full-text indexing but uses different methods.</text:span><text:span text:style-name="T132"><text:note text:id="ftn57" text:note-class="footnote"><text:note-citation>57</text:note-citation><text:note-body><text:p text:style-name="P234">http://www.postgresql.org/docs/9.1/static/textsearch-tables.html</text:p></text:note-body></text:note></text:span><text:span text:style-name="T132"> Handled with dialect-specific code.</text:span></text:p>
        </text:list-item>
        <text:list-item>
          <text:p text:style-name="P264"><text:span text:style-name="T22">MySQL settings: configure using /</text:span><text:span text:style-name="T23">etc/mysql/</text:span><text:span text:style-name="T22">my.cnf </text:span><text:span text:style-name="T23">or equivalent</text:span><text:span text:style-name="T22">. </text:span><text:span text:style-name="T128">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29">≤5.5.6 and false by default for ≥5.5.7</text:span><text:span text:style-name="T128">.</text:span><text:span text:style-name="T128"><text:note text:id="ftn58" text:note-class="footnote"><text:note-citation>58</text:note-citation><text:note-body><text:p text:style-name="P232"><text:bookmark-start text:name="__DdeLink__1972_1665690880"/>https://dev.mysql.com/doc/refman/5.7/en/server-system-variables.html<text:bookmark-end text:name="__DdeLink__1972_1665690880"/></text:p></text:note-body></text:note></text:span><text:span text:style-name="T128"> InnoDB can use the Antelope or Barracuda file format;</text:span><text:span text:style-name="T128"><text:note text:id="ftn59" text:note-class="footnote"><text:note-citation>59</text:note-citation><text:note-body><text:p text:style-name="P232">https://dev.mysql.com/doc/refman/5.7/en/innodb-file-format.html</text:p></text:note-body></text:note></text:span><text:span text:style-name="T128"> the default became Barracuda for MySQL </text:span><text:span text:style-name="T129">≥5.7.7; Barracuda is fancier. It supports options like DYNAMIC row formats. As of MySQL 5.7.9, one can specify the default row format.</text:span><text:span text:style-name="T129"><text:note text:id="ftn60" text:note-class="footnote"><text:note-citation>60</text:note-citation><text:note-body><text:p text:style-name="P232">https://dev.mysql.com/doc/refman/5.7/en/innodb-row-format-specification.html</text:p></text:note-body></text:note></text:span><text:span text:style-name="T129"> </text:span><text:span text:style-name="T130">You can dynamically change a table’</text:span><text:span text:style-name="T131">s file and row format.</text:span><text:span text:style-name="T130"><text:note text:id="ftn61" text:note-class="footnote"><text:note-citation>61</text:note-citation><text:note-body><text:p text:style-name="P23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4">ALTER TABLE </text:span><text:span text:style-name="T11">databasename.tablename</text:span><text:span text:style-name="T14"> ROW_FORMAT=DYNAMIC;</text:span></text:p>
      <text:p text:style-name="Code_5f_paragraph"># To confirm:</text:p>
      <text:p text:style-name="Code_5f_paragraph">mysql&gt; <text:span text:style-name="T14">SELECT * FROM information_schema.innodb_sys_tables WHERE </text:span><text:span text:style-name="T24">name</text:span><text:span text:style-name="T14"> = </text:span><text:soft-page-break/><text:span text:style-name="T14">‘</text:span><text:span text:style-name="T11">databasename</text:span><text:span text:style-name="T14">/</text:span><text:span text:style-name="T11">tablename</text:span><text:span text:style-name="T14">’;</text:span></text:p>
      <text:p text:style-name="Code_5f_paragraph"/>
      <text:p text:style-name="Code_5f_paragraph"># To create a database with a specified charset/collation:</text:p>
      <text:p text:style-name="Code_5f_paragraph"><text:span text:style-name="T44">mysql&gt; </text:span><text:span text:style-name="T14">CREATE DATABASE </text:span><text:span text:style-name="T11">somedb</text:span><text:span text:style-name="T44"> </text:span><text:span text:style-name="T14">DEFAULT CHARACTER SET utf8 DEFAULT COLLATE utf8_unicode_ci;</text:span></text:p>
      <text:p text:style-name="Code_5f_paragraph"/>
      <text:p text:style-name="Code_5f_paragraph"><text:span text:style-name="T44"># To alter a table’s character set/</text:span><text:span text:style-name="T58">collation</text:span><text:span text:style-name="T44">:</text:span></text:p>
      <text:p text:style-name="Code_5f_paragraph"># (http://stackoverflow.com/questions/742205)</text:p>
      <text:p text:style-name="Code_5f_paragraph"># (http://stackoverflow.com/questions/766809)</text:p>
      <text:p text:style-name="Code_5f_paragraph"><text:span text:style-name="T44">mysql&gt; </text:span><text:span text:style-name="T14">ALTER TABLE </text:span><text:span text:style-name="T11">sometable</text:span><text:span text:style-name="T14"> CONVERT TO CHARACTER SET utf8 COLLATE utf8_unicode_ci;</text:span></text:p>
      <text:h text:style-name="P289" text:outline-level="1">To do</text:h>
      <text:list xml:id="list1502439208895034096" text:style-name="L14">
        <text:list-item>
          <text:p text:style-name="P265"/>
        </text:list-item>
      </text:list>
      <text:h text:style-name="P290" text:outline-level="1">Troubleshooting</text:h>
      <text:h text:style-name="Heading_20_2" text:outline-level="2">Can’t connect to MySQL, even manually</text:h>
      <text:p text:style-name="P26">See https://dev.mysql.com/doc/refman/5.5/en/problems-connecting.html</text:p>
      <text:h text:style-name="P307" text:outline-level="2">ImportError: No module named ‘{mysqldb, pyodbc, ...}’</text:h>
      <text:p text:style-name="P28">You haven’t installed the right drivers for the database URL(s) that you have specified <text:span text:style-name="T20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08" text:outline-level="2"><text:span text:style-name="T196">[…] </text:span>“Connection is busy with results for another command” <text:span text:style-name="T196">[…]</text:span></text:h>
      <text:p text:style-name="P27">If you see this with Microsoft SQL Server via ODBC/pyodbc, you need to enable Multiple Active Result Sets (MARS), <text:span text:style-name="T198">because for some reason Microsoft think it’s unusual to want more than one cursor open (more than one simultaneous query) to a single database at once.</text:span> <text:span text:style-name="T197">There are several ways:</text:span></text:p>
      <text:list xml:id="list6973033092683858726" text:style-name="L15">
        <text:list-item>
          <text:p text:style-name="P266"><text:span text:style-name="T199">(DOESN’T WORK.) Append “</text:span><text:span text:style-name="T40">;MultipleActiveResultSets=True</text:span><text:span text:style-name="T195">” to the connection URL, e.g. “mssql+pyodbc://@MYDSN;MultipleActiveResultSets=True”. However, although this is documented,</text:span><text:span text:style-name="T195"><text:note text:id="ftn62" text:note-class="footnote"><text:note-citation>62</text:note-citation><text:note-body><text:p text:style-name="P247">https://msdn.microsoft.com/en-us/library/h32h3abf(v=vs.110).aspx</text:p></text:note-body></text:note></text:span><text:span text:style-name="T195"> it didn’t work via pyodbc!</text:span><text:span text:style-name="T195"><text:note text:id="ftn63" text:note-class="footnote"><text:note-citation>63</text:note-citation><text:note-body><text:p text:style-name="P247">Connection string emitted by SQLAlchemy (found by placing a trace within sqlalchemy.engine.default.DefaultDialect.connect): ‘dsn=MY_DSN;MultipleActiveResultSets=True;Trusted_Connection=Yes’.</text:p></text:note-body></text:note></text:span></text:p>
        </text:list-item>
        <text:list-item>
          <text:p text:style-name="P267"><text:span text:style-name="T199">(WORKS.) R</text:span>un the command: <text:span text:style-name="Code_5f_inline"><text:span text:style-name="T21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68">There’s also a registry hack.<text:note text:id="ftn64" text:note-class="footnote"><text:note-citation>64</text:note-citation><text:note-body><text:p text:style-name="P248">http://serverfault.com/questions/302169</text:p></text:note-body></text:note></text:p>
        </text:list-item>
      </text:list>
      <text:h text:style-name="P291"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1676100690482331052" text:style-name="List_20_1">
        <text:list-item>
          <text:p text:style-name="P279">Bug fix for incremental update (previous version inserted rather than updating when the source content had changed); search for update_on_duplicate_key.</text:p>
        </text:list-item>
        <text:list-item>
          <text:p text:style-name="P279">Checks for missing/extra fields in destination.</text:p>
        </text:list-item>
        <text:list-item>
          <text:p text:style-name="P279">“No separator” allowed for get_date_regex_elements(), allowing anonymisation of e.g. 19Mar2015, 19800101.</text:p>
        </text:list-item>
        <text:list-item>
          <text:p text:style-name="P279">New default at_word_boundaries_only=False for get_date_regex_elements(), allowing anonymisation of ISO8601-format dates (e.g. 1980-10-01T0000), etc.</text:p>
        </text:list-item>
        <text:list-item>
          <text:p text:style-name="P279"><text:soft-page-break/>Similar option for get_code_regex_elements().</text:p>
        </text:list-item>
        <text:list-item>
          <text:p text:style-name="P279">Similar option for get_string_regex_elements().</text:p>
        </text:list-item>
        <text:list-item>
          <text:p text:style-name="P279">Options in config to control these.</text:p>
        </text:list-item>
        <text:list-item>
          <text:p text:style-name="P27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79">Audit database/table.</text:p>
        </text:list-item>
        <text:list-item>
          <text:p text:style-name="P279">Create an incremental update to the data dictionary (i.e. existing DD plus any new fields in the source, with safe draft entries).</text:p>
        </text:list-item>
        <text:list-item>
          <text:p text:style-name="P279">Data dictionary optimizations.</text:p>
        </text:list-item>
      </text:list>
      <text:h text:style-name="Heading_20_3" text:outline-level="3">2015-04-25, v0.04</text:h>
      <text:list xml:id="list231202687215058" text:continue-numbering="true" text:style-name="List_20_1">
        <text:list-item>
          <text:p text:style-name="P279">Whole bunch of stuff to cope with a limited computer talking to SQL Server with some idiosyncrasies.</text:p>
        </text:list-item>
      </text:list>
      <text:h text:style-name="Heading_20_3" text:outline-level="3">2015-05-01, v0.05</text:h>
      <text:list xml:id="list231203916086199" text:continue-numbering="true" text:style-name="List_20_1">
        <text:list-item>
          <text:p text:style-name="P279">Ability to vary audit/secret map tablenames.</text:p>
        </text:list-item>
        <text:list-item>
          <text:p text:style-name="P279">Made date element separators broader in anonymisation regex.</text:p>
        </text:list-item>
        <text:list-item>
          <text:p text:style-name="P279">min_string_length_for_errors option</text:p>
        </text:list-item>
        <text:list-item>
          <text:p text:style-name="P279">min_string_length_to_scrub_with option</text:p>
        </text:list-item>
        <text:list-item>
          <text:p text:style-name="P279">words_not_to_scrub option</text:p>
        </text:list-item>
        <text:list-item>
          <text:p text:style-name="P279">bugfix: date regex couldn't cope with years prior to 1900</text:p>
        </text:list-item>
        <text:list-item>
          <text:p text:style-name="P279">gen_all_values_for_patient() was inefficient in that it would process the same source table multiple times to retrieve different fields.</text:p>
        </text:list-item>
        <text:list-item>
          <text:p text:style-name="P279">ddgen_index_fields option</text:p>
        </text:list-item>
        <text:list-item>
          <text:p text:style-name="P279">simplification of get_anon_fragments_from_string()</text:p>
        </text:list-item>
        <text:list-item>
          <text:p text:style-name="P279">SCRUBMETHOD.CODE, particularly for postcodes. (Not very different from SCRUBMETHOD.NUMERIC, but a little different.)</text:p>
        </text:list-item>
        <text:list-item>
          <text:p text:style-name="P279">debug_row_limit applies to patient-based tables (as a per-thread limit); was previously implemented as a per-patient limit, which was silly.</text:p>
        </text:list-item>
        <text:list-item>
          <text:p text:style-name="P279">Indirection step in config for destination/admin databases.</text:p>
        </text:list-item>
        <text:list-item>
          <text:p text:style-name="P279">ddgen_allow_fulltext_indexing option, for old MySQL versions.</text:p>
        </text:list-item>
      </text:list>
      <text:h text:style-name="Heading_20_3" text:outline-level="3">2015-06-25, v0.06</text:h>
      <text:list xml:id="list231203462778551" text:continue-numbering="true" text:style-name="List_20_1">
        <text:list-item>
          <text:p text:style-name="P269">Option: replace_nonspecific_info_with</text:p>
        </text:list-item>
        <text:list-item>
          <text:p text:style-name="P269">Option: scrub_all_numbers_of_n_digits</text:p>
        </text:list-item>
        <text:list-item>
          <text:p text:style-name="P269">Option: scrub_all_uk_postcodes</text:p>
        </text:list-item>
      </text:list>
      <text:h text:style-name="Heading_20_3" text:outline-level="3">2015-07-14, v0.06</text:h>
      <text:list xml:id="list231202072156090" text:continue-numbering="true" text:style-name="List_20_1">
        <text:list-item>
          <text:p text:style-name="P270">bugfix: if a source scrub-from value was a number with value '.', the regex went haywire... so regex builders now check for blanks.</text:p>
        </text:list-item>
      </text:list>
      <text:h text:style-name="P309" text:outline-level="3">2015-07-16, v0.07</text:h>
      <text:list xml:id="list231203901350015" text:continue-numbering="true" text:style-name="List_20_1">
        <text:list-item>
          <text:p text:style-name="P270">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231202225281109" text:continue-numbering="true" text:style-name="List_20_1">
        <text:list-item>
          <text:p text:style-name="P271">SCRUBMETHOD.WORDS renamed SCRUBMETHOD.WORDS</text:p>
        </text:list-item>
        <text:list-item>
          <text:p text:style-name="P271"><text:soft-page-break/>SCRUBMETHOD.PHRASE added</text:p>
        </text:list-item>
        <text:list-item>
          <text:p text:style-name="P271">ddgen_scrubmethod_phrase_fields added</text:p>
        </text:list-item>
      </text:list>
      <text:h text:style-name="Heading_20_3" text:outline-level="3">2015-07-28, v0.09</text:h>
      <text:list xml:id="list231203180305385" text:continue-numbering="true" text:style-name="List_20_1">
        <text:list-item>
          <text:p text:style-name="P270">debug_max_n_patients option, used with gen_patient_ids(), to reduce the number of patients processed for “full rebuild” debugging.</text:p>
        </text:list-item>
        <text:list-item>
          <text:p text:style-name="P270">debug_pid_list option, similarly</text:p>
        </text:list-item>
      </text:list>
      <text:h text:style-name="Heading_20_3" text:outline-level="3">2015-09-02 to 2015-09-13, v0.10</text:h>
      <text:list xml:id="list231203321366420" text:continue-numbering="true" text:style-name="List_20_1">
        <text:list-item>
          <text:p text:style-name="P270">Opt-out mechanism.</text:p>
        </text:list-item>
        <text:list-item>
          <text:p text:style-name="P270">Default hasher changed to SHA256.</text:p>
        </text:list-item>
        <text:list-item>
          <text:p text:style-name="P270">Bugfix to datatypes in delete_dest_rows_with_no_src_row().</text:p>
        </text:list-item>
      </text:list>
      <text:h text:style-name="Heading_20_3" text:outline-level="3">2015-09-16, v0.11</text:h>
      <text:list xml:id="list231203552516795" text:continue-numbering="true" text:style-name="List_20_1">
        <text:list-item>
          <text:p text:style-name="P270">Split main source code for simplicity.</text:p>
        </text:list-item>
      </text:list>
      <text:h text:style-name="Heading_20_3" text:outline-level="3">2015-09-21, v0.12</text:h>
      <text:list xml:id="list231202420273815" text:continue-numbering="true" text:style-name="List_20_1">
        <text:list-item>
          <text:p text:style-name="P270">Database interface renamed from mysqldb to mysql, to allow for PyMySQL support as well (backend details otherwise irrelevant to front-end application).</text:p>
        </text:list-item>
      </text:list>
      <text:h text:style-name="Heading_20_3" text:outline-level="3">2015-10-06, v0.13</text:h>
      <text:list xml:id="list231203261445530" text:continue-numbering="true" text:style-name="List_20_1">
        <text:list-item>
          <text:p text:style-name="P270">Added TRID.</text:p>
        </text:list-item>
      </text:list>
      <text:h text:style-name="Heading_20_3" text:outline-level="3">201<text:span text:style-name="T1">6-03-10</text:span>, v0.1<text:span text:style-name="T1">4.0</text:span></text:h>
      <text:list xml:id="list231203907542977" text:continue-numbering="true" text:style-name="List_20_1">
        <text:list-item>
          <text:p text:style-name="P270">Code cleanup.</text:p>
        </text:list-item>
        <text:list-item>
          <text:p text:style-name="P270">HMAC for RID generation, replacing simpler hashes, for improved security.</text:p>
        </text:list-item>
        <text:list-item>
          <text:p text:style-name="P272">New option: secret_trid_cache_tablename</text:p>
        </text:list-item>
        <text:list-item>
          <text:p text:style-name="P272">Removed option: words_not_to_scrub</text:p>
        </text:list-item>
        <text:list-item>
          <text:p text:style-name="P272">New options: whitelist<text:span text:style-name="T2">_filenames</text:span> (replaces words_not_to_scrub), blacklist<text:span text:style-name="T2">_filenames.</text:span></text:p>
        </text:list-item>
        <text:list-item>
          <text:p text:style-name="P273">Transition from cardinal_pythonlib.rnc_db to SQLAlchemy for anonymiser database interface.</text:p>
        </text:list-item>
        <text:list-item>
          <text:p text:style-name="P274">Environment variable changed from CRATE_LOCAL_SETTINGS to CRATE_WEB_LOCAL_SETTINGS and coded into crate_anon/config/constants.py.</text:p>
        </text:list-item>
        <text:list-item>
          <text:p text:style-name="P275">Web front end now happy getting structure from SQL Server and PostgreSQL.</text:p>
        </text:list-item>
        <text:list-item>
          <text:p text:style-name="P276">Windows support. <text:span text:style-name="T180">Windows XP not supported as Erlang (and thus RabbitMQ) won’t run on it from the distributed binaries. Windows 10 works fine.</text:span></text:p>
        </text:list-item>
        <text:list-item>
          <text:p text:style-name="P277">Semantic versioning.</text:p>
        </text:list-item>
      </text:list>
      <text:h text:style-name="P310" text:outline-level="3">201<text:span text:style-name="T1">6-06-04</text:span>, v0.1<text:span text:style-name="T201">6.0</text:span></text:h>
      <text:list xml:id="list231202675065275" text:continue-numbering="true" text:style-name="List_20_1">
        <text:list-item>
          <text:p text:style-name="P278">Fixes to work properly with SQL Server, including proper automatic conversion of VARCHAR(MAX) and NVARCHAR(MAX) to MySQL TEXT fields. <text:span text:style-name="T183">Note: also </text:span><text:span text:style-name="T185">needs SQLAlchemy 1.1 or higher,</text:span><text:span text:style-name="T185"><text:note text:id="ftn65" text:note-class="footnote"><text:note-citation>65</text:note-citation><text:note-body><text:p text:style-name="P249">https://bitbucket.org/zzzeek/sqlalchemy/issues/3504</text:p></text:note-body></text:note></text:span><text:span text:style-name="T44"> currently available only via (1) fetching source via </text:span><text:span text:style-name="Code_5f_inline"><text:span text:style-name="T211">git clone https://github.com/zzzeek/sqlalchemy</text:span></text:span><text:span text:style-name="T14"> </text:span><text:span text:style-name="T44">and changing into the ‘sqlalchemy’ directory this will create; (2) activating your CRATE virtual environment; (3) </text:span><text:span text:style-name="Code_5f_inline"><text:span text:style-name="T211">pip install .</text:span></text:span><text:span text:style-name="T14"> </text:span><text:span text:style-name="T44">to install SQLAlchemy from your source copy.</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05T23:12:01.692139930</dc:date>
    <meta:editing-duration>P10DT4H37M38S</meta:editing-duration>
    <meta:editing-cycles>621</meta:editing-cycles>
    <dc:creator>Rudolf Cardinal</dc:creator>
    <meta:document-statistic meta:table-count="4" meta:image-count="0" meta:object-count="0" meta:page-count="21" meta:paragraph-count="1152" meta:word-count="8727" meta:character-count="68292" meta:non-whitespace-character-count="5871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